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P29" style:parent-style-name="Normalny" style:family="paragraph">
      <style:paragraph-properties fo:text-align="justify" fo:line-height="150%"/>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style:style>
    <style:style style:name="P73" style:parent-style-name="Normalny" style:family="paragraph">
      <style:paragraph-properties fo:text-align="justify" fo:line-height="150%"/>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style:style>
    <style:style style:name="P89" style:parent-style-name="Normalny" style:family="paragraph">
      <style:paragraph-properties fo:text-align="justify" fo:line-height="150%"/>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479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fo:text-indent="0.2479in"/>
    </style:style>
    <style:style style:name="P1015" style:parent-style-name="Normalny" style:family="paragraph">
      <style:paragraph-properties fo:text-align="justify" fo:line-height="150%"/>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T1018" style:parent-style-name="Domyślnaczcionkaakapitu" style:family="text">
      <style:text-properties fo:background-color="#80FFFF" style:text-underline-type="single" style:text-underline-style="solid" style:text-underline-width="auto" style:text-underline-mode="continuous"/>
    </style:style>
    <style:style style:name="T1019" style:parent-style-name="Domyślnaczcionkaakapitu" style:family="text">
      <style:text-properties style:text-underline-type="single" style:text-underline-style="solid" style:text-underline-width="auto" style:text-underline-mode="continuous"/>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P1285" style:parent-style-name="Normalny" style:family="paragraph">
      <style:paragraph-properties fo:text-align="justify" fo:line-height="150%"/>
    </style:style>
    <style:style style:name="T1286" style:parent-style-name="Domyślnaczcionkaakapitu" style:family="text">
      <style:text-properties fo:background-color="#80FFFF" style:text-underline-type="single" style:text-underline-style="solid" style:text-underline-width="auto" style:text-underline-mode="continuous"/>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T1289" style:parent-style-name="Domyślnaczcionkaakapitu" style:family="text">
      <style:text-properties style:text-underline-type="single" style:text-underline-style="solid" style:text-underline-width="auto" style:text-underline-mode="continuous"/>
    </style:style>
    <style:style style:name="T1290" style:parent-style-name="Domyślnaczcionkaakapitu" style:family="text">
      <style:text-properties fo:background-color="#80FFFF" style:text-underline-type="single" style:text-underline-style="solid" style:text-underline-width="auto" style:text-underline-mode="continuous"/>
    </style:style>
    <style:style style:name="T1291" style:parent-style-name="Domyślnaczcionkaakapitu" style:family="text">
      <style:text-properties style:text-underline-type="single" style:text-underline-style="solid" style:text-underline-width="auto" style:text-underline-mode="continuous"/>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style:style>
    <style:style style:name="P1300" style:parent-style-name="Normalny" style:family="paragraph">
      <style:paragraph-properties fo:text-align="justify" fo:line-height="150%"/>
    </style:style>
    <style:style style:name="P1301" style:parent-style-name="Normalny" style:family="paragraph">
      <style:paragraph-properties fo:text-align="justify" fo:line-height="150%"/>
    </style:style>
    <style:style style:name="P1302" style:parent-style-name="Normalny" style:family="paragraph">
      <style:paragraph-properties fo:text-align="justify" fo:line-height="150%"/>
    </style:style>
    <style:style style:name="P1303" style:parent-style-name="Normalny" style:family="paragraph">
      <style:paragraph-properties fo:text-align="justify" fo:line-height="150%"/>
    </style:style>
    <style:style style:name="P1304" style:parent-style-name="Normalny" style:family="paragraph">
      <style:paragraph-properties fo:text-align="justify" fo:line-height="150%"/>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479in"/>
    </style:style>
    <style:style style:name="P1344" style:parent-style-name="Normalny" style:family="paragraph">
      <style:paragraph-properties fo:text-align="justify" fo:line-height="150%"/>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P1353" style:parent-style-name="Normalny" style:family="paragraph">
      <style:paragraph-properties fo:text-align="justify" fo:line-height="150%"/>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fo:background-color="#80FFFF" style:text-underline-type="single" style:text-underline-style="solid" style:text-underline-width="auto" style:text-underline-mode="continuous"/>
    </style:style>
    <style:style style:name="T1356" style:parent-style-name="Domyślnaczcionkaakapitu" style:family="text">
      <style:text-properties style:text-underline-type="single" style:text-underline-style="solid" style:text-underline-width="auto" style:text-underline-mode="continuous"/>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text-underline-type="single" style:text-underline-style="solid" style:text-underline-width="auto" style:text-underline-mode="continuous"/>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style:style>
    <style:style style:name="T1644" style:parent-style-name="Domyślnaczcionkaakapitu" style:family="text">
      <style:text-properties style:text-underline-type="single" style:text-underline-style="solid" style:text-underline-width="auto" style:text-underline-mode="continuous"/>
    </style:style>
    <style:style style:name="T1645" style:parent-style-name="Domyślnaczcionkaakapitu" style:family="text">
      <style:text-properties fo:background-color="#80FFFF" style:text-underline-type="single" style:text-underline-style="solid" style:text-underline-width="auto" style:text-underline-mode="continuous"/>
    </style:style>
    <style:style style:name="T1646" style:parent-style-name="Domyślnaczcionkaakapitu" style:family="text">
      <style:text-properties style:text-underline-type="single" style:text-underline-style="solid" style:text-underline-width="auto" style:text-underline-mode="continuous"/>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fo:text-indent="0.2479in"/>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T1806" style:parent-style-name="Domyślnaczcionkaakapitu" style:family="text">
      <style:text-properties style:text-underline-type="single" style:text-underline-style="solid" style:text-underline-width="auto" style:text-underline-mode="continuous"/>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T1825" style:parent-style-name="Domyślnaczcionkaakapitu" style:family="text">
      <style:text-properties fo:background-color="#80FFFF"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fo:text-indent="0.2479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font-style="italic" style:font-style-asian="italic" style:font-style-complex="italic"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107"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08"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1"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112"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114"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7"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8"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119"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120" style:parent-style-name="Domyślnaczcionkaakapitu" style:family="text">
      <style:text-properties fo:language="en" fo:country="US" style:language-asian="en" style:country-asian="US" style:language-complex="en" style:country-complex="US"/>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479in"/>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252"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5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56"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257"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58"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259"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62" style:parent-style-name="Domyślnaczcionkaakapitu" style:family="text">
      <style:text-properties style:text-underline-type="single" style:text-underline-style="solid" style:text-underline-width="auto" style:text-underline-mode="continuous"/>
    </style:style>
    <style:style style:name="T2263"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264"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265" style:parent-style-name="Domyślnaczcionkaakapitu" style:family="text">
      <style:text-properties fo:language="en" fo:country="US" style:language-asian="en" style:country-asian="US" style:language-complex="en" style:country-complex="US"/>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T2279" style:parent-style-name="Domyślnaczcionkaakapitu" style:family="text">
      <style:text-properties fo:background-color="#80FFFF" style:text-underline-type="single" style:text-underline-style="solid" style:text-underline-width="auto" style:text-underline-mode="continuous"/>
    </style:style>
    <style:style style:name="P2280" style:parent-style-name="Normalny" style:family="paragraph">
      <style:paragraph-properties fo:text-align="justify" fo:line-height="150%" fo:text-indent="0.2479in"/>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tab-stops>
          <style:tab-stop style:type="left" style:position="0.5736in"/>
        </style:tab-stops>
      </style:paragraph-properties>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tab-stops>
          <style:tab-stop style:type="left" style:position="0.5736in"/>
        </style:tab-stops>
      </style:paragraph-properties>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479in"/>
    </style:style>
    <style:style style:name="P2402" style:parent-style-name="Normalny" style:family="paragraph">
      <style:paragraph-properties fo:text-align="justify" fo:line-height="150%"/>
    </style:style>
    <style:style style:name="T240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404"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05"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406" style:parent-style-name="Domyślnaczcionkaakapitu" style:family="text">
      <style:text-properties style:text-underline-type="single" style:text-underline-style="solid" style:text-underline-width="auto" style:text-underline-mode="continuous"/>
    </style:style>
    <style:style style:name="T2407"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08"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409"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10"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411"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14" style:parent-style-name="Domyślnaczcionkaakapitu" style:family="text">
      <style:text-properties style:text-underline-type="single" style:text-underline-style="solid" style:text-underline-width="auto" style:text-underline-mode="continuous"/>
    </style:style>
    <style:style style:name="T2415"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416"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417" style:parent-style-name="Domyślnaczcionkaakapitu" style:family="text">
      <style:text-properties fo:language="en" fo:country="US" style:language-asian="en" style:country-asian="US" style:language-complex="en" style:country-complex="US"/>
    </style:style>
    <style:style style:name="P2418" style:parent-style-name="Normalny" style:family="paragraph">
      <style:paragraph-properties fo:text-align="justify" fo:line-height="150%" fo:text-indent="0.2479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479in">
        <style:tab-stops>
          <style:tab-stop style:type="left" style:position="3.1569in"/>
        </style:tab-stops>
      </style:paragraph-properties>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fo:text-indent="0.2479in"/>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tab-stops>
          <style:tab-stop style:type="left" style:position="2.2902in"/>
        </style:tab-stops>
      </style:paragraph-properties>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fo:text-indent="0.2479in"/>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479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479in"/>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fo:text-indent="0.2479in"/>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P2566" style:parent-style-name="Normalny" style:family="paragraph">
      <style:paragraph-properties fo:text-align="justify" fo:line-height="150%"/>
    </style:style>
    <style:style style:name="T2567" style:parent-style-name="Domyślnaczcionkaakapitu" style:family="text">
      <style:text-properties style:text-underline-type="single" style:text-underline-style="solid" style:text-underline-width="auto" style:text-underline-mode="continuous"/>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479in"/>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fo:text-indent="0.2479in"/>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style>
    <style:style style:name="P2649" style:parent-style-name="Normalny" style:family="paragraph">
      <style:paragraph-properties fo:text-align="justify" fo:line-height="150%" fo:text-indent="0.2479in">
        <style:tab-stops>
          <style:tab-stop style:type="left" style:position="3.425in"/>
        </style:tab-stops>
      </style:paragraph-properties>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style:style>
    <style:style style:name="T2662" style:parent-style-name="Domyślnaczcionkaakapitu" style:family="text">
      <style:text-properties style:text-underline-type="single" style:text-underline-style="solid" style:text-underline-width="auto" style:text-underline-mode="continuous"/>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style:style>
    <style:style style:name="P2668" style:parent-style-name="Normalny" style:family="paragraph">
      <style:paragraph-properties fo:text-align="justify" fo:line-height="150%"/>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style:style>
    <style:style style:name="P2671" style:parent-style-name="Normalny" style:family="paragraph">
      <style:paragraph-properties fo:text-align="justify" fo:line-height="150%"/>
    </style:style>
    <style:style style:name="P2672" style:parent-style-name="Normalny" style:family="paragraph">
      <style:paragraph-properties fo:text-align="justify" fo:line-height="150%"/>
    </style:style>
    <style:style style:name="P2673" style:parent-style-name="Normalny" style:family="paragraph">
      <style:paragraph-properties fo:text-align="justify" fo:line-height="150%"/>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P2686" style:parent-style-name="Normalny" style:family="paragraph">
      <style:paragraph-properties fo:text-align="justify" fo:line-height="150%"/>
    </style:style>
    <style:style style:name="T2687" style:parent-style-name="Domyślnaczcionkaakapitu" style:family="text">
      <style:text-properties style:text-underline-type="single" style:text-underline-style="solid" style:text-underline-width="auto" style:text-underline-mode="continuous"/>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fo:text-indent="0.2479in">
        <style:tab-stops>
          <style:tab-stop style:type="left" style:position="4.8284in"/>
        </style:tab-stops>
      </style:paragraph-properties>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479in"/>
    </style:style>
    <style:style style:name="T2712" style:parent-style-name="Domyślnaczcionkaakapitu" style:family="text">
      <style:text-properties fo:background-color="#80FFFF"/>
    </style:style>
    <style:style style:name="P2713" style:parent-style-name="Normalny" style:family="paragraph">
      <style:paragraph-properties fo:text-align="justify" fo:line-height="150%" fo:text-indent="0.2479in"/>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P2742" style:parent-style-name="Normalny" style:family="paragraph">
      <style:paragraph-properties fo:text-align="justify" fo:line-height="150%" fo:text-indent="0.2479in"/>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fo:text-indent="0.2479in"/>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fo:text-indent="0.2479in"/>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P2758" style:parent-style-name="Normalny" style:family="paragraph">
      <style:paragraph-properties fo:text-align="justify" fo:line-height="150%" fo:text-indent="0.2479in"/>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479in"/>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479in"/>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479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479in"/>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P2820" style:parent-style-name="Normalny" style:family="paragraph">
      <style:paragraph-properties fo:text-align="justify" fo:line-height="150%" fo:text-indent="0.2479in"/>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479in"/>
    </style:style>
    <style:style style:name="P2846" style:parent-style-name="Normalny" style:family="paragraph">
      <style:paragraph-properties fo:text-align="justify" fo:line-height="150%"/>
    </style:style>
    <style:style style:name="T2847" style:parent-style-name="Domyślnaczcionkaakapitu" style:family="text">
      <style:text-properties style:text-underline-type="single" style:text-underline-style="solid" style:text-underline-width="auto" style:text-underline-mode="continuous"/>
    </style:style>
    <style:style style:name="P2848" style:parent-style-name="Normalny" style:family="paragraph">
      <style:paragraph-properties fo:text-align="justify" fo:line-height="150%" fo:text-indent="0.2479in"/>
    </style:style>
    <style:style style:name="P2849" style:parent-style-name="Normalny" style:family="paragraph">
      <style:paragraph-properties fo:text-align="justify" fo:line-height="150%" fo:text-indent="0.2479in"/>
    </style:style>
    <style:style style:name="P2850" style:parent-style-name="Normalny" style:family="paragraph">
      <style:paragraph-properties fo:text-align="justify" fo:line-height="150%"/>
    </style:style>
    <style:style style:name="T2851" style:parent-style-name="Domyślnaczcionkaakapitu" style:family="text">
      <style:text-properties style:text-underline-type="single" style:text-underline-style="solid" style:text-underline-width="auto" style:text-underline-mode="continuous"/>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479in"/>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P2917" style:parent-style-name="Normalny" style:family="paragraph">
      <style:paragraph-properties fo:text-align="justify" fo:line-height="150%" fo:text-indent="0.2479in"/>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479in"/>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P2949" style:parent-style-name="Normalny" style:family="paragraph">
      <style:paragraph-properties fo:text-align="justify" fo:line-height="150%" fo:text-indent="0.2479in"/>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fo:text-indent="0.2479in"/>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style:style>
    <style:style style:name="T2964" style:parent-style-name="Domyślnaczcionkaakapitu" style:family="text">
      <style:text-properties fo:background-color="#80FFFF"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P2966" style:parent-style-name="Normalny" style:family="paragraph">
      <style:paragraph-properties fo:text-align="justify" fo:line-height="150%" fo:text-indent="0.2479in"/>
    </style:style>
    <style:style style:name="P2967" style:parent-style-name="Normalny" style:family="paragraph">
      <style:paragraph-properties fo:text-align="justify" fo:line-height="150%"/>
    </style:style>
    <style:style style:name="T2968" style:parent-style-name="Domyślnaczcionkaakapitu" style:family="text">
      <style:text-properties style:text-underline-type="single" style:text-underline-style="solid" style:text-underline-width="auto" style:text-underline-mode="continuous"/>
    </style:style>
    <style:style style:name="T2969" style:parent-style-name="Domyślnaczcionkaakapitu" style:family="text">
      <style:text-properties fo:background-color="#80FFFF" style:text-underline-type="single" style:text-underline-style="solid" style:text-underline-width="auto" style:text-underline-mode="continuous"/>
    </style:style>
    <style:style style:name="T2970" style:parent-style-name="Domyślnaczcionkaakapitu" style:family="text">
      <style:text-properties style:text-underline-type="single" style:text-underline-style="solid" style:text-underline-width="auto" style:text-underline-mode="continuous"/>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P2988" style:parent-style-name="Normalny" style:family="paragraph">
      <style:paragraph-properties fo:text-align="justify" fo:line-height="150%" fo:text-indent="0.2479in"/>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fo:text-indent="0.2479in"/>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P3066" style:parent-style-name="Normalny" style:family="paragraph">
      <style:paragraph-properties fo:text-align="justify" fo:line-height="150%" fo:text-indent="0.2479in"/>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P3072" style:parent-style-name="Normalny" style:family="paragraph">
      <style:paragraph-properties fo:text-align="justify" fo:line-height="150%" fo:text-indent="0.2479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fo:text-indent="0.2479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fo:text-indent="0.2479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fo:text-indent="0.2479in"/>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fo:text-indent="0.2479in"/>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479in"/>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P3142" style:parent-style-name="Normalny" style:family="paragraph">
      <style:paragraph-properties fo:text-align="justify" fo:line-height="150%" fo:text-indent="0.2479in"/>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style:style>
    <style:style style:name="T3176" style:parent-style-name="Domyślnaczcionkaakapitu" style:family="text">
      <style:text-properties style:text-underline-type="single" style:text-underline-style="solid" style:text-underline-width="auto" style:text-underline-mode="continuous"/>
    </style:style>
    <style:style style:name="P3177" style:parent-style-name="Normalny" style:family="paragraph">
      <style:paragraph-properties fo:text-align="justify" fo:line-height="150%" fo:text-indent="0.2479in"/>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T3184" style:parent-style-name="Domyślnaczcionkaakapitu" style:family="text">
      <style:text-properties fo:background-color="#80FFFF" style:text-underline-type="single" style:text-underline-style="solid" style:text-underline-width="auto" style:text-underline-mode="continuous"/>
    </style:style>
    <style:style style:name="T3185" style:parent-style-name="Domyślnaczcionkaakapitu" style:family="text">
      <style:text-properties style:text-underline-type="single" style:text-underline-style="solid" style:text-underline-width="auto" style:text-underline-mode="continuous"/>
    </style:style>
    <style:style style:name="T3186" style:parent-style-name="Domyślnaczcionkaakapitu" style:family="text">
      <style:text-properties fo:background-color="#80FFFF" style:text-underline-type="single" style:text-underline-style="solid" style:text-underline-width="auto" style:text-underline-mode="continuous"/>
    </style:style>
    <style:style style:name="T3187" style:parent-style-name="Domyślnaczcionkaakapitu" style:family="text">
      <style:text-properties style:text-underline-type="single" style:text-underline-style="solid" style:text-underline-width="auto" style:text-underline-mode="continuous"/>
    </style:style>
    <style:style style:name="T3188" style:parent-style-name="Domyślnaczcionkaakapitu" style:family="text">
      <style:text-properties fo:background-color="#80FFFF" style:text-underline-type="single" style:text-underline-style="solid" style:text-underline-width="auto" style:text-underline-mode="continuous"/>
    </style:style>
    <style:style style:name="T3189" style:parent-style-name="Domyślnaczcionkaakapitu" style:family="text">
      <style:text-properties style:text-underline-type="single" style:text-underline-style="solid" style:text-underline-width="auto" style:text-underline-mode="continuous"/>
    </style:style>
    <style:style style:name="T3190" style:parent-style-name="Domyślnaczcionkaakapitu" style:family="text">
      <style:text-properties fo:background-color="#80FFFF" style:text-underline-type="single" style:text-underline-style="solid" style:text-underline-width="auto" style:text-underline-mode="continuous"/>
    </style:style>
    <style:style style:name="T3191" style:parent-style-name="Domyślnaczcionkaakapitu" style:family="text">
      <style:text-properties style:text-underline-type="single" style:text-underline-style="solid" style:text-underline-width="auto" style:text-underline-mode="continuous"/>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P3195" style:parent-style-name="Normalny" style:family="paragraph">
      <style:paragraph-properties fo:text-align="justify" fo:line-height="150%" fo:text-indent="0.2479in"/>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fo:text-indent="0.2479in"/>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479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fo:text-indent="0.2479in"/>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fo:text-indent="0.2479in"/>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479in"/>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P3246" style:parent-style-name="Normalny" style:family="paragraph">
      <style:paragraph-properties fo:text-align="justify" fo:line-height="150%" fo:text-indent="0.2479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fo:text-indent="0.2479in"/>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fo:text-indent="0.2479in"/>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479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P3296" style:parent-style-name="Normalny" style:family="paragraph">
      <style:paragraph-properties fo:text-align="justify" fo:line-height="150%" fo:text-indent="0.2479in"/>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479in"/>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fo:text-indent="0.2479in"/>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style:style>
    <style:style style:name="T3303" style:parent-style-name="Domyślnaczcionkaakapitu" style:family="text">
      <style:text-properties style:text-underline-type="single" style:text-underline-style="solid" style:text-underline-width="auto" style:text-underline-mode="continuous"/>
    </style:style>
    <style:style style:name="P3304" style:parent-style-name="Normalny" style:family="paragraph">
      <style:paragraph-properties fo:text-align="justify" fo:line-height="150%" fo:text-indent="0.2479in"/>
    </style:style>
    <style:style style:name="P3305" style:parent-style-name="Normalny" style:family="paragraph">
      <style:paragraph-properties fo:text-align="justify" fo:line-height="150%"/>
    </style:style>
    <style:style style:name="T3306" style:parent-style-name="Domyślnaczcionkaakapitu" style:family="text">
      <style:text-properties style:text-underline-type="single" style:text-underline-style="solid" style:text-underline-width="auto" style:text-underline-mode="continuous"/>
    </style:style>
    <style:style style:name="P3307" style:parent-style-name="Normalny" style:family="paragraph">
      <style:paragraph-properties fo:text-align="justify" fo:line-height="150%" fo:text-indent="0.2479in"/>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fo:text-indent="0.2479in"/>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fo:text-indent="0.2479in"/>
    </style:style>
    <style:style style:name="P3314" style:parent-style-name="Normalny" style:family="paragraph">
      <style:paragraph-properties fo:text-align="justify" fo:line-height="150%" fo:text-indent="0.2479in"/>
    </style:style>
    <style:style style:name="P3315" style:parent-style-name="Normalny" style:family="paragraph">
      <style:paragraph-properties fo:text-align="justify" fo:line-height="150%" fo:text-indent="0.2479in"/>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P3318" style:parent-style-name="Normalny" style:family="paragraph">
      <style:paragraph-properties fo:text-align="justify" fo:line-height="150%" fo:text-indent="0.2479in"/>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fo:text-indent="0.2479in"/>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P3334" style:parent-style-name="Normalny" style:family="paragraph">
      <style:paragraph-properties fo:text-align="justify" fo:line-height="150%" fo:text-indent="0.2479in"/>
    </style:style>
    <style:style style:name="P3335" style:parent-style-name="Normalny" style:family="paragraph">
      <style:paragraph-properties fo:text-align="justify" fo:line-height="150%" fo:text-indent="0.2479in"/>
    </style:style>
    <style:style style:name="P3336" style:parent-style-name="Normalny" style:family="paragraph">
      <style:paragraph-properties fo:text-align="justify" fo:line-height="150%"/>
    </style:style>
    <style:style style:name="T3337" style:parent-style-name="Domyślnaczcionkaakapitu" style:family="text">
      <style:text-properties style:text-underline-type="single" style:text-underline-style="solid" style:text-underline-width="auto" style:text-underline-mode="continuous"/>
    </style:style>
    <style:style style:name="P3338" style:parent-style-name="Normalny" style:family="paragraph">
      <style:paragraph-properties fo:text-align="justify" fo:line-height="150%" fo:text-indent="0.2479in"/>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style:style>
    <style:style style:name="T3341" style:parent-style-name="Domyślnaczcionkaakapitu" style:family="text">
      <style:text-properties style:text-underline-type="single" style:text-underline-style="solid" style:text-underline-width="auto" style:text-underline-mode="continuous"/>
    </style:style>
    <style:style style:name="P3342" style:parent-style-name="Normalny" style:family="paragraph">
      <style:paragraph-properties fo:text-align="justify" fo:line-height="150%" fo:text-indent="0.2479in"/>
    </style:style>
    <style:style style:name="T3343" style:parent-style-name="Domyślnaczcionkaakapitu" style:family="text">
      <style:text-properties fo:background-color="#80FFFF"/>
    </style:style>
    <style:style style:name="P3344" style:parent-style-name="Normalny" style:family="paragraph">
      <style:paragraph-properties fo:text-align="justify" fo:line-height="150%" fo:text-indent="0.2479in"/>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P3352" style:parent-style-name="Normalny" style:family="paragraph">
      <style:paragraph-properties fo:text-align="justify" fo:line-height="150%" fo:text-indent="0.2479in"/>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479in"/>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fo:text-indent="0.2479in"/>
    </style:style>
    <style:style style:name="P3361" style:parent-style-name="Normalny" style:family="paragraph">
      <style:paragraph-properties fo:text-align="justify" fo:line-height="150%"/>
    </style:style>
    <style:style style:name="T3362" style:parent-style-name="Domyślnaczcionkaakapitu" style:family="text">
      <style:text-properties style:text-underline-type="single" style:text-underline-style="solid" style:text-underline-width="auto" style:text-underline-mode="continuous"/>
    </style:style>
    <style:style style:name="P3363" style:parent-style-name="Normalny" style:family="paragraph">
      <style:paragraph-properties fo:text-align="justify" fo:line-height="150%" fo:text-indent="0.2479in"/>
    </style:style>
    <style:style style:name="P3364" style:parent-style-name="Normalny" style:family="paragraph">
      <style:paragraph-properties fo:text-align="justify" fo:line-height="150%"/>
    </style:style>
    <style:style style:name="T3365" style:parent-style-name="Domyślnaczcionkaakapitu" style:family="text">
      <style:text-properties style:text-underline-type="single" style:text-underline-style="solid" style:text-underline-width="auto" style:text-underline-mode="continuous"/>
    </style:style>
    <style:style style:name="P3366" style:parent-style-name="Normalny" style:family="paragraph">
      <style:paragraph-properties fo:text-align="justify" fo:line-height="150%" fo:text-indent="0.2479in"/>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P3371" style:parent-style-name="Normalny" style:family="paragraph">
      <style:paragraph-properties fo:text-align="justify" fo:line-height="150%" fo:text-indent="0.2479in"/>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fo:text-indent="0.2479in"/>
    </style:style>
    <style:style style:name="P3377" style:parent-style-name="Normalny" style:family="paragraph">
      <style:paragraph-properties fo:text-align="justify" fo:line-height="150%" fo:text-indent="0.2479in"/>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fo:text-indent="0.2479in"/>
    </style:style>
    <style:style style:name="P3381" style:parent-style-name="Normalny" style:family="paragraph">
      <style:paragraph-properties fo:text-align="justify" fo:line-height="150%"/>
    </style:style>
    <style:style style:name="T3382" style:parent-style-name="Domyślnaczcionkaakapitu" style:family="text">
      <style:text-properties style:text-underline-type="single" style:text-underline-style="solid" style:text-underline-width="auto" style:text-underline-mode="continuous"/>
    </style:style>
    <style:style style:name="P3383" style:parent-style-name="Normalny" style:family="paragraph">
      <style:paragraph-properties fo:text-align="justify" fo:line-height="150%" fo:text-indent="0.2479in"/>
    </style:style>
    <style:style style:name="P3384" style:parent-style-name="Normalny" style:family="paragraph">
      <style:paragraph-properties fo:text-align="justify" fo:line-height="150%" fo:text-indent="0.2479in"/>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fo:text-indent="0.2479in"/>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P3391" style:parent-style-name="Normalny" style:family="paragraph">
      <style:paragraph-properties fo:text-align="justify" fo:line-height="150%" fo:text-indent="0.2479in"/>
    </style:style>
    <style:style style:name="P3392" style:parent-style-name="Normalny" style:family="paragraph">
      <style:paragraph-properties fo:text-align="justify" fo:line-height="150%" fo:text-indent="0.2479in"/>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P3397" style:parent-style-name="Normalny" style:family="paragraph">
      <style:paragraph-properties fo:text-align="justify" fo:line-height="150%" fo:text-indent="0.2479in"/>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fo:text-indent="0.2479in"/>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fo:text-indent="0.2479in"/>
    </style:style>
    <style:style style:name="T3408" style:parent-style-name="Domyślnaczcionkaakapitu" style:family="text">
      <style:text-properties fo:background-color="#80FFFF"/>
    </style:style>
    <style:style style:name="P3409" style:parent-style-name="Normalny" style:family="paragraph">
      <style:paragraph-properties fo:text-align="justify" fo:line-height="150%" fo:text-indent="0.2479in"/>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479in"/>
    </style:style>
    <style:style style:name="P3416" style:parent-style-name="Normalny" style:family="paragraph">
      <style:paragraph-properties fo:text-align="justify" fo:line-height="150%" fo:text-indent="0.2479in"/>
    </style:style>
    <style:style style:name="T3417" style:parent-style-name="Domyślnaczcionkaakapitu" style:family="text">
      <style:text-properties fo:background-color="#80FFFF"/>
    </style:style>
    <style:style style:name="P3418" style:parent-style-name="Normalny" style:family="paragraph">
      <style:paragraph-properties fo:text-align="justify" fo:line-height="150%" fo:text-indent="0.2479in"/>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P3423" style:parent-style-name="Normalny" style:family="paragraph">
      <style:paragraph-properties fo:text-align="justify" fo:line-height="150%" fo:text-indent="0.2479in"/>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style:style>
    <style:style style:name="T3435" style:parent-style-name="Domyślnaczcionkaakapitu" style:family="text">
      <style:text-properties style:text-underline-type="single" style:text-underline-style="solid" style:text-underline-width="auto" style:text-underline-mode="continuous"/>
    </style:style>
    <style:style style:name="P3436" style:parent-style-name="Normalny" style:family="paragraph">
      <style:paragraph-properties fo:text-align="justify" fo:line-height="150%" fo:text-indent="0.2479in"/>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P3440" style:parent-style-name="Normalny" style:family="paragraph">
      <style:paragraph-properties fo:text-align="justify" fo:line-height="150%" fo:text-indent="0.2479in"/>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P3450" style:parent-style-name="Normalny" style:family="paragraph">
      <style:paragraph-properties fo:text-align="justify" fo:line-height="150%" fo:text-indent="0.2479in"/>
    </style:style>
    <style:style style:name="P3451" style:parent-style-name="Normalny" style:family="paragraph">
      <style:paragraph-properties fo:text-align="justify" fo:line-height="150%" fo:text-indent="0.2479in"/>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fo:text-indent="0.2479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fo:text-indent="0.2479in"/>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fo:text-indent="0.2479in"/>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style:style>
    <style:style style:name="T3465" style:parent-style-name="Domyślnaczcionkaakapitu" style:family="text">
      <style:text-properties style:text-underline-type="single" style:text-underline-style="solid" style:text-underline-width="auto" style:text-underline-mode="continuous"/>
    </style:style>
    <style:style style:name="P3466" style:parent-style-name="Normalny" style:family="paragraph">
      <style:paragraph-properties fo:text-align="justify" fo:line-height="150%" fo:text-indent="0.2479in"/>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Młodzieży</text:p>
      <text:p text:style-name="P3">TYTUŁ= STENOGRAM z pierwszego posiedzenia Podzespołu do spraw Młodzieży</text:p>
      <text:p text:style-name="P4">DATA= 16 lutego 1989 r.</text:p>
      <text:p text:style-name="P5">SYGNATURA=<text:s/></text:p>
      <text:p text:style-name="P6">INW= 46037</text:p>
      <text:p text:style-name="P7">TEKST=<text:s/></text:p>
      <text:p text:style-name="P8">Stenogram<text:s/><text:span text:style-name="T9">z</text:span><text:s/>obra<text:span text:style-name="T10">d</text:span><text:s/>Podzes<text:span text:style-name="T11">po</text:span>łu do spraw Młodzieży<text:s/>„okrągłego stołu”<text:s/>odbytego<text:s/><text:span text:style-name="T12">d</text:span>n<text:span text:style-name="T13">ia</text:span><text:s/>1<text:span text:style-name="T14">6</text:span><text:s/>lutego 1989<text:s/>ro<text:span text:style-name="T15">ku</text:span>.</text:p>
      <text:p text:style-name="P16">/Obr<text:span text:style-name="T17">ad</text:span>o<text:span text:style-name="T18">m</text:span><text:s/><text:span text:style-name="T19">p</text:span>r<text:span text:style-name="T20">z</text:span>e<text:span text:style-name="T21">wod</text:span>ni<text:span text:style-name="T22">czyli</text:span><text:s/>ob. ob.<text:s/><text:span text:style-name="T23">Andrzej Celiński</text:span><text:s/>i<text:s/><text:span text:style-name="T24">Le</text:span><text:span text:style-name="T25">szek</text:span><text:span text:style-name="T26"><text:s/>M</text:span><text:span text:style-name="T27">il</text:span><text:span text:style-name="T28">ler</text:span>/.</text:p>
      <text:p text:style-name="P29"><text:span text:style-name="T30">Ob.</text:span><text:span text:style-name="T31"><text:s/>Le</text:span><text:span text:style-name="T32">sz</text:span><text:span text:style-name="T33">ek Mil</text:span><text:span text:style-name="T34">l</text:span><text:span text:style-name="T35">er</text:span>:</text:p>
      <text:p text:style-name="P36">Proszę państwa, ro<text:span text:style-name="T37">zp</text:span>oczynamy nasz<text:span text:style-name="T38">e</text:span><text:s/>o<text:span text:style-name="T39">b</text:span>r<text:span text:style-name="T40">a</text:span>d<text:span text:style-name="T41">y.</text:span><text:s/>Prosimy, aby przy stole pozostali tyl<text:span text:style-name="T42">k</text:span>o cz<text:span text:style-name="T43">ł</text:span>on<text:span text:style-name="T44">k</text:span>owie delegacji<text:span text:style-name="T45">.</text:span><text:s/><text:span text:style-name="T46">A</text:span><text:s/>obse<text:span text:style-name="T47">r</text:span>watorzy, eksperci, dor<text:span text:style-name="T48">a</text:span>dc<text:span text:style-name="T49">y</text:span>, żeby st<text:span text:style-name="T50">a</text:span>nęli<text:s/><text:span text:style-name="T51">z</text:span><text:s/>tyłu, zar<text:span text:style-name="T52">a</text:span>z będą doniesione krzesełka.</text:p>
      <text:p text:style-name="P53">Proszę państwa, ustaliliśmy pierwszą ważną decy<text:span text:style-name="T54">z</text:span>ję. Otóż strona, którą reprezentuje pan Celiński jest proszona, żeby usiadła na lewo od pana Celińskiego. Natomiast stronę, którą j<text:span text:style-name="T55">a</text:span><text:s/>repreze<text:span text:style-name="T56">nt</text:span>uję, jest proszona, żeby usiadła na prawo ode mnie. Takie przemieszczenie proponujemy dokonać w tej chwili.</text:p>
      <text:p text:style-name="P57">Wszyscy członkowie delegacji zasiedli na swoich miejscach. Bardzo prosimy, bo to pozwoli n<text:span text:style-name="T58">a</text:span>m zor<text:span text:style-name="T59">ie</text:span>ntować się, czy podstawowe wymogi pos<text:span text:style-name="T60">tęp</text:span>owa<text:span text:style-name="T61">nia</text:span><text:s/>mogą zostać spełnione? Proszę orga<text:span text:style-name="T62">ni</text:span>zatorów o dostarczenie większej ilości krzeseł, których w tej chwili brakuje.</text:p>
      <text:p text:style-name="P63">Czy możemy rozpocząć? Sądzę, że istnieje taka możliw<text:span text:style-name="T64">oś</text:span>ć.</text:p>
      <text:p text:style-name="P65">Szanowny Panie Przewodniczący! Szanowni Państwo!</text:p>
      <text:p text:style-name="P66">Pragnę serdecznie po<text:span text:style-name="T67">w</text:span>itać w miej<text:span text:style-name="T68">s</text:span>cu na którym przychodzi debatować nam nad zak<text:span text:style-name="T69">re</text:span>sem tematycznym wynikającym z samej nazwy podzespołu<text:s/>„okrągłego stołu”<text:s/>do spraw mło<text:span text:style-name="T70">dzież</text:span>y.</text:p>
      <text:p text:style-name="P71">Pragnę na początku przedstawić moich kolegów, współtowarzyszy, którzy reprezentują koalicję partyjną i stronę rządową.</text:p>
      <text:p text:style-name="P72">-<text:tab/>Helena Kotkowska, członek Prezydium Centralnego Komitetu Centralnego Komitetu Stronnictwa Demokratycznego, posłanka na Sejm.</text:p>
      <text:p text:style-name="P73">-<text:tab/>Julian Nuckowski, zastępca przewo<text:span text:style-name="T74">dn</text:span>i<text:span text:style-name="T75">cz</text:span>ące<text:span text:style-name="T76">go</text:span><text:s/>Komitetu do spraw Młodzieży i Kultury Fizycznej.</text:p>
      <text:p text:style-name="P77">-<text:tab/>Władysł<text:span text:style-name="T78">a</text:span>w Piasecki, członek Zarządu Głównego PAX.</text:p>
      <text:p text:style-name="P79">-<text:tab/>Eugeniusz Pietrasik, dyrektor Departamentu<text:s/><text:span text:style-name="T80">W</text:span>ycho<text:span text:style-name="T81">w</text:span>ania<text:s/><text:span text:style-name="T82">Ministerstwa</text:span><text:s/>Ed<text:span text:style-name="T83">u</text:span>ka<text:span text:style-name="T84">cj</text:span>i<text:s/><text:span text:style-name="T85">Na</text:span>r<text:span text:style-name="T86">odo</text:span>we<text:span text:style-name="T87">j</text:span>.</text:p>
      <text:p text:style-name="P88">-<text:tab/>Roman Szarek, sekretarz Naczelnego Komitetu Zjednoczonego Stronnictwa Ludowego.</text:p>
      <text:p text:style-name="P89">-<text:tab/>Zbigniew Sob<text:span text:style-name="T90">ot</text:span>ka, zastępca<text:s/><text:span text:style-name="T91">cz</text:span>łonka Biura Politycznego Komitetu Centr<text:span text:style-name="T92">al</text:span>nego PZPR.</text:p>
      <text:p text:style-name="P93">-<text:tab/>Sławomir Wiatr, pracownik naukowy Instytutu Nauk Politycznych Polskiej Akademii Nau<text:span text:style-name="T94">k</text:span>, sekretarz naszego zespołu.</text:p>
      <text:p text:style-name="P95">Obecnie przed<text:span text:style-name="T96">st</text:span>aw<text:span text:style-name="T97">ia</text:span>m kolegów, którzy reprezentują stronę społeczną, organizacje młodzieżowe, Krajowy Związek Kółek i Organizacji Rolniczych oraz związki zawodowe.</text:p>
      <text:p text:style-name="P98">-<text:tab/>Jan Krzemiński, sekr<text:span text:style-name="T99">et</text:span>arz Za<text:span text:style-name="T100">r</text:span>ządu Gł<text:span text:style-name="T101">ów</text:span>nego ZSMP.</text:p>
      <text:p text:style-name="P102">-<text:tab/>Włodzimierz Ławniczak, wiceprzewodni<text:span text:style-name="T103">cz</text:span>ący Rady Naczelnej Zrzeszenia Studentów Polskich.</text:p>
      <text:p text:style-name="P104">-<text:tab/>Krz<text:span text:style-name="T105">ysz</text:span>tof Maksymiuk, działacz związkowy z województwa zamoj<text:span text:style-name="T106">skie</text:span>go, poseł na Sejm.</text:p>
      <text:p text:style-name="P107">-<text:tab/>Anita Matczak, uczennica Liceum Ogólnoks<text:span text:style-name="T108">zt</text:span>ałcącego w Gostyninie, działaczka Związku<text:s/><text:soft-page-break/>Harcerstwa Polskiego.</text:p>
      <text:p text:style-name="P109">-<text:tab/>Andrzej Polok, przedstawiciel Ogó<text:span text:style-name="T110">l</text:span>nopolsk<text:span text:style-name="T111">ie</text:span>go Porozumienia Z<text:span text:style-name="T112">w</text:span>i<text:span text:style-name="T113">ą</text:span>zków Zawodowych.</text:p>
      <text:p text:style-name="P114">-<text:tab/>Franciszek Szalkiewicz, działacz Kr<text:span text:style-name="T115">ajoweg</text:span>o Związku Kółek i Organizacji Rolniczych.</text:p>
      <text:p text:style-name="P116">-<text:tab/>Jerzy Szczygielski, zastępca Naczelnika Związku Har<text:span text:style-name="T117">ce</text:span>rstwa Polskiego.</text:p>
      <text:p text:style-name="P118">-<text:tab/>Bogumił Szreder, członek Prezydium Zarządu Krajowego.</text:p>
      <text:p text:style-name="P119">Przedstaw<text:span text:style-name="T120">ia</text:span>m również Dariusza Szymc<text:span text:style-name="T121">z</text:span>ych<text:span text:style-name="T122">ę</text:span>, który jest rzecznikiem prasowym.</text:p>
      <text:p text:style-name="P123">Ja nazywam się Leszek Miller, jestem sekretarzem Komitetu Centralnego Polskiej<text:s/><text:span text:style-name="T124">Zj</text:span>ednoczon<text:span text:style-name="T125">ej</text:span><text:s/>Partii Robotni<text:span text:style-name="T126">czej</text:span><text:s/>i przyp<text:span text:style-name="T127">a</text:span>dł mi w udziale zaszczyt współprzewodniczen<text:span text:style-name="T128">ia</text:span><text:s/>naszym obradom.</text:p>
      <text:p text:style-name="P129">Szanowni<text:s/>Zebrani!<text:span text:style-name="T130"><text:s/></text:span>Spotykamy s<text:span text:style-name="T131">ię</text:span><text:s/>tu i teraz, aby mówić o sprawach młodego pokolenia Polaków. Uświ<text:span text:style-name="T132">a</text:span>domimy więc sobie, że stanowi ono ponad połowę społeczeń<text:span text:style-name="T133">st</text:span>wa i ponad połowę z<text:span text:style-name="T134">at</text:span>rudn<text:span text:style-name="T135">ionyc</text:span>h<text:s/><text:span text:style-name="T136">w</text:span><text:s/>gospodarce narodowej. Są wśród nas przedstaw<text:span text:style-name="T137">icie</text:span>le różnych środowisk i grup młodzieży, a t<text:span text:style-name="T138">a</text:span>k<text:span text:style-name="T139">że</text:span><text:s/><text:span text:style-name="T140">pr</text:span>ze<text:span text:style-name="T141">d</text:span>sta<text:span text:style-name="T142">w</text:span>i<text:span text:style-name="T143">ci</text:span>ele<text:s/><text:span text:style-name="T144">ins</text:span>ty<text:span text:style-name="T145">tu</text:span>cji p<text:span text:style-name="T146">o</text:span>l<text:span text:style-name="T147">i</text:span>t<text:span text:style-name="T148">y</text:span>c<text:span text:style-name="T149">zn</text:span>ych i pańs<text:span text:style-name="T150">twowy</text:span>ch<text:span text:style-name="T151">,<text:s/></text:span>odpowied<text:span text:style-name="T152">zi</text:span>alnych za ks<text:span text:style-name="T153">zt</text:span>ałt i realizację polityki wobec młodego pokolen<text:span text:style-name="T154">ia</text:span>. Nie możemy jednak stwierd<text:span text:style-name="T155">zi</text:span>ć, że w składzie<text:s/><text:span text:style-name="T156">w</text:span><text:s/>jakim zasiadamy<text:s/><text:span text:style-name="T157">z</text:span>a tym stołem repr<text:span text:style-name="T158">ez</text:span>ent<text:span text:style-name="T159">uj</text:span>emy wszystkie zainteresowane środowiska, a tym bardziej, że ktoś z nas dysponuje monopolem na tą reprezenta<text:span text:style-name="T160">cj</text:span>ę.<text:s/><text:span text:style-name="T161">Z</text:span><text:s/>tą świadomością musimy myśleć i dyskutować w kategoriach globalnych interesów ludzi młodych.</text:p>
      <text:p text:style-name="P162">Nie zasiadamy do tego stołu by bronić status quo. Jesteśmy świadomi i zdecydowani prowadzić głębokie przeobr<text:span text:style-name="T163">aż</text:span>e<text:span text:style-name="T164">n</text:span>ia<text:s/><text:span text:style-name="T165">w</text:span><text:s/>cał<text:span text:style-name="T166">y</text:span>m<text:s/><text:span text:style-name="T167">systemie</text:span><text:s/>s<text:span text:style-name="T168">poł</text:span>e<text:span text:style-name="T169">cz</text:span>no<text:span text:style-name="T170">-</text:span>pol<text:span text:style-name="T171">ityc</text:span>zn<text:span text:style-name="T172">y</text:span>m<text:s/><text:span text:style-name="T173">i</text:span><text:s/>gospodarczym<text:span text:style-name="T174">.</text:span><text:s/>Ab<text:span text:style-name="T175">y</text:span><text:s/>j<text:span text:style-name="T176">e</text:span>dn<text:span text:style-name="T177">a</text:span>k t<text:span text:style-name="T178">a</text:span>ki c<text:span text:style-name="T179">e</text:span>l móg<text:span text:style-name="T180">ł</text:span><text:s/><text:span text:style-name="T181">s</text:span>ię zmater<text:span text:style-name="T182">ia</text:span>lizo<text:span text:style-name="T183">wa</text:span>ć n<text:span text:style-name="T184">a</text:span>sz program musi być realizowany prz<text:span text:style-name="T185">y</text:span><text:s/>aktywnym udziale młodego pokolenia.<text:s/><text:span text:style-name="T186">Z</text:span><text:s/>je<text:span text:style-name="T187">d</text:span>nej strony musi więc<text:s/><text:span text:style-name="T188">być</text:span><text:s/>wyraźnie adresowany do młodzieży, a z drugi<text:span text:style-name="T189">ej</text:span><text:s/>zaś znajdowa<text:span text:style-name="T190">ć</text:span><text:s/>jego akcepta<text:span text:style-name="T191">cj</text:span>ę.</text:p>
      <text:p text:style-name="P192">Od kilku lat świadomi trudnego położenia Polaków poszuk<text:span text:style-name="T193">uj</text:span>emy dróg i programów<text:s/><text:span text:style-name="T194">r</text:span>ozwiązania najbardz<text:span text:style-name="T195">i</text:span>ej palących problemów. Pragnę przypomnieć,<text:s/><text:span text:style-name="T196">ż</text:span>e problematyką tą zajmowało<text:s/><text:span text:style-name="T197">si</text:span>ę w<text:s/>‘82 roku IX plenarne posiedzenie Komitetu Centralnego PZPR. Że w<text:s/>‘83 roku został opracowany i przyjęty przez rząd program poprawy warunków startu życiowego i zawodowego młodzieży. Że wreszcie w<text:s/>‘86 roku Sejm uchwalił ustawę o zasadach udziału młodzieży w życiu państwowym, pol<text:span text:style-name="T198">it</text:span>y<text:span text:style-name="T199">cz</text:span>nym, gospodarczym i kulturalnym kraju. Przyk<text:span text:style-name="T200">ła</text:span>dy te świadczą o znaczeniu z jakim władze traktują sprawy młodego pokolen<text:span text:style-name="T201">ia</text:span>.</text:p>
      <text:p text:style-name="P202">Przystępując do dzisiejszych rozmów nie towarzyszy nam poczucie komfortu i zadowolenia, z<text:s/><text:span text:style-name="T203">dotychczaso</text:span>wych dokonań. Być może lepiej niż inni znamy bariery i hamulce, wszystko co opóźnia realizację naszych zamierzeń. Większość z nich wynika z ogólnej sytuacji kraju. Problemów młodego pokolenia nie da się z tego szerokiego kontekstu wyizolować. Świadomość tych barier powinna towarzyszyć naszym rozmowom.</text:p>
      <text:p text:style-name="P204">Zn<text:span text:style-name="T205">a</text:span>my również dobrze nastr<text:span text:style-name="T206">o</text:span>je i oczekiwania ludzi młodych. Prowadzimy ciągły i otwarty dialog z młodzieżą wszystkich środowisk. Przykłady, zwłaszcza z ostatnich tygodni, są tut<text:span text:style-name="T207">a</text:span>j szczególnie zachęcające. Spotykamy się nie tylko z ostrą krytyką, al<text:span text:style-name="T208">e</text:span><text:s/>także z akceptacją naszych działań<text:s/><text:span text:style-name="T209">z</text:span>e strony poważnej<text:s/><text:span text:style-name="T210">c</text:span>zęści naszej młodzieży oraz<text:s/><text:span text:style-name="T211">z</text:span><text:s/><text:span text:style-name="T212">fo</text:span>rmułowan<text:span text:style-name="T213">ie</text:span>m pewnych konkr<text:span text:style-name="T214">et</text:span>nych postulatów i proponowaniem różnych rozwiązań oraz for<text:span text:style-name="T215">m</text:span><text:s/>udziału młodego pokolenia w życ<text:span text:style-name="T216">i</text:span>u publicznym.</text:p>
      <text:p text:style-name="P217"><text:span text:style-name="T218">Z</text:span><text:s/>własnych doświadczeń i licznych kontaktów z młodzieżą wiem, jak wielką skarbnicą wartości są inicjatywy samej młodzieży<text:span text:style-name="T219">.</text:span><text:s/>Nie chcemy, jak to bywało w przeszłości, ograniczać, reglamentowa<text:span text:style-name="T220">ć</text:span>, bądź nimi ad<text:span text:style-name="T221">mi</text:span>ni<text:span text:style-name="T222">st</text:span>rować. Wszak idea społecz<text:span text:style-name="T223">eńst</text:span>wa<text:s/><text:span text:style-name="T224">ob</text:span>yw<text:span text:style-name="T225">atel</text:span>sk<text:span text:style-name="T226">iego</text:span><text:s/>wynika z wartości humanizmu<text:s/><text:soft-page-break/><text:span text:style-name="T227">socja</text:span>listycznego, w którym człowiek, obywatel, jest<text:s/><text:span text:style-name="T228">do</text:span>brem najwyższy<text:span text:style-name="T229">m</text:span>.</text:p>
      <text:p text:style-name="P230">Jeżeli idea ta jest na<text:span text:style-name="T231">m</text:span><text:s/>bliska, to zastanówmy się wspólnie nad tym, co zrobić, by urzeczywistn<text:span text:style-name="T232">iała</text:span><text:s/>się ona w życiu społecznym, by znajdowała mocny fundament<text:s/><text:span text:style-name="T233">w</text:span><text:s/>procesie wychowania w szkole, w organizacji społecznej, w wojsku, w zakładzie pracy i w uczelni. Bliska jest nam idea consensusu wy<text:span text:style-name="T234">ch</text:span>owawczego w imię najwyższych wartości postępowej myśli społecznej i żywotnych interesów narodu. Spróbujmy ją wspólnie wypełniać<text:s/><text:span text:style-name="T235">no</text:span>wymi treściami.</text:p>
      <text:p text:style-name="P236">Uc<text:span text:style-name="T237">h</text:span>wała i stanowisko przyjęte na X plenum Komitetu Centralnego partii tworzą nowe warunki określonej na IX Zje<text:span text:style-name="T238">ź</text:span>d<text:span text:style-name="T239">z</text:span>ie PZPR strategii demokratyza<text:span text:style-name="T240">cj</text:span>i, porozum<text:span text:style-name="T241">ie</text:span>nia i odnowy. Otwierają one kolejny etap w niełatwym procesie budowania nowego porządku w oparciu o pluralizm związkowy i polityczny. Pluralizacja naszego życia publ<text:span text:style-name="T242">i</text:span>c<text:span text:style-name="T243">z</text:span>n<text:span text:style-name="T244">eg</text:span>o nie rozpoczęła się j<text:span text:style-name="T245">e</text:span>dnak wraz z zakończeniem obrad X plenum.<text:s/><text:span text:style-name="T246">W</text:span><text:s/>ostatnich latach powstało w<text:span text:style-name="T247">ie</text:span>le z<text:span text:style-name="T248">ró</text:span>żni<text:span text:style-name="T249">co</text:span>wanych, światopoglądowych programowo stowarzyszeń i organizacji społecznych, w tym działających wśród młodzieży. Tylko w ostatnich dwóch latach powstało ich ponad 500. Dla przykładu wymienię tu takie org<text:span text:style-name="T250">a</text:span>niz<text:span text:style-name="T251">a</text:span>cje<text:s/><text:span text:style-name="T252">j</text:span>ak: Społeczne Towarzystwo Ośw<text:span text:style-name="T253">iat</text:span>owe, S<text:span text:style-name="T254">tow</text:span>arz<text:span text:style-name="T255">y</text:span>s<text:span text:style-name="T256">ze</text:span>nie K<text:span text:style-name="T257">ato</text:span>lic<text:span text:style-name="T258">k</text:span>i<text:span text:style-name="T259">ej</text:span><text:s/>Młod<text:span text:style-name="T260">zi</text:span>eży A<text:span text:style-name="T261">ka</text:span>d<text:span text:style-name="T262">e</text:span>mic<text:span text:style-name="T263">k</text:span>i<text:span text:style-name="T264">ej,</text:span><text:s/>St<text:span text:style-name="T265">owa</text:span>r<text:span text:style-name="T266">z</text:span>ys<text:span text:style-name="T267">z</text:span>en<text:span text:style-name="T268">ie</text:span><text:s/>Postęp i Demokracja<text:span text:style-name="T269">,</text:span><text:s/>Akademicki Związek Katolicki<text:s/>„Pokolenie<text:span text:style-name="T270">”</text:span><text:span text:style-name="T271">,</text:span><text:s/>Gdański Związek Akademicki<text:s/><text:span text:style-name="T272">„</text:span>Werbum<text:span text:style-name="T273">”</text:span>, Związek Akademicki<text:s/><text:span text:style-name="T274">„</text:span>Młoda Polska”<text:s/>w Poznaniu oraz wiele, wiele innych.</text:p>
      <text:p text:style-name="P275">Proces ten będzie rozwijał się dalej. Nie powinniśmy jednak budować nowych form organ<text:span text:style-name="T276">iz</text:span>ac<text:span text:style-name="T277">yj</text:span>nych<text:s/><text:span text:style-name="T278">s</text:span>połeczeń<text:span text:style-name="T279">st</text:span>wa w opa<text:span text:style-name="T280">r</text:span>ciu o istniejące różnice, bądź wręcz antagonizmy. Jeżeli więc mamy by<text:span text:style-name="T281">ć</text:span><text:s/>pozytywnie ocenieni przez historię, to jedną z n<text:span text:style-name="T282">aj</text:span>ważnie<text:span text:style-name="T283">js</text:span>zych przesłanek tworzenia nowych bytów organizac<text:span text:style-name="T284">yj</text:span>nych, stawać się winno, jak sądzę, nie poszukiwanie tego, co nas różni, ale przede wszy<text:span text:style-name="T285">s</text:span>tkim tego co wobec wyzwań cywilizacyjnych, socjalnych, ekonomicznych, powinno nas łączyć.</text:p>
      <text:p text:style-name="P286">Ogromna częś<text:span text:style-name="T287">ć</text:span><text:s/>społeczeństwa obawia się przecież, aby jedynym rezultatem obrad<text:s/>„okrągłego stołu<text:span text:style-name="T288">”</text:span><text:s/>nie był wyłącznie rejestr podziałów i antagonizmów. Ponieważ przy tym stole mówimy o młodzieży, to myślmy o tym, jak antagonizmy funk<text:span text:style-name="T289">cj</text:span>on<text:span text:style-name="T290">uj</text:span>ące wśród dorosłych nie przenosić i nie utrwalać wśród n<text:span text:style-name="T291">aj</text:span>młods<text:span text:style-name="T292">zy</text:span>ch. By nie wypaczały postaw i charakterów. Nie były źródłem rozdwajania jaźni i moralności. Nie owocowały stresem, frustracją i brakiem poczucia bezpie<text:span text:style-name="T293">cz</text:span>eń<text:span text:style-name="T294">st</text:span>wa.</text:p>
      <text:p text:style-name="P295">Niestety, jesteśmy świadkami przenoszenia różnych napięć, charaktery<text:span text:style-name="T296">st</text:span>y<text:span text:style-name="T297">czn</text:span>ych dla pokoleń ludzi dojrzałych na teren szkoły i uczelni.<text:s/><text:span text:style-name="T298">U</text:span>ważamy, że stanowi to poważne zagrożenie sukcesu<text:s/><text:span text:style-name="T299">„</text:span>okrągłego stołu<text:span text:style-name="T300">”</text:span>. Pluralizm mo<text:span text:style-name="T301">ż</text:span>e być niewątpliwym dobrem, ale nie może by<text:span text:style-name="T302">ć</text:span><text:s/>traktowany jako cel sam<text:s/><text:span text:style-name="T303">w</text:span><text:s/>sobie.<text:s/><text:span text:style-name="T304">A</text:span>b<text:span text:style-name="T305">y</text:span><text:s/><text:span text:style-name="T306">b</text:span>ył skutecznym instrum<text:span text:style-name="T307">e</text:span>ntem realizacji dobra<text:s/><text:span text:style-name="T308">jed</text:span>n<text:span text:style-name="T309">ostk</text:span>o<text:span text:style-name="T310">we</text:span>go i społecznego musi być oparty<text:s/><text:span text:style-name="T311">na</text:span><text:s/><text:span text:style-name="T312">si</text:span>lnym fundamencie normat<text:span text:style-name="T313">yw</text:span>nym, rozumianym nie tylko jako regulacje prawne, ale przede wszystkim jako spójny system wartości kulturowych i moralno-pol<text:span text:style-name="T314">it</text:span>ycznych. Zasiadając do tego stołu musi na<text:span text:style-name="T315">m</text:span><text:s/>towarzyszyć świadomość, że rozpoczynamy długi i nie łatwy proces budo<text:span text:style-name="T316">w</text:span>an<text:span text:style-name="T317">ia</text:span><text:s/>tego fundamentu.</text:p>
      <text:p text:style-name="P318"><text:span text:style-name="T319">Fa</text:span>kt, że wolą stron tworzących<text:s/><text:span text:style-name="T320">„</text:span>okrągły stół”<text:s/>powołany został zesp<text:span text:style-name="T321">ó</text:span>ł do spraw młodzieży, otwiera wielką szansę, za wykorzystan<text:span text:style-name="T322">ie</text:span><text:s/>której odpowiad<text:span text:style-name="T323">an</text:span>y wszyscy tu obecni. Powinniśmy wyjść z tej sali z pewnym wspólnym minimum programowym. To minimum powinno zawierać konkretne propozycje i rozwiązania lub przynajmniej wiarygodną perspektywę dalszego poszukiwania uzgodnień w różnych kwestiach. Nasze myślenie powinno być skierowane w<text:s/><text:span text:style-name="T324">p</text:span>rzyszłość. Spory o oceny przeszłości zostawmy historykom i kombatantom. Interesuje nas przyszłość, bo, jak sądzę, wszyscy zamierzamy spędzić w niej<text:s/><text:soft-page-break/>resztę życia, głównie perspektywami przyszłości zainteresowane jest właśnie młode pokolenie.</text:p>
      <text:p text:style-name="P325">Proponuję zatem, aby w tym gronie wspólnie przedyskutować następujące problemy.</text:p>
      <text:p text:style-name="P326">Po pierwsze, nawiązując do t<text:span text:style-name="T327">e</text:span>go, co powiedziałem w<text:span text:style-name="T328">cz</text:span>eśniej, o wymogach i warunkach wychowania dzieci i młodzieży, proponuję, mając świadomość wagi i złożoności tego zagadnienia oraz skutków pochopnych działań i decyzji, odnieść<text:s/><text:span text:style-name="T329">s</text:span>i<text:span text:style-name="T330">ę</text:span><text:s/>globalnie do kompleksów problemów wychowaw<text:span text:style-name="T331">cz</text:span>y<text:span text:style-name="T332">ch</text:span>. Chodzi mi zwłaszcza o sp<text:span text:style-name="T333">ó</text:span>jność systemu wychowani<text:span text:style-name="T334">a</text:span><text:s/>i określenie ideału wyc<text:span text:style-name="T335">ho</text:span>wawczego zarówno<text:s/><text:span text:style-name="T336">w</text:span><text:s/>warunkach postęp<text:span text:style-name="T337">uj</text:span>ącego procesu reformowania systemu społeczno-politycznego i gospod<text:span text:style-name="T338">ar</text:span>czego w naszym kraju<text:span text:style-name="T339">.</text:span><text:s/><text:span text:style-name="T340">W</text:span><text:s/>tym obsz<text:span text:style-name="T341">a</text:span>rze właśnie proponuję przedyskutować problemy pluralizmu związkowego, organ<text:span text:style-name="T342">iz</text:span>ac<text:span text:style-name="T343">yj</text:span>nego<text:s/><text:span text:style-name="T344">w</text:span><text:s/>środowiskach młodzieży, wy<text:span text:style-name="T345">cho</text:span>wawc<text:span text:style-name="T346">zy</text:span>ch funkcji służby wojskowej, a także warunków adaptacji społec<text:span text:style-name="T347">z</text:span>no-zawod<text:span text:style-name="T348">owej</text:span><text:s/>różnych grup i środowisk młodzieży.</text:p>
      <text:p text:style-name="P349">Po drugie, wnoszę o rozpatrzenie kompleksu zagadnień związanych z warunkami so<text:span text:style-name="T350">cj</text:span>alno-b<text:span text:style-name="T351">yt</text:span>owymi młodego pokolenia. Istnieje program rządowy, który omówi Julian Nuckowski, wiceprzewodniczący Komitetu do spra<text:span text:style-name="T352">w</text:span><text:s/>Mł<text:span text:style-name="T353">o</text:span>dzieży i Kultury Fizycznej. Proponuję zastanowić się jak skuteczniej przełamywać bariery realizacyjne tego programu? Które kwestie uznać należy za prior<text:span text:style-name="T354">yt</text:span>etowe? Jakimi instrumentami politycznymi wzbogacać walkę o jego urzeczywistn<text:span text:style-name="T355">ie</text:span>n<text:span text:style-name="T356">ie</text:span>? M<text:span text:style-name="T357">ie</text:span>szczą się w nim bowiem kwestie o tak zasadniczym zna<text:span text:style-name="T358">cz</text:span>eniu, jak budownictwo m<text:span text:style-name="T359">ie</text:span>szkan<text:span text:style-name="T360">io</text:span>we, ochrona zdrowia młodz<text:span text:style-name="T361">ie</text:span>ży, dostęp do dóbr kultury i inne. Pamiętać przy tym<text:s/><text:span text:style-name="T362">m</text:span>usimy, że przeciwnikiem niektórych zrozumiał<text:span text:style-name="T363">yc</text:span>h postul<text:span text:style-name="T364">ató</text:span>w młod<text:span text:style-name="T365">zi</text:span>eży nie jest szeroko rozumiana władz<text:span text:style-name="T366">a</text:span>, a inne grupy społeczne i ich interesy. Mamy do cz<text:span text:style-name="T367">y</text:span>nienia z dylematem typu, chcąc dać więcej młodym, należy zdecydować co<text:s/><text:span text:style-name="T368">n</text:span>a<text:span text:style-name="T369">l</text:span>eży dać mniej innym albo co odebrać innym.</text:p>
      <text:p text:style-name="P370">Po trzecie, omówić warunki startu zawodowego młodzieży, przyśp<text:span text:style-name="T371">iesz</text:span>en<text:span text:style-name="T372">ie</text:span><text:s/>realnych możliwości i rozwoju ludzi młodych, wykorzy<text:span text:style-name="T373">sta</text:span>n<text:span text:style-name="T374">ie</text:span><text:s/>ich kwa<text:span text:style-name="T375">lifi</text:span>ka<text:span text:style-name="T376">cj</text:span>i i inicjatywy.<text:s/><text:span text:style-name="T377">N</text:span>ie chodzi nam, ch<text:span text:style-name="T378">ci</text:span>ałbym to bardzo mocno podkreślić, o tworzenie mechanizmów preferenc<text:span text:style-name="T379">yj</text:span>nych, lecz o tworzenie systemu znoszącego istniejące bariery.<text:s/><text:span text:style-name="T380">N</text:span>a przykład w postaci systemów stażowych,<text:s/>nie jasnych i nie jednoznacznych kryteriów<text:s/>sys<text:span text:style-name="T381">te</text:span>mu polityki kadrowej, upowszechn<text:span text:style-name="T382">ia</text:span>nia systemu<text:s/>konkursów na stanowiska kierownicze. Nie chodzi więc o t<text:span text:style-name="T383">w</text:span>orzenie preferencji, a wyrównywanie s<text:span text:style-name="T384">za</text:span>ns<text:span text:style-name="T385">.</text:span><text:s/>B<text:span text:style-name="T386">y</text:span>łob<text:span text:style-name="T387">y</text:span><text:s/>dobrze gdy<text:span text:style-name="T388">by</text:span>śm<text:span text:style-name="T389">y</text:span><text:s/>mogli określić<text:s/><text:span text:style-name="T390">właś</text:span>ni<text:span text:style-name="T391">e</text:span><text:s/><text:span text:style-name="T392">ba</text:span>r<text:span text:style-name="T393">ie</text:span>ry sto<text:span text:style-name="T394">j</text:span>ące n<text:span text:style-name="T395">a</text:span><text:s/>tej drodze oraz sposo<text:span text:style-name="T396">b</text:span>y ich<text:s/><text:span text:style-name="T397">l</text:span>ikwidac<text:span text:style-name="T398">j</text:span>i<text:span text:style-name="T399">.</text:span></text:p>
      <text:p text:style-name="P400">Po czw<text:span text:style-name="T401">a</text:span>rte, proponuję<text:s/><text:span text:style-name="T402">o</text:span>m<text:span text:style-name="T403">ów</text:span>i<text:span text:style-name="T404">ć</text:span><text:s/>kwestię u<text:span text:style-name="T405">dz</text:span>ia<text:span text:style-name="T406">ł</text:span>u młod<text:span text:style-name="T407">zi</text:span>e<text:span text:style-name="T408">ż</text:span>y<text:s/><text:span text:style-name="T409">w</text:span><text:s/>s<text:span text:style-name="T410">p</text:span>raw<text:span text:style-name="T411">o</text:span>w<text:span text:style-name="T412">a</text:span>niu<text:s/><text:span text:style-name="T413">wł</text:span>ad<text:span text:style-name="T414">zy,</text:span><text:s/><text:span text:style-name="T415">czy</text:span><text:s/><text:span text:style-name="T416">u</text:span>dzi<text:span text:style-name="T417">ału</text:span><text:s/><text:span text:style-name="T418">mł</text:span>o<text:span text:style-name="T419">d</text:span>y<text:span text:style-name="T420">c</text:span>h<text:s/><text:span text:style-name="T421">w</text:span><text:s/>ż<text:span text:style-name="T422">y</text:span>ciu<text:s/><text:span text:style-name="T423">publ</text:span>i<text:span text:style-name="T424">cz</text:span>n<text:span text:style-name="T425">ym</text:span><text:s/>i<text:s/><text:span text:style-name="T426">politycznym.</text:span><text:s/><text:span text:style-name="T427">O</text:span>so<text:span text:style-name="T428">b</text:span>iśc<text:span text:style-name="T429">i</text:span>e<text:s/><text:span text:style-name="T430">je</text:span>ste<text:span text:style-name="T431">m</text:span><text:s/><text:span text:style-name="T432">p</text:span>r<text:span text:style-name="T433">z</text:span>e<text:span text:style-name="T434">k</text:span>onany,<text:s/><text:span text:style-name="T435">że</text:span><text:s/><text:span text:style-name="T436">w tej</text:span><text:s/>dz<text:span text:style-name="T437">i</text:span>e<text:span text:style-name="T438">d</text:span>zinie ni<text:span text:style-name="T439">kt</text:span><text:s/>niko<text:span text:style-name="T440">mu</text:span><text:s/>ni<text:span text:style-name="T441">e</text:span><text:s/>bę<text:span text:style-name="T442">dzie</text:span><text:s/>czynił prezentów<text:span text:style-name="T443">.</text:span><text:s/>Nic nikom<text:span text:style-name="T444">u n</text:span>ie należ<text:span text:style-name="T445">y</text:span><text:s/>si<text:span text:style-name="T446">ę</text:span><text:s/><text:span text:style-name="T447">automatycznie,</text:span><text:s/>zw<text:span text:style-name="T448">ł</text:span>a<text:span text:style-name="T449">szc</text:span>z<text:span text:style-name="T450">a</text:span><text:s/><text:span text:style-name="T451">tylk</text:span>o<text:s/><text:span text:style-name="T452">dl</text:span>a<text:span text:style-name="T453">te</text:span>g<text:span text:style-name="T454">o,</text:span><text:s/><text:span text:style-name="T455">ż</text:span>e<text:s/><text:span text:style-name="T456">je</text:span>s<text:span text:style-name="T457">t</text:span><text:s/>młod<text:span text:style-name="T458">y</text:span>. Młodzi mu<text:span text:style-name="T459">sz</text:span>ą mi<text:span text:style-name="T460">eć</text:span><text:s/>świadomość te<text:span text:style-name="T461">g</text:span>o,<text:s/><text:span text:style-name="T462">ż</text:span>e rze<text:span text:style-name="T463">c</text:span>zy<text:span text:style-name="T464">wiś</text:span>c<text:span text:style-name="T465">i</text:span>e u<text:span text:style-name="T466">d</text:span>zia<text:span text:style-name="T467">ł</text:span><text:s/><text:span text:style-name="T468">w</text:span><text:s/>sprawowaniu<text:s/><text:span text:style-name="T469">wła</text:span>d<text:span text:style-name="T470">zy</text:span><text:s/>można zdobyć jedynie własną aktywnością<text:span text:style-name="T471">,</text:span><text:s/>a często walką. Także walk<text:span text:style-name="T472">ą o</text:span><text:s/>miejsce przy decyzyjnych stołach. Tu chciałbym przywołać refleksję o tym, że by<text:span text:style-name="T473">ć</text:span><text:s/>m<text:span text:style-name="T474">oże</text:span><text:s/>teza o pokoleniu linii podziału nie jest całkowicie bezzasadna.</text:p>
      <text:p text:style-name="P475">Po piąte, mając świadomość tego, że zjawisko emigracji nie jest czymś nowym, że każde kolejne pokolenie<text:s/><text:span text:style-name="T476">s</text:span>ięgające X<text:span text:style-name="T477">I</text:span>X wieku miało własną emigrację, nie może<text:span text:style-name="T478">m</text:span>y przejść nad nią do porządku. Starając się zrozumieć motywację młodych ludzi pod<text:span text:style-name="T479">ej</text:span>m<text:span text:style-name="T480">uj</text:span>ących n<text:span text:style-name="T481">ie</text:span>łatwe decyzje o opuszczeniu ojczyzny, warto podjąć działania, które będą minimalizować negatywne skutki tego zjaw<text:span text:style-name="T482">is</text:span>ka. Z całą pewnością nie mogą to być środki administrac<text:span text:style-name="T483">yj</text:span>ne, bowiem prawem, a nie przywilejem każdego obyw<text:span text:style-name="T484">at</text:span>ela jest możliwość podróżowa<text:span text:style-name="T485">ni</text:span>a po świecie, a co za tym idzie wybieranie sobie miejsc<text:span text:style-name="T486">a<text:s/></text:span>dłuższego i stałego pobytu. Musimy jednak zastanowić<text:s/><text:span text:style-name="T487">się<text:s/></text:span>nad środkami i sposobami przeciwdziałania zjawiskom zatracania kontaktów<text:s/><text:soft-page-break/>emigracji z macierzą, procesu wynaradaw<text:span text:style-name="T488">ia</text:span>nia się, zdarzających się często zachowań poniżających godność nie tylko osobistą, ale i narodową.</text:p>
      <text:p text:style-name="P489">Wreszcie<text:span text:style-name="T490">,</text:span><text:s/>po szóste, proponuję przedyskutow<text:span text:style-name="T491">a</text:span>ć<text:s/><text:span text:style-name="T492">p</text:span>r<text:span text:style-name="T493">zyc</text:span>z<text:span text:style-name="T494">y</text:span>ny i skutki występującej wśród części młodzieży różnorodnych patolo<text:span text:style-name="T495">g</text:span>ii spo<text:span text:style-name="T496">ł</text:span>ecznyc<text:span text:style-name="T497">h</text:span>, w t<text:span text:style-name="T498">y</text:span>m gł<text:span text:style-name="T499">ó</text:span>wn<text:span text:style-name="T500">ie</text:span><text:s/>alkoholizmu i narkomanii<text:span text:style-name="T501">.</text:span><text:s/>Zastanówmy się, co moż<text:span text:style-name="T502">e</text:span>my wspólnie<text:s/><text:span text:style-name="T503">z</text:span>robi<text:span text:style-name="T504">ć</text:span>, b<text:span text:style-name="T505">y zjaw</text:span>is<text:span text:style-name="T506">ko</text:span>m<text:s/><text:span text:style-name="T507">ty</text:span>m sk<text:span text:style-name="T508">utec</text:span>znie<text:s/><text:span text:style-name="T509">zapob</text:span>i<text:span text:style-name="T510">egać,</text:span><text:s/><text:span text:style-name="T511">b</text:span>ądź<text:s/><text:span text:style-name="T512">m</text:span>i<text:span text:style-name="T513">n</text:span>i<text:span text:style-name="T514">mal</text:span>i<text:span text:style-name="T515">zować<text:s/></text:span>ic<text:span text:style-name="T516">h</text:span><text:s/>skutki<text:span text:style-name="T517">.</text:span></text:p>
      <text:p text:style-name="P518">Sz<text:span text:style-name="T519">a</text:span>n<text:span text:style-name="T520">o</text:span>wni P<text:span text:style-name="T521">a</text:span>ństwo<text:span text:style-name="T522">!</text:span><text:s/><text:span text:style-name="T523">W</text:span><text:s/><text:span text:style-name="T524">t</text:span>r<text:span text:style-name="T525">akc</text:span>ie na<text:span text:style-name="T526">szyc</text:span>h<text:s/><text:span text:style-name="T527">ob</text:span>r<text:span text:style-name="T528">a</text:span>d<text:s/><text:span text:style-name="T529">mo</text:span>żemy r<text:span text:style-name="T530">ozważać</text:span><text:s/><text:span text:style-name="T531">w</text:span>sz<text:span text:style-name="T532">ystk</text:span>ie pr<text:span text:style-name="T533">o</text:span>blem<text:span text:style-name="T534">y</text:span><text:s/>d<text:span text:style-name="T535">otycz</text:span>ą<text:span text:style-name="T536">ce</text:span><text:s/>mło<text:span text:style-name="T537">d</text:span>e<text:span text:style-name="T538">g</text:span>o pok<text:span text:style-name="T539">o</text:span>l<text:span text:style-name="T540">e</text:span>n<text:span text:style-name="T541">i</text:span>a<text:span text:style-name="T542">.</text:span><text:s/>Pr<text:span text:style-name="T543">zy ty</text:span>m stole powinniś<text:span text:style-name="T544">m</text:span>y toc<text:span text:style-name="T545">zyć</text:span><text:s/>kon<text:span text:style-name="T546">st</text:span>ru<text:span text:style-name="T547">k</text:span>tywne spory i dyskusje zmierzające do poszukiwania skutecznych form i metod rozwiązywania tych problemów. Jesteśmy otwarci na wszystkie wasze propozycje.</text:p>
      <text:p text:style-name="P548">Ze swej strony proponuję, aby w ciągu dnia dzisiejszego postarać się oprócz wymiany poglądów ustalić listę tematów, które powinniśmy podjąć, po ich, oczywiście, uporządko<text:span text:style-name="T549">w</text:span>ani<text:span text:style-name="T550">u,</text:span><text:s/>w ciągu kolejnych sesji naszych spotkań i według ich kolejności i zakresu pro<text:span text:style-name="T551">bl</text:span>em<text:span text:style-name="T552">aty</text:span>ki, omawiać kolejno poszczególne z nich.</text:p>
      <text:p text:style-name="P553">B<text:span text:style-name="T554">a</text:span>r<text:span text:style-name="T555">dzo</text:span><text:s/>proszę obecnie o zabranie głosu pana<text:s/><text:span text:style-name="T556">A</text:span>ndrzeja Celińskiego.</text:p>
      <text:p text:style-name="P557"><text:span text:style-name="T558">Ob. An</text:span><text:span text:style-name="T559">d</text:span><text:span text:style-name="T560">rze</text:span><text:span text:style-name="T561">j</text:span><text:span text:style-name="T562"><text:s/>C</text:span><text:span text:style-name="T563">e</text:span><text:span text:style-name="T564">liński</text:span>:</text:p>
      <text:p text:style-name="P565">Szanowny Panie<text:span text:style-name="T566">!</text:span><text:s/>Szanowni Panowie! Ja podobnie, jak pan przewod<text:span text:style-name="T567">ni</text:span>czący przedstawię najpierw nasz zespół. Idąc kolejno na lew<text:span text:style-name="T568">o,</text:span><text:s/>żeby ułatwić państwu weryfikację twarzy z nazw<text:span text:style-name="T569">is</text:span>kam<text:span text:style-name="T570">i</text:span>.</text:p>
      <text:p text:style-name="P571">Obok mnie siedzi mój przyjaciel, Jakub<text:s/><text:span text:style-name="T572">W</text:span>y<text:span text:style-name="T573">g</text:span>nański, student socjologii, który jest sekretarzem naszego<text:s/><text:span text:style-name="T574">zes</text:span>poł<text:span text:style-name="T575">u.</text:span></text:p>
      <text:p text:style-name="P576">Następnie za nim, Jan Maria Rokita, prawnik, który niestety nie może spełniać swo<text:span text:style-name="T577">je</text:span>go zawodu adwokata.</text:p>
      <text:p text:style-name="P578">Kolejno, Marek Frąckowiak, pracownik Ż<text:span text:style-name="T579">ydo</text:span>wsk<text:span text:style-name="T580">iego</text:span><text:s/><text:span text:style-name="T581">I</text:span>nst<text:span text:style-name="T582">y</text:span>tutu Hi<text:span text:style-name="T583">st</text:span>or<text:span text:style-name="T584">ii</text:span>, harce<text:span text:style-name="T585">rz.</text:span></text:p>
      <text:p text:style-name="P586">Kolejno, Kuba Boratyński, ucze<text:span text:style-name="T587">ń</text:span><text:s/>Liceum Ogólnoks<text:span text:style-name="T588">zt</text:span>ałcą<text:span text:style-name="T589">ce</text:span>go<text:span text:style-name="T590">.</text:span></text:p>
      <text:p text:style-name="P591">D<text:span text:style-name="T592">a</text:span>lej<text:span text:style-name="T593">,</text:span><text:s/>Wo<text:span text:style-name="T594">j</text:span>tek Wróblewski<text:span text:style-name="T595">,</text:span><text:s/>socjol<text:span text:style-name="T596">o</text:span>g<text:s/><text:span text:style-name="T597">z</text:span><text:s/><text:span text:style-name="T598">N</text:span>iep<text:span text:style-name="T599">o</text:span>ł<text:span text:style-name="T600">o</text:span>mic<text:span text:style-name="T601">,</text:span><text:s/><text:span text:style-name="T602">z<text:s/></text:span>Krakow<text:span text:style-name="T603">a,</text:span><text:s/>h<text:span text:style-name="T604">a</text:span>r<text:span text:style-name="T605">ce</text:span>r<text:span text:style-name="T606">z</text:span>.</text:p>
      <text:p text:style-name="P607"><text:span text:style-name="T608">P</text:span>otem, Jar<text:span text:style-name="T609">e</text:span>k Śleszyński<text:span text:style-name="T610">,</text:span><text:s/><text:span text:style-name="T611">z</text:span><text:s/>Warszawskie<text:span text:style-name="T612">g</text:span>o Klub<text:span text:style-name="T613">u</text:span><text:s/>In<text:span text:style-name="T614">t</text:span>e<text:span text:style-name="T615">l</text:span>i<text:span text:style-name="T616">g</text:span>en<text:span text:style-name="T617">cj</text:span>i<text:s/><text:span text:style-name="T618">K</text:span>a<text:span text:style-name="T619">tol</text:span>i<text:span text:style-name="T620">ck</text:span>ie<text:span text:style-name="T621">j,</text:span><text:s/>s<text:span text:style-name="T622">z</text:span>ef sekc<text:span text:style-name="T623">j</text:span>i kultury. To praktycznie oznacza szef m<text:span text:style-name="T624">ł</text:span>odzieży K<text:span text:style-name="T625">IK</text:span>-o<text:span text:style-name="T626">w</text:span>skie<text:span text:style-name="T627">j.</text:span></text:p>
      <text:p text:style-name="P628">Kolejno, Elż<text:span text:style-name="T629">bie</text:span>ta Golik<text:span text:style-name="T630">,</text:span><text:s/>warszawianka, studentka praw<text:span text:style-name="T631">a</text:span><text:s/><text:span text:style-name="T632">z</text:span><text:s/>Stowarzyszenia Katol<text:span text:style-name="T633">ick</text:span>i<text:span text:style-name="T634">e</text:span>j Młodzieży Akademicki<text:span text:style-name="T635">ej</text:span>.</text:p>
      <text:p text:style-name="P636">Kolejno, Jarek Selin z Gdańska, ze Związku Akademic<text:span text:style-name="T637">kiego</text:span><text:s/><text:span text:style-name="T638">„</text:span>V<text:span text:style-name="T639">e</text:span>r<text:span text:style-name="T640">b</text:span>u<text:span text:style-name="T641">m</text:span><text:span text:style-name="T642">”</text:span><text:span text:style-name="T643">.</text:span></text:p>
      <text:p text:style-name="P644">Potem Robert B<text:span text:style-name="T645">itn</text:span>er, jak widać z NZS-u, Niezależnego Zrzeszenia Studentów, student.</text:p>
      <text:p text:style-name="P646">Potem, Andrzej Sosnowski, także student, nie<text:span text:style-name="T647">z</text:span>ależnego Zrzeszenia Studentów. Obaj są<text:s/><text:span text:style-name="T648">czło</text:span>nkami<text:s/><text:span text:style-name="T649">wła</text:span>d<text:span text:style-name="T650">z</text:span><text:s/><text:span text:style-name="T651">kraj</text:span>ow<text:span text:style-name="T652">ych</text:span><text:s/>N<text:span text:style-name="T653">Z</text:span>S-u.</text:p>
      <text:p text:style-name="P654">Kolejno, Andrzej Łuszczewski, chłop z<text:s/><text:span text:style-name="T655">Z</text:span>akroczymia, z władz<text:s/><text:span text:style-name="T656">„</text:span>Solidar<text:span text:style-name="T657">n</text:span>o<text:span text:style-name="T658">ś</text:span>ci<text:span text:style-name="T659">”</text:span><text:s/>wiejsk<text:span text:style-name="T660">ie</text:span>j.</text:p>
      <text:p text:style-name="P661">Kolejno, dwaj koledzy, którzy<text:s/><text:span text:style-name="T662">są</text:span><text:s/>robotnikam<text:span text:style-name="T663">i</text:span>, Wiesław Isio, z<text:span text:style-name="T664">e</text:span><text:s/>Stoczni Gdańskiej<text:s/><text:span text:style-name="T665">i</text:span><text:s/>Henryk Tac<text:span text:style-name="T666">hasiu</text:span>k, z Ursusa.</text:p>
      <text:p text:style-name="P667">Pro<text:span text:style-name="T668">szę</text:span><text:s/>państwa, byłoby n<text:span text:style-name="T669">ieg</text:span>rze<text:span text:style-name="T670">czno</text:span>ś<text:span text:style-name="T671">ci</text:span>ą z mojej<text:s/><text:span text:style-name="T672">s</text:span>trony, gdybym na gorąco odpowiedział na te problemy, które wniósł p<text:span text:style-name="T673">a</text:span>n pr<text:span text:style-name="T674">ze</text:span>wo<text:span text:style-name="T675">dn</text:span>i<text:span text:style-name="T676">cz</text:span>ący. S<text:span text:style-name="T677">ą</text:span><text:s/>one ważkie, wymagają one zast<text:span text:style-name="T678">a</text:span>nowienia<text:span text:style-name="T679">.</text:span><text:s/>I oczywi<text:span text:style-name="T680">ś</text:span>cie b<text:span text:style-name="T681">ę</text:span>dziemy się d<text:span text:style-name="T682">o</text:span><text:s/>ni<text:span text:style-name="T683">ch</text:span><text:s/>t<text:span text:style-name="T684">a</text:span>kże ustosunkowywać. Słów padło już tyle<text:s/><text:span text:style-name="T685">w</text:span><text:s/>różnych debatach.<text:s/><text:span text:style-name="T686">T</text:span>akże, jak wiemy, pr<text:span text:style-name="T687">z</text:span>y rozstawionych w<text:s/><text:span text:style-name="T688">ty</text:span>m pałacu sto<text:span text:style-name="T689">ła</text:span>c<text:span text:style-name="T690">h</text:span>,<text:s/>że nie<text:s/><text:span text:style-name="T691">m</text:span>a potrzeby ich wnosić. Pole n<text:span text:style-name="T692">a</text:span><text:s/>k<text:span text:style-name="T693">tó</text:span>r<text:span text:style-name="T694">y</text:span>m<text:s/><text:span text:style-name="T695">si</text:span>ę znajdujemy zostało określone.<text:s/><text:span text:style-name="T696">A</text:span><text:s/>intencje ogólne zostały sf<text:span text:style-name="T697">or</text:span>mułowane przez wy<text:span text:style-name="T698">sta</text:span>rcza<text:span text:style-name="T699">ją</text:span>co autor<text:span text:style-name="T700">ytatyw</text:span>ne osoby i<text:s/><text:soft-page-break/>in<text:span text:style-name="T701">st</text:span>ytucje. Nasze zadanie pojmuję, jako szukanie jakiegoś konkretu,<text:s/><text:span text:style-name="T702">w</text:span><text:s/>tym może nazbyt szeroko nakreślonym, zważywszy okoliczności miejsca i czasu obszarze spr<text:span text:style-name="T703">a</text:span>w, które uznamy za przedmiot<text:s/>„okrągłego stołu”.</text:p>
      <text:p text:style-name="P704"><text:span text:style-name="T705">T</text:span>r<text:span text:style-name="T706">ze</text:span>ba jakoś zakotwiczyć niektóre postulaty i poruszane w dyskusjach o młodzieży sprawy,<text:s/><text:span text:style-name="T707">w</text:span><text:s/>projektach ustaleń, we ws<text:span text:style-name="T708">p</text:span>ólnie przyjętych propozy<text:span text:style-name="T709">cj</text:span>ach. Przede wszystkim w propozycjach procedur postępowania. Słowa trzeba zamienić w po<text:span text:style-name="T710">st</text:span>anowienia. Powinny wychodzić one naprzeciw aspiracjom tych, którzy na nie oczekują. Ale nie wolno n<text:span text:style-name="T711">a</text:span>m przy tym zapominać o tych,<text:s/><text:span text:style-name="T712">k</text:span>tó<text:span text:style-name="T713">rz</text:span>y już przestali oczekiwać.</text:p>
      <text:p text:style-name="P714">Zważywszy łączące nas ponad tym stołem przekonanie, że perspektywą naszych spotkań winna być przyszłość, pamiętać warto, że odwaga w podejmowaniu decyzji staje si<text:span text:style-name="T715">ę<text:s/></text:span>coraz wyraźniej warunkiem realizmu. Trzeba więc najpierw określić katalog spr<text:span text:style-name="T716">a</text:span>w, które tu będziemy omawiać. Trzeba potem zmierzać do konkluzji, ograni<text:span text:style-name="T717">czaj</text:span>ąc raczej dyskutowanie problemów dla których trudno znaleźć rozwiązanie konkluzywne. Dyskusje kończą<text:span text:style-name="T718">ce</text:span><text:s/>się tak, jak się zaczynają, czyli słowami, nie są pożywną sprawą już praw<text:span text:style-name="T719">ie</text:span><text:s/>dla nikogo<text:s/><text:span text:style-name="T720">w</text:span><text:s/>tym kraju. Jeśli nie potrafimy decyz<text:span text:style-name="T721">ja</text:span>mi kończyć stawianych tu spr<text:span text:style-name="T722">a</text:span>w, zmarnujemy czas jaki mamy dla siebie.</text:p>
      <text:p text:style-name="P723">Problem młodz<text:span text:style-name="T724">ie</text:span>ży, a kategoria ta u n<text:span text:style-name="T725">a</text:span>s roz<text:span text:style-name="T726">cią</text:span>gni<text:span text:style-name="T727">ę</text:span>t<text:span text:style-name="T728">a<text:s/></text:span>ponad miarę zdrowego rozsądku, otóż problemy młodz<text:span text:style-name="T729">ie</text:span>ży nie odbie<text:span text:style-name="T730">g</text:span>ają daleko od tych, których są doświadczeniem lu<text:span text:style-name="T731">d</text:span>zi w innych kategoriach wieku. Młode pokolenie Polaków dzieli<text:s/><text:span text:style-name="T732">l</text:span>o<text:span text:style-name="T733">s</text:span><text:s/>całego społe<text:span text:style-name="T734">cz</text:span>eństwa<text:span text:style-name="T735">.</text:span><text:s/><text:span text:style-name="T736">J</text:span>e<text:span text:style-name="T737">ś</text:span>li je<text:span text:style-name="T738">st</text:span><text:s/>coś s<text:span text:style-name="T739">zczegól</text:span>ne<text:span text:style-name="T740">go,</text:span><text:s/>t<text:span text:style-name="T741">o<text:s/></text:span>mo<text:span text:style-name="T742">że</text:span><text:s/>gorycz płynąca<text:s/><text:span text:style-name="T743">z</text:span><text:s/>konstata<text:span text:style-name="T744">cj</text:span>i<text:span text:style-name="T745">,</text:span><text:s/><text:span text:style-name="T746">ż</text:span>e ni<text:span text:style-name="T747">e</text:span><text:s/>d<text:span text:style-name="T748">a</text:span><text:s/>się pogodzić ze sprawami,<text:s/><text:span text:style-name="T749">a</text:span>b<text:span text:style-name="T750">y</text:span><text:s/>przychod<text:span text:style-name="T751">z</text:span>ąc<text:span text:style-name="T752">y</text:span><text:s/><text:span text:style-name="T753">płac</text:span>ili d<text:span text:style-name="T754">ł</text:span>u<text:span text:style-name="T755">g</text:span>i, k<text:span text:style-name="T756">t</text:span>ór<text:span text:style-name="T757">y</text:span>ch nie<text:s/><text:span text:style-name="T758">za</text:span>ciąg<text:span text:style-name="T759">a</text:span>li. Dłu<text:span text:style-name="T760">gi</text:span><text:s/><text:span text:style-name="T761">w</text:span><text:s/>pieniądzac<text:span text:style-name="T762">h</text:span>,<text:s/><text:span text:style-name="T763">w</text:span><text:s/>zdewastowanych środowis<text:span text:style-name="T764">k</text:span>ac<text:span text:style-name="T765">h,</text:span><text:s/><text:span text:style-name="T766">w</text:span><text:s/>krajobrazie p<text:span text:style-name="T767">o</text:span>l<text:span text:style-name="T768">sk</text:span>ic<text:span text:style-name="T769">h</text:span><text:s/>mi<text:span text:style-name="T770">a</text:span>s<text:span text:style-name="T771">t</text:span><text:s/>i<text:s/><text:span text:style-name="T772">w</text:span><text:s/>t<text:span text:style-name="T773">y</text:span>m wszystkim, co stanowi cenę<text:s/><text:span text:style-name="T774">z</text:span>a ob<text:span text:style-name="T775">ł</text:span>ąka<text:span text:style-name="T776">n</text:span>y proje<text:span text:style-name="T777">k</text:span>t nagięcia człowie<text:span text:style-name="T778">k</text:span>a i na<text:span text:style-name="T779">t</text:span>uralnych pr<text:span text:style-name="T780">a</text:span>w<text:s/><text:span text:style-name="T781">d</text:span>o wym<text:span text:style-name="T782">o</text:span>gów jakiejś wymyślonej ideologii.</text:p>
      <text:p text:style-name="P783">Je<text:span text:style-name="T784">ś</text:span>li znajdziemy<text:s/><text:span text:style-name="T785">z</text:span><text:s/>drugiej st<text:span text:style-name="T786">r</text:span>ony<text:s/><text:span text:style-name="T787">t</text:span>e<text:span text:style-name="T788">g</text:span>o sto<text:span text:style-name="T789">ł</text:span>u z<text:span text:style-name="T790">rozu</text:span>mie<text:span text:style-name="T791">ni</text:span>e, jeśli znajdz<text:span text:style-name="T792">ie</text:span>my wśród was zrozumienie, że to pokolenie<text:s/><text:span text:style-name="T793">m</text:span>a prawo samod<text:span text:style-name="T794">zi</text:span>elnie tworzyć instrumenty radzenia sobie<text:s/><text:span text:style-name="T795">z</text:span><text:s/>bagażem przeszłości, że ma prawo do organ<text:span text:style-name="T796">iz</text:span>owan<text:span text:style-name="T797">ia<text:s/></text:span>swojego zbiorowego wysiłku w takich instytu<text:span text:style-name="T798">cj</text:span>ach, jakie uzna za najbardziej do tego przystosowane. Jeśli już musi płacić za ar<text:span text:style-name="T799">o</text:span>gancję tyc<text:span text:style-name="T800">h</text:span>,<text:s/><text:span text:style-name="T801">co</text:span><text:s/>napsuli i sobie pos<text:span text:style-name="T802">zl</text:span>i, to niechaj samo decyduje w jakich warunkach będ<text:span text:style-name="T803">z</text:span>ie to robić. Jeśli znajdziemy w tej fundamentaln<text:span text:style-name="T804">ej</text:span><text:s/>sprawie i to zrozumienie zapiszemy w formie wspólnych ustaleń i przeniesiemy te ustalenia na właściwe fora decyzyjne, usprawie<text:span text:style-name="T805">dl</text:span>iwi to wyodrębnien<text:span text:style-name="T806">ie</text:span><text:s/>spośród innych spraw, spraw młodzieży.</text:p>
      <text:p text:style-name="P807">Kształt instytucji społecznyc<text:span text:style-name="T808">h</text:span>, w także p<text:span text:style-name="T809">r</text:span>awa do stowarzyszania się, szczególnie jego praktycznych realizacji, ustrój szkoły, jej miejsce w lokalnej społe<text:span text:style-name="T810">cz</text:span>ności, programy nauczania przedmiotów wojskowych, warunki odbywania służby, to wszystko w swoich zasadn<text:span text:style-name="T811">ic</text:span>zych zrębach tworzone było czterdzieści z górą lat temu. Jedynie siódma część obecnie żyjących obywateli naszego kraju wówczas była dorosła.<text:s/><text:span text:style-name="T812">J</text:span>ak nie<text:s/><text:span text:style-name="T813">wy</text:span>m<text:span text:style-name="T814">ag</text:span>amy, aby człowiek przez całe życie nosił podarowane<text:s/><text:span text:style-name="T815">m</text:span>u u progu życia ubranko, nie żądajmy od współczesnych, aby realizowali swe aspiracje w instytucjach i porządku organizac<text:span text:style-name="T816">yj</text:span>nym, pr<text:span text:style-name="T817">z</text:span>yciętym na miarę la<text:span text:style-name="T818">t</text:span><text:s/>minionych.<text:s/><text:span text:style-name="T819">Ż</text:span>ycie społeczne o<text:span text:style-name="T820">c</text:span>iera się na nieustannym konflikcie.<text:s/><text:span text:style-name="T821">I</text:span><text:s/>my nie uciekniemy od konfliktów.<text:s/><text:span text:style-name="T822">Ma</text:span>my nadzieję.<text:s/><text:span text:style-name="T823">Z</text:span><text:s/>tą nadzieją tutaj przychodzimy, że uda się nam wspólnie znaleźć rozw<text:span text:style-name="T824">ią</text:span>zania,<text:s/><text:span text:style-name="T825">w</text:span><text:s/>których naturalnie istniejące konflikty nie przerodzą się nikomu zdrowemu na umyśle w niepotrzebne konfronta<text:span text:style-name="T826">cj</text:span>e.</text:p>
      <text:p text:style-name="P827">Sprawy wnoszone przez<text:s/><text:span text:style-name="T828">n</text:span>as pod obrady tego<text:s/><text:span text:style-name="T829">s</text:span>t<text:span text:style-name="T830">oł</text:span>u<text:s/><text:span text:style-name="T831">g</text:span>rup<text:span text:style-name="T832">ują</text:span><text:s/>się w kilk<text:span text:style-name="T833">u</text:span><text:s/><text:span text:style-name="T834">z</text:span>asad<text:span text:style-name="T835">nic</text:span>zyc<text:span text:style-name="T836">h</text:span><text:s/>blokach. Najpierw,<text:s/><text:soft-page-break/>idzie nam o przyjęcie zasady swobodnego stowarzyszan<text:span text:style-name="T837">ia</text:span><text:s/>się i idące za tym prawo tworzenia or<text:span text:style-name="T838">g</text:span>ani<text:span text:style-name="T839">z</text:span>acji, stowarzyszeń, związków w sposób nieskrępowany, legalny, stosownie do potrzeb i aspiracji, samy<text:span text:style-name="T840">ch</text:span><text:s/><text:span text:style-name="T841">zaintere</text:span>sowanych. Upomina<text:span text:style-name="T842">m</text:span>y się o<text:s/><text:span text:style-name="T843">to</text:span><text:s/>prawo, których ambicją jest uzyskiwać możliwie szerokie pole działania, w których zamierzają realizować swoje statutowe c<text:span text:style-name="T844">e</text:span>le w rozległych środowiskach, jak i dla tych, którzy stowarzyszać się pragną dla celów doraźnych i niekoniecznie w masowej skali.</text:p>
      <text:p text:style-name="P845">Formułując ten zasadniczy dla nas po<text:span text:style-name="T846">st</text:span>ul<text:span text:style-name="T847">at</text:span><text:s/>nie zabiegamy o jakiś szczeg<text:span text:style-name="T848">ól</text:span>ne prawo dla siebie. Jesteśmy przekonani,<text:s/><text:span text:style-name="T849">ż</text:span>e prawo do swobodnego i nie ogranic<text:span text:style-name="T850">zo</text:span>nego jakimkolw<text:span text:style-name="T851">ie</text:span>k monopolem stowarzyszania s<text:span text:style-name="T852">ię</text:span><text:s/>jest nie tylko prawem naturalnym, ale stanowi wprost warunek włączenia rozległych grup ludzi w odpowiedzialność z<text:span text:style-name="T853">a</text:span><text:s/>dobro wspólne. Że w efekcie służy uwłaszczeniu społeczeństwa i wciągnięciu ludzi w sprawy wykraczające poza interes własny i najbliższy, poza obszar cienia własnego nosa. Jest wi<text:span text:style-name="T854">ce</text:span><text:s/>wartością, o którą należy zabiegać, a nie uciążliwością, którą trzeba zwalczać<text:span text:style-name="T855">.</text:span><text:s/><text:span text:style-name="T856">W</text:span><text:s/>tej zasadniczej dla nas sprawie chc<text:span text:style-name="T857">e</text:span>my poznać intencje władz. Sądzimy, że powinny być one s<text:span text:style-name="T858">fo</text:span>rmułowane właśnie tu, przy stole spotkania, z którym wiąże się tyle społecznych oczekiwań<text:span text:style-name="T859">.</text:span></text:p>
      <text:p text:style-name="P860">Postuluj<text:span text:style-name="T861">e</text:span>m<text:span text:style-name="T862">y</text:span><text:s/>umożliwienie Niez<text:span text:style-name="T863">a</text:span>leżn<text:span text:style-name="T864">e</text:span>mu Zrzeszeniu Studentów legalnego działania<text:s/><text:span text:style-name="T865">w</text:span><text:s/>wyższych uczelniach całego kraju. Postulujemy za<text:s/><text:span text:style-name="T866">t</text:span>ym legalizację tej faktycznie działającej, cieszącej się zaufaniem niemałej części środowiska<text:s/><text:span text:style-name="T867">a</text:span>kademickiego organizacji. Uważamy przy tym, że im szybciej to nastąpi tym lepsze będą warunki dla politycznej stabilizacji w tym t<text:span text:style-name="T868">a</text:span>k ważnym środowisku społecznym. W tej sprawie pośpiech je<text:span text:style-name="T869">st</text:span><text:s/>dobrym dorad<text:span text:style-name="T870">cą</text:span>.</text:p>
      <text:p text:style-name="P871"><text:span text:style-name="T872">W</text:span><text:s/>planie działań doraźnych postulujemy także umożliwienie legalnego działania Zw<text:span text:style-name="T873">ią</text:span>zkowi Harcerstwa Rzeczpospolitej.<text:s/><text:span text:style-name="T874">I</text:span><text:s/>tą sprawę uważamy za ważną nie tylko ze względu na jasność co do intencji władz. Uważamy, że będzie z korzyścią dla procesów wyc<text:span text:style-name="T875">ho</text:span>wawczych, dla batalii przeciwko apat<text:span text:style-name="T876">ii</text:span><text:s/>i zniechęceniu objęciu działalnością organizacji młodzieżowej, której zasadniczym terenem działania jest młodzież szkolna tego, co nazwać można dzikimi polami. Zniechęcenie do obecnie działających n<text:span text:style-name="T877">a</text:span><text:s/>warunkach<text:s/><text:span text:style-name="T878">fa</text:span>kt<text:span text:style-name="T879">yc</text:span>znego monopolu organizacji młodzieżowych, nie może oznaczać całkowitego wycofania się młodzieży, dużej jej części, poza nawias wspólnego z innymi osiągania celów społecznych. Jeśli władze nie umożliwią zagospodarowania tych dzikich pól społecznej aktywności młodzieży teraz, płacić będziemy wszyscy za kilka i za kilkanaście lat brakiem nawyków znacznej części społeczeństwa, wtedy już dorosłego do jakiejkolw<text:span text:style-name="T880">ie</text:span>k działalności wykraczając<text:span text:style-name="T881">ej</text:span><text:s/>poza próg własnego mieszkania i własnego interesu. Tak, jak my dz<text:span text:style-name="T882">is</text:span>iaj pła<text:span text:style-name="T883">ci</text:span>my za arogancję czasu przeszłego. Tak, jeśli dzisiaj będziemy zachowywać się arogancko, to następcy będą za to płacić.</text:p>
      <text:p text:style-name="P884">Upominamy się też o sprawę ogólni<text:span text:style-name="T885">ej</text:span>szą.<text:s/><text:span text:style-name="T886">O</text:span><text:s/>prawo młodzieży do samodzielnego, bo znac<text:span text:style-name="T887">zy</text:span><text:s/><text:span text:style-name="T888">podmiot</text:span>o<text:span text:style-name="T889">weg</text:span>o onanizowani<text:span text:style-name="T890">a</text:span><text:s/>swoje<text:span text:style-name="T891">g</text:span>o czasu wolnego.</text:p>
      <text:p text:style-name="P892">Spraw<text:span text:style-name="T893">a</text:span><text:s/>s<text:span text:style-name="T894">z</text:span>k<text:span text:style-name="T895">o</text:span>ł<text:span text:style-name="T896">y,</text:span><text:s/>spr<text:span text:style-name="T897">a</text:span>w<text:span text:style-name="T898">a</text:span><text:s/><text:span text:style-name="T899">oświ</text:span>at<text:span text:style-name="T900">y,</text:span><text:s/>je<text:span text:style-name="T901">st,</text:span><text:s/><text:span text:style-name="T902">ja</text:span>k wi<text:span text:style-name="T903">emy,</text:span><text:s/><text:span text:style-name="T904">ja</text:span>k postulowaliśmy<text:s/><text:span text:style-name="T905">w</text:span><text:s/><text:span text:style-name="T906">p</text:span>rac<text:span text:style-name="T907">a</text:span>ch pr<text:span text:style-name="T908">zygotow</text:span>a<text:span text:style-name="T909">wczyc</text:span>h do<text:s/><text:span text:style-name="T910">„</text:span>okrągłego sto<text:span text:style-name="T911">łu</text:span><text:span text:style-name="T912">”</text:span><text:s/><text:span text:style-name="T913">p</text:span>rzedmiotem deb<text:span text:style-name="T914">aty</text:span><text:s/>oddz<text:span text:style-name="T915">i</text:span>el<text:span text:style-name="T916">n</text:span>e<text:span text:style-name="T917">g</text:span>o<text:s/><text:span text:style-name="T918">podzespo</text:span>ł<text:span text:style-name="T919">u.</text:span><text:s/>Nas interesu<text:span text:style-name="T920">j</text:span>e spr<text:span text:style-name="T921">a</text:span>wa s<text:span text:style-name="T922">zk</text:span>oł<text:span text:style-name="T923">y</text:span><text:s/>ze specjalnego punktu widzenia. Interesujemy si<text:span text:style-name="T924">ę</text:span><text:s/>sprawą szkolnej młodzieży<text:span text:style-name="T925">,</text:span><text:s/>warunkami jej życia, zapewnieniem należnych jej praw podmiotowyc<text:span text:style-name="T926">h.</text:span><text:s/>Będziemy do tej sprawy nawiązywać przy okazji różnych, podnoszonych tu kwestii. Idzie nam też o zasadnicze zmiany odbywania służby wojskow<text:span text:style-name="T927">ej.</text:span></text:p>
      <text:p text:style-name="P928">Postulujemy odideologizow<text:span text:style-name="T929">a</text:span>nie tej służby. Postulujemy rezygna<text:span text:style-name="T930">cj</text:span>ę z wykorzystywania tej służby do<text:s/>indoktrynacji<text:s/>jakiejkolwiek idei. Postulować też będziemy, w toku omawiania spraw szczegółowyc<text:span text:style-name="T931">h</text:span>, szereg<text:s/><text:soft-page-break/>rozwiązań w zakresie służby zastępczej, rozwiązań pozytywny<text:span text:style-name="T932">ch,</text:span><text:s/>wychodzącym naprzeciw pewnym istotnym, niezaspokojonym potrzebom społecznym. Takim na przykład, jak pozostawania poza obrębem obowiązku oświatowego całej rzeszy inwalidów, którzy siedząc w domach n<text:span text:style-name="T933">ie</text:span><text:s/>mogą chodzić do szkół. A szkoła nie jest w stanie zapewnić im kształcenia.</text:p>
      <text:p text:style-name="P934">Uważamy też za konieczne wniesienie pod obrady tego zespołu problemu rażąc<text:span text:style-name="T935">ej</text:span>,<text:s/><text:span text:style-name="T936">b</text:span>o zawarowanej rozmaitymi przepisami prawa, oczywiście tego niskiego szczebla, nierówności w traktowaniu i położen<text:span text:style-name="T937">iu</text:span><text:s/>pewnych grup młodzieży.<text:s/><text:span text:style-name="T938">w</text:span><text:s/>p<text:span text:style-name="T939">ie</text:span>rw<text:span text:style-name="T940">sz</text:span>y<text:span text:style-name="T941">m<text:s/></text:span>rzędzie odnosić się to będ<text:span text:style-name="T942">zi</text:span>e do sytuacji środowisk robotniczych. Specjalnie tych, które traktowane są tak jakby stanowiły grupy gastarbe<text:span text:style-name="T943">it</text:span>erów we własnym kraju. Mówię o młodzieży przyjezdnej do dużych miast i o możliwościach prawnych ich zakotwiczenia w tych nowych miejscach zamieszkania. Ale, niestety,<text:s/><text:span text:style-name="T944">w</text:span><text:s/>sytuacji r<text:span text:style-name="T945">a</text:span>żącej<text:s/><text:span text:style-name="T946">n</text:span>ie<text:span text:style-name="T947">s</text:span>pr<text:span text:style-name="T948">a</text:span>w<text:span text:style-name="T949">i</text:span>edliwości<text:span text:style-name="T950"><text:s/>a</text:span>lbo n<text:span text:style-name="T951">a</text:span>wet s<text:span text:style-name="T952">yst</text:span>emo<text:span text:style-name="T953">w</text:span>o uwarunkowanego<text:s/><text:span text:style-name="T954">o</text:span>b<text:span text:style-name="T955">chodz</text:span>en<text:span text:style-name="T956">ia</text:span><text:s/><text:span text:style-name="T957">obowiązującego</text:span><text:s/><text:span text:style-name="T958">w</text:span><text:s/>Pol<text:span text:style-name="T959">sc</text:span>e pr<text:span text:style-name="T960">aw</text:span>a<text:span text:style-name="T961">,</text:span><text:s/>właśnie<text:s/><text:span text:style-name="T962">szcz</text:span>egó<text:span text:style-name="T963">lnie</text:span><text:s/><text:span text:style-name="T964">w</text:span><text:s/>z<text:span text:style-name="T965">a</text:span>k<text:span text:style-name="T966">res</text:span>ie obo<text:span text:style-name="T967">w</text:span>i<text:span text:style-name="T968">ąz</text:span>ku<text:s/><text:span text:style-name="T969">ośw</text:span>i<text:span text:style-name="T970">atowego,</text:span><text:s/>nie ogr<text:span text:style-name="T971">a</text:span>ni<text:span text:style-name="T972">c</text:span>z<text:span text:style-name="T973">a</text:span>ją<text:s/><text:span text:style-name="T974">s</text:span>i<text:span text:style-name="T975">ę</text:span><text:s/><text:span text:style-name="T976">jed</text:span>yn<text:span text:style-name="T977">ie</text:span><text:s/><text:span text:style-name="T978">do</text:span><text:s/>śr<text:span text:style-name="T979">o</text:span>dow<text:span text:style-name="T980">is</text:span>ka r<text:span text:style-name="T981">obo</text:span>tn<text:span text:style-name="T982">iczego.</text:span></text:p>
      <text:p text:style-name="P983">Chc<text:span text:style-name="T984">e</text:span>m<text:span text:style-name="T985">y</text:span><text:s/><text:span text:style-name="T986">też</text:span><text:s/>porus<text:span text:style-name="T987">z</text:span>y<text:span text:style-name="T988">ć</text:span><text:s/>spr<text:span text:style-name="T989">a</text:span>wę o wielkiej dra<text:span text:style-name="T990">st</text:span>y<text:span text:style-name="T991">czn</text:span>oś<text:span text:style-name="T992">ci. Pr</text:span>oblem bi<text:span text:style-name="T993">c</text:span>i<text:span text:style-name="T994">a</text:span><text:s/>młodzieży n<text:span text:style-name="T995">a</text:span><text:s/><text:span text:style-name="T996">m</text:span>ilicyjnych posterunkac<text:span text:style-name="T997">h</text:span>. Tak, jak my tutaj siedzimy, większość z nas, w odróżnieniu od was, siedziała<text:span text:style-name="T998">.</text:span><text:s/><text:span text:style-name="T999">I</text:span><text:s/>my wiemy o czym mówimy. Ten bogaty katalog spraw z którymi przychodzimy, trzeba będzie rozpisać w tych naszych spotkaniach.</text:p>
      <text:p text:style-name="P1000">Ja będę proponował, później, ale jeszcze dzisiaj, aby moi koledzy, niektórzy, zreferowali trochę bardziej szczegółowo listę tego katalogu. Moglibyśmy zgodnie z tym, co powiedział pan przewodn<text:span text:style-name="T1001">iczą</text:span>cy, po przerwie, później, znając już swoje wstępne listy postulatów ustalić procedurę dalszych spotkań i dalszego postępowania ze<text:s/><text:span text:style-name="T1002">sp</text:span>raw<text:span text:style-name="T1003">a</text:span>mi, które tu wnosimy.</text:p>
      <text:p text:style-name="P1004">Zapow<text:span text:style-name="T1005">ie</text:span>dz<text:span text:style-name="T1006">ia</text:span>łem, że ustosunkow<text:span text:style-name="T1007">uj</text:span>my się do przemówienia pana przewodniczącego. Chciałbym powiedzieć teraz tylko tyle, że bardzo mnie ucieszyło stwier<text:span text:style-name="T1008">dz</text:span>enie otwierające to przemów<text:span text:style-name="T1009">ie</text:span>nie, że nie przychodzicie państwo by bronić status q<text:span text:style-name="T1010">u</text:span>o<text:span text:style-name="T1011">.</text:span><text:s/>To stwarza nadzieję, że nasz czas nie będzie czasem straconym. Jeśli uda się ominąć rafy rozumowania z którym się dotychczas bez przerwy spotykaliśmy, rozumowania streszczającego się do powiedzenia,<text:s/><text:span text:style-name="T1012">ż</text:span>e co nasze to nasze, a co wasze, to wspólne. Jeżeli to uda nam się ominąć, to rzeczywiście czasu n<text:span text:style-name="T1013">ie</text:span><text:s/>stracimy.</text:p>
      <text:p text:style-name="P1014">Dziękuję bardzo.</text:p>
      <text:p text:style-name="P1015"><text:span text:style-name="T1016">Ob.</text:span><text:span text:style-name="T1017"><text:s/>Le</text:span><text:span text:style-name="T1018">sz</text:span><text:span text:style-name="T1019">ek Mil</text:span><text:span text:style-name="T1020">l</text:span><text:span text:style-name="T1021">er</text:span>:</text:p>
      <text:p text:style-name="P1022">Dziękuję uprzejmie. Obecnie proszę o głos Juliana Nuckowsk<text:span text:style-name="T1023">ie</text:span>go<text:span text:style-name="T1024">.</text:span><text:s/><text:span text:style-name="T1025">I</text:span><text:s/>po tym wystąpieniu, zgodnie z propozycją pana przewodni<text:span text:style-name="T1026">czą</text:span>c<text:span text:style-name="T1027">eg</text:span>o ogłosimy przerwę. Proszę uprz<text:span text:style-name="T1028">ej</text:span>mie.</text:p>
      <text:p text:style-name="P1029"><text:span text:style-name="T1030">Ob. Julian Nuckowski</text:span>:</text:p>
      <text:p text:style-name="P1031"><text:span text:style-name="T1032">Sz</text:span>a<text:span text:style-name="T1033">no</text:span>w<text:span text:style-name="T1034">ni</text:span><text:s/>Pań<text:span text:style-name="T1035">s</text:span>tw<text:span text:style-name="T1036">o</text:span>!</text:p>
      <text:p text:style-name="P1037">Zapewne z różnych powodów, ale wszystkim nam zależy na tym, by panujące wśród części, a nawet znacznej części młodego pokolenia wrażenie, iż decyduje się o czymś, co jego dotyczy, ale bez jego udziału, oka<text:span text:style-name="T1038">za</text:span>ło s<text:span text:style-name="T1039">ię</text:span><text:s/>nieprawdziwe. To bowiem aktywność młodych zadecyduje o tempie, a pośrednio<text:s/><text:span text:style-name="T1040">i</text:span><text:s/>o kierunkach przemian w na<text:span text:style-name="T1041">s</text:span>zym kraju. Ale chyba musimy pamiętać o tym, że wszelkie podziały wśród młodych ludzi przenoszą się zawsze na dorosłe życie polityczne<text:span text:style-name="T1042">.</text:span><text:s/>Także jest to odwrotnie. Tak że nie stawiamy dzisiaj pytania przy tym stole, kto pozyska młodzież, co zawsze jest podtekstem postulatów dotyczących pluralizmu. Ale pytajmy do jakich celów, re<text:span text:style-name="T1043">al</text:span>izowan<text:span text:style-name="T1044">yc</text:span>h jakimi metodami, chcemy ją zachęcić?</text:p>
      <text:soft-page-break/>
      <text:p text:style-name="P1045">Wydaje mi się, że punktem wyjścia do dyskusji o pluralizmie ruchów, organizacji, struktur<text:span text:style-name="T1046"><text:s/></text:span>młod<text:span text:style-name="T1047">zi</text:span>eżowych, o tym była zres<text:span text:style-name="T1048">zt</text:span>ą wc<text:span text:style-name="T1049">ze</text:span>śniej mowa, powinna stać się odpowiedź na pytanie dotyczące nie tylko consensusu w sprawach wyc<text:span text:style-name="T1050">ho</text:span>wawczych, ale consensusu w sprawach polityki młodzieżowej. Chyba ten<text:s/>„stolik”<text:s/>jest po to, żeby przedyskutować pewne podstawowe sprawy dotyczące spraw młodzieży.</text:p>
      <text:p text:style-name="P1051">Przed chwilą panowie przewodniczący przedstawili pewne cele, pewne propozycje dz<text:span text:style-name="T1052">ia</text:span>łań, które można potraktować jako elementy polityki młodzieżow<text:span text:style-name="T1053">ej</text:span>, ale które będą wymagały także współpracy.</text:p>
      <text:p text:style-name="P1054">Wsp<text:span text:style-name="T1055">ół</text:span>praca<text:span text:style-name="T1056">.</text:span><text:s/><text:span text:style-name="T1057">to</text:span><text:s/>porozumien<text:span text:style-name="T1058">ie.</text:span><text:s/>Myślę, że to por<text:span text:style-name="T1059">oz</text:span>um<text:span text:style-name="T1060">ienie<text:s/></text:span>jest także istotne ze względu n<text:span text:style-name="T1061">a</text:span><text:s/>kształt przyszłej edukacji obywatelskiej, gdyż zawsze, nawet w trakcie najbardziej skompl<text:span text:style-name="T1062">ik</text:span>owanych okresów naszej historii o<text:span text:style-name="T1063">si</text:span>ągano pewien consensus wychowawczy, oparty na nie<text:s/><text:span text:style-name="T1064">k</text:span>wes<text:span text:style-name="T1065">t</text:span>iono<text:span text:style-name="T1066">w</text:span>anym wzorze obywatela patrioty<text:span text:style-name="T1067">.</text:span><text:s/>Obecnie w wielu dyskusjach ostatnich lat problem ten jakby przestał dla nas istnieć. Można zadać pytanie, czy musi to być cena jaką płacimy za walkę polityczną? Czy dziś nie starsi, ale młodzi, także przed trzydziestką, nie powinni uznać za s<text:span text:style-name="T1068">wó</text:span>j obowiązek zaoszczędzenia nastolatkom tego, co prowadzi do podziału młodego pokolenia.</text:p>
      <text:p text:style-name="P1069">Dla mnie niewielką pociechą jest to, że na szczęście niewielu młodych traktuje poważnie tezę o straconym pokoleniu. Chodzi natomiast o to, by na serio przekonali się, że to, co przed nami jest nie tylko pokoleniową, ale ogólnospołeczną sprawą.<text:s/><text:span text:style-name="T1070">M</text:span><text:span text:style-name="T1071">a</text:span>m<text:s/>świadomość, że nie będzie to łatwe. Przede wszystkim dlatego, że to, co młodzi postrzegają jako swoje podstawowe problemy stanowi w istocie najważniejsze problemy społeczne w kraju. Bo choć to młodzi n<text:span text:style-name="T1072">aj</text:span>dotkliwi<text:span text:style-name="T1073">ej</text:span><text:s/>odczuwają brak mieszkań, czy braki w adaptacji zawodowej, to zmiany w tym obszarze możliwe są tylko przy wysiłku całego sp<text:span text:style-name="T1074">oł</text:span>e<text:span text:style-name="T1075">cz</text:span>eń<text:span text:style-name="T1076">st</text:span>wa, różnych grup. O problemie tym mówił pan przewodni<text:span text:style-name="T1077">czą</text:span>cy Celiński. Tymi problemami zajmują się inne podzespoły<text:s/><text:span text:style-name="T1078">„</text:span>okrągłego stołu”.</text:p>
      <text:p text:style-name="P1079">R<text:span text:style-name="T1080">zą</text:span>d dzisiaj dysponuje programami dotyczącymi rozwiązywania rożnych problemów<text:s/><text:span text:style-name="T1081">socj</text:span>alno-b<text:span text:style-name="T1082">yt</text:span>owych młodzieży. Z tym, że podlegają one ciągłej ewolucji. Nie tyle ewolucji koncepcyjn<text:span text:style-name="T1083">ej,</text:span><text:s/>co zadaniowej. Dzieje się tak dlatego, że istota n<text:span text:style-name="T1084">ie</text:span>zad<text:span text:style-name="T1085">o</text:span>wal<text:span text:style-name="T1086">aj</text:span>ąc<text:span text:style-name="T1087">ej</text:span><text:s/>skuteczności polityki młodzieżowej nie leży<text:s/><text:span text:style-name="T1088">w</text:span><text:s/>braku idei, czy racjonalnie uło<text:span text:style-name="T1089">ż</text:span>onych programów,<text:s/><text:span text:style-name="T1090">al</text:span>e często<text:s/><text:span text:style-name="T1091">w</text:span><text:s/>niedosta<text:span text:style-name="T1092">t</text:span>ecznej ilości środków materialnych na ich realizację. Ka<text:span text:style-name="T1093">ż</text:span>da próba budżetowych przegrupowań w<text:span text:style-name="T1094">ią</text:span>zała się i nadal wiąże się<text:s/><text:span text:style-name="T1095">z</text:span><text:s/>podstawowym pytaniem: czyim kos<text:span text:style-name="T1096">z</text:span>tem?</text:p>
      <text:p text:style-name="P1097">Proszę Państwa<text:span text:style-name="T1098">!</text:span><text:s/>Po<text:span text:style-name="T1099">ds</text:span>t<text:span text:style-name="T1100">a</text:span>w<text:span text:style-name="T1101">o</text:span>wym założeniem polityki młodzieżowej rządu jest teza, iż niezbędnym jej elementem, a zarazem warunkiem decydującym o efektach, jest aktywny udział młodych ludzi w rozwiązywaniu ich problemów. Według mnie, naszym zdaniem, zgodnie z logiką praw przy<text:s/>„okrągłym stole”<text:s/>powinno być wypracowanie consensusu co do podstawowych kier<text:span text:style-name="T1102">u</text:span>nków i zasad polityki młod<text:span text:style-name="T1103">zi</text:span>eżow<text:span text:style-name="T1104">ej</text:span>. Jest to problem interesujący nie tylko przedstawicieli młodego pokolenia. Dla większości społe<text:span text:style-name="T1105">cz</text:span>eństwa jest chyba oczywiste, że o przyszłym rozwoju naszego państwa decydować będzie w dużej mierze powodzenie tej polityki oraz sama aktywność naszej młodzieży w przebudowie nasz<text:span text:style-name="T1106">e</text:span>j gospodarki, w kształtowaniu nowych stosunków społe<text:span text:style-name="T1107">cz</text:span>nych. Wreszcie, w procesie demokratyzac<text:span text:style-name="T1108">ji</text:span><text:s/>we wszystkich sferach życia społecznego i polit<text:span text:style-name="T1109">yc</text:span>znego.</text:p>
      <text:p text:style-name="P1110">A<text:span text:style-name="T1111">l</text:span>e to wypracowanie consensusu, czy beż porozumienia co do ogólnych zasad i kierunków polityki młodzieżowej jest sprawą pozornie prostą. Zakres n<text:span text:style-name="T1112">aj</text:span>pilni<text:span text:style-name="T1113">ej</text:span>szych potrzeb młodzieży jest bowiem znany. Można by więc domniemywać, że dyskusyjne są jedynie szczegółowe metody.<text:s/><text:span text:style-name="T1114">I</text:span><text:s/>takie uproszczone<text:s/><text:soft-page-break/>myślenie niekiedy spotykamy. Dyskusji podlega zarówno jednak problem pewnych pr<text:span text:style-name="T1115">io</text:span>rytetów,<text:s/><text:span text:style-name="T1116">najw</text:span>ażn<text:span text:style-name="T1117">ie</text:span>jszych spraw w polityce młodzieżowej, jak i zasad decydujących o charakterze podstawowych rozwiązań<text:s/><text:span text:style-name="T1118">w</text:span><text:s/>tym zakresie.</text:p>
      <text:p text:style-name="P1119">Są to więc pytania na które powinniśmy odpowiedz<text:span text:style-name="T1120">ie</text:span>ć w wyniku prac naszego zespołu. Obecność na tej sali<text:s/><text:span text:style-name="T1121">w</text:span>ielu podmiotów artykułu<text:span text:style-name="T1122">ją</text:span>cych interesy i potrzeby młodych ludzi powinno owocować wypracowaniem rozwiązań dotyc<text:span text:style-name="T1123">zą</text:span>cych rożnych problem<text:span text:style-name="T1124">ó</text:span>w<text:span text:style-name="T1125">.</text:span><text:s/>Zagadnienia barier w ks<text:span text:style-name="T1126">zt</text:span>ałtowaniu właściwych warunków ży<text:span text:style-name="T1127">ci</text:span>a młodzieży nie można, oczywiście, sp<text:span text:style-name="T1128">r</text:span>owa<text:span text:style-name="T1129">dzić<text:s/></text:span>tylko do wspomnianej kwestii.<text:s/><text:span text:style-name="T1130">Pr</text:span>zyczyn jest wiele. Są one znane. Dotyczą one zagadnień określonych jako pod<text:span text:style-name="T1131">s</text:span>tawowe warunki prowadzenia polityki młod<text:span text:style-name="T1132">zi</text:span>eżowej.</text:p>
      <text:p text:style-name="P1133">Wśród tych barier należy chyba wspomnieć o dotychczasowym p<text:span text:style-name="T1134">at</text:span>ernal<text:span text:style-name="T1135">is</text:span>tyc<text:span text:style-name="T1136">zn</text:span>ym charakterze polityki społecznej, co zdet<text:span text:style-name="T1137">er</text:span>minowało podobny charakter polityki młodzieżow<text:span text:style-name="T1138">ej</text:span>. Nie będę mówił szerzej o tym zagadnieniu, ale chyba w tym względzie mamy jasność. Stoimy przed kon<text:span text:style-name="T1139">iecz</text:span>noś<text:span text:style-name="T1140">cią<text:s/></text:span>rezygnacji z p<text:span text:style-name="T1141">at</text:span>ernal<text:span text:style-name="T1142">istycz</text:span>neg<text:span text:style-name="T1143">o</text:span><text:s/>charakteru polityki państwa wobec młodego pokolenia. Ale taka świadomość, to chyba dopiero połowa drogi. Czy potrafimy zaproponować młodzieży, a zwłaszcza jej ruchom, jej organiza<text:span text:style-name="T1144">cj</text:span>om, nowy model relacji z państwem? Czy też wiemy, jaki ma być nowy model polityki młodz<text:span text:style-name="T1145">ie</text:span>żow<text:span text:style-name="T1146">ej</text:span>? Oczywiście nie ulega wątpliwości, że niezbędny jest odpowiedni zestaw gwarancji formalno-prawnych,<text:s/><text:span text:style-name="T1147">insty</text:span>tu<text:span text:style-name="T1148">cjo</text:span>n<text:span text:style-name="T1149">al</text:span>n<text:span text:style-name="T1150">yc</text:span>h, finansowych i politycznych. Uważam, że podstawy takiej gwaran<text:span text:style-name="T1151">cj</text:span>i zostały już stworzone. Daje je między innymi ustawa o zasadach udziału młodzieży w życiu państwowym, społecznym, gospodarczym, kulturalnym, kraju, uchwalona w<text:s/>‘86 roku. Chyba jest ona ważkim elementem przebudowy pol<text:span text:style-name="T1152">it</text:span>yki młodzieżowej.</text:p>
      <text:p text:style-name="P1153">Uchwalenie tej ustawy oraz przyjęcie szeregu aktów wykonawczych ma według nas duże zna<text:span text:style-name="T1154">cz</text:span>enie. Jednakże są<text:s/><text:span text:style-name="T1155">is</text:span>totne też zastrzeżenia. Mówi się dzisiaj o zbyt deklaratywnym charakterze ustawy. O niepełnym respektowaniu jej przep<text:span text:style-name="T1156">i</text:span>só<text:span text:style-name="T1157">w.</text:span><text:s/><text:span text:style-name="T1158">O</text:span><text:s/>pominięciu pewnych istotnych zakresów zagadnień<text:span text:style-name="T1159">.</text:span></text:p>
      <text:p text:style-name="P1160">Dlatego też należy doskonalić system aktów wykonawczych, ale również bardziej konsekwentn<text:span text:style-name="T1161">ie</text:span><text:s/>wprowadzać zawarte w<text:s/><text:span text:style-name="T1162">te</text:span>j ustawie zasady.</text:p>
      <text:p text:style-name="P1163">Logiczną konsekwencją tej ustawy było przyjęcie programu. Pan przewodni<text:span text:style-name="T1164">cz</text:span>ący Miller mówił o pierwszym programie rządowym. Po<text:span text:style-name="T1165"><text:s/>p</text:span>rzyjęciu ustawy o młodzieży w<text:s/>‘86 roku rząd przyjął program o nazwie, główne zadania rządu na rzecz młodzieży w latach 1987-1990<text:span text:style-name="T1166">.</text:span><text:s/>Jest to duży zestaw zadań, w sumie obejmujące 9<text:span text:style-name="T1167">3</text:span><text:s/>zadania, obejmujące w zasadzie wszystkie podstawowe problemy dotyczące młodego pokolenia, począwszy od problemów socjalnych, bytowych, poprzez kwestie na przykład, adaptacji społe<text:span text:style-name="T1168">cz</text:span>no-zawodowej, awansu społeczno-zawodowego młodzieży, a skończywszy na takich kwestiach jak aktywność młodzieży w róż<text:span text:style-name="T1169">a</text:span>ch sferach. R<text:span text:style-name="T1170">ów</text:span>nież społeczna, polityczna, kulturalna, gospodarcza, artystyczna.</text:p>
      <text:p text:style-name="P1171">Ostatnio Komitet do spraw M<text:span text:style-name="T1172">ł</text:span>odzieży i Kultury Fizy<text:span text:style-name="T1173">cz</text:span>nej, komitet, który reprezentuję, dokonał analizy realizacji i analizy uwarunkowań realizacji tego programu. Jest to ocena krytyczna.<text:s/><text:span text:style-name="T1174">W</text:span><text:s/>efekcie wypracow<text:span text:style-name="T1175">aliś</text:span>my pewne konkr<text:span text:style-name="T1176">et</text:span>ne propozycje dotyczące sposobu realizacji, ale pewnych wybranych zadań.</text:p>
      <text:p text:style-name="P1177">Chciałbym tutaj te zadania, te priorytety, te sprawy, zapropono<text:span text:style-name="T1178">wa</text:span>ć. Chciałbym zaproponować by były to sprawy do naszej dyskusji<text:span text:style-name="T1179">.</text:span><text:s/>By te kwestie, które tutaj przedstawię były nie tylko sprawami rządowymi, ale<text:s/><text:soft-page-break/>by były także sprawami społecznymi, mającymi społeczne poparcie.</text:p>
      <text:p text:style-name="P1180">Jest to pięć kierunków, pięć spraw. Po pierwsze, budownictwo mieszkaniowe. Ale co może oznaczać priorytet w tym<text:s/>zakresie prioryt<text:span text:style-name="T1181">e</text:span>t<text:span text:style-name="T1182"><text:s/></text:span>młod<text:span text:style-name="T1183">zi</text:span>eży?<text:s/><text:span text:style-name="T1184">W</text:span><text:s/><text:span text:style-name="T1185">t</text:span>ym zakresie<text:s/><text:span text:style-name="T1186">w</text:span><text:s/>odniesieniu do młodzieży? Może to w sytuacji braku środków oznaczać pierwszeństwo dla spółdzielni, zrzeszeń młod<text:span text:style-name="T1187">zi</text:span>eżowych, a także młodych ludzi w otrzymywaniu kredytów<text:span text:style-name="T1188">.</text:span><text:s/>Zarówno na zakup terenów, jak i na budowę, a także w o<text:span text:style-name="T1189">tr</text:span>zymywaniu materiałów budowlanych. Oznaczać to także może przyjęcie zasady, iż pełny kredyt uzyskują te spółdzielnie, których członkowie budują pierwsze w swoim życiu mieszkanie. Takie kredyty może otrzymać w zasadzie każdy, ale środki kredytowe są ograniczone. Trzeba więc przyjmować pewną zasadę.</text:p>
      <text:p text:style-name="P1190">Sprawa druga, którą proponu<text:span text:style-name="T1191">je</text:span>my, to warunki pracy i życia młodych rolników. To też kwestia gwarancji pewnych sytuacji formalno-prawnych. To sprawa podniesienia standardu warunków życia. Tutaj jest propozycja objęcia systemową pomocą materiałową nie tylko właścicieli gospodarstw, ale tych, którzy są następcami, którzy dziś gospodarują, chociaż jeszcze formaln<text:span text:style-name="T1192">i</text:span>e nie są właśc<text:span text:style-name="T1193">ici</text:span>elami gospodarstw rolnych.</text:p>
      <text:p text:style-name="P1194">Sprawa trzecia, to ekologia, ale ekologia rozumiana szeroko. Ekologia nie tylko środowiska, ale ekologia człowieka. To także walka z wszelkimi przejawami patologii. Proponujemy tutaj ze strony rządowej wspieranie tych wszystkich młodzieżowych ruchów, inicjatyw, które będą do dotykały tej sfery.<text:s/><text:span text:style-name="T1195">A</text:span>le trzeba mieć świadomość, że koncentracja środków w tej sferze może oznaczać brak środków, mniejsze środki<text:s/><text:span text:style-name="T1196">w</text:span><text:s/>innych sferach działalności społecznej.</text:p>
      <text:p text:style-name="P1197">Jeszcze dwie kwestie,<text:s/><text:span text:style-name="T1198">k</text:span>tóre wprost i bezpośrednio dotyka<text:span text:style-name="T1199">ją</text:span><text:s/>młodych<text:span text:style-name="T1200">.</text:span><text:s/>To sprawa promocji i startu zawodowego m<text:span text:style-name="T1201">ł</text:span>odych kadr. Jest to propozycja wprowadzenia w życie lokato<text:span text:style-name="T1202">wego</text:span><text:s/>systemu kończenia studiów. By<text:span text:style-name="T1203">ć</text:span><text:s/>może<text:s/><text:span text:style-name="T1204">w</text:span><text:s/>przyszłości także nie tylko studiów, ale i szkół. Związanego z tym loka<text:span text:style-name="T1205">to</text:span>wego systemu zatrudniania absolwentów. Je<text:span text:style-name="T1206">s</text:span>t to propozycja ZSP<text:span text:style-name="T1207">.</text:span><text:s/>Myślę, że warto jej się przyjrzeć. Strona rządowa chce wdrożyć tę propozycję w życie. To także likwidacja warunków stażowych. Dzisiaj są tak sformułowane przepisy prawne, że do objęcia każdego n<text:span text:style-name="T1208">ie</text:span>mal stanowiska potrzebny jest staż. Potrzeba przepracować ileś tam lat. Tymczasem człowiek zdobywa doświadczenie w różnym sposób, zdobywa to doświadczen<text:span text:style-name="T1209">ie</text:span>, w ciągu trzech lat zdobywa, w ciągu pięciu, a ktoś może po prostu os<text:span text:style-name="T1210">ią</text:span>gnąć starszy w<text:span text:style-name="T1211">ie</text:span>k niżby określały kryteria stażowe i nie będzie mógł danego stanowiska, czy danej<text:s/><text:span text:style-name="T1212">fu</text:span>nkc<text:span text:style-name="T1213">ji</text:span><text:s/>pełnić. Przykładów w tym zakresie jest wiele.</text:p>
      <text:p text:style-name="P1214">I sprawa piąta, ostatni kierunek, to praca z młodzieżą uzdolnioną. To wprowadzenie szerszego niż do tej pory szerszego systemu stypendiów, nagród, premii.</text:p>
      <text:p text:style-name="P1215">Pięć spraw, pięć priorytetów. Komitet Młodzieży i Kultury Fizycznej zamierza te sprawy przedstawić w marcu rządowi. Dzisiaj stawiam te problemy pod dysku<text:span text:style-name="T1216">sj</text:span>ę, stawiam zarówno kierunki, zarówno priorytety, być może te, być może inne, ale także metody ich realizacji<text:span text:style-name="T1217">.</text:span><text:s/>Przedstawiłem tutaj k<text:span text:style-name="T1218">i</text:span>lka propozycji. Ale są to propozycje otwarte. Być może tutaj, w czasie tej dyskusji znajdziemy inne, znajdziemy lepsze.</text:p>
      <text:p text:style-name="P1219">Oczywiście, można zapytać, czy te<text:span text:style-name="T1220">n</text:span><text:s/>zestaw jest wyczerpujący? Można byłoby, oczywiście, wiele tutaj dodać. Ale jeśli mają to być priorytety, a nie pełny rejestr młodego pokolenia, to trzeba się na coś zdecydować.</text:p>
      <text:p text:style-name="P1221">Chciałbym jeszcze o dwóch kwestiach. Sprawa pierwsza,<text:s/>to<text:s/><text:span text:style-name="T1222">j</text:span>est t<text:span text:style-name="T1223">a</text:span><text:s/>kwesti<text:span text:style-name="T1224">a</text:span><text:s/>polityki młod<text:span text:style-name="T1225">zieżowej,</text:span><text:s/>któr<text:span text:style-name="T1226">a</text:span><text:s/>wiąże się<text:s/><text:span text:style-name="T1227">z</text:span><text:s/>wa<text:span text:style-name="T1228">ru</text:span>nkami so<text:span text:style-name="T1229">cjal</text:span>no-b<text:span text:style-name="T1230">yto</text:span>w<text:span text:style-name="T1231">ym</text:span>i młodzieży<text:span text:style-name="T1232">.</text:span><text:s/>Rozwiązania przyjmowane w tym zakresie są jakby pochodną ogólnej polityki państwa socjalnej państwa. Chciałbym podkreślić, iż polityka społeczna lat<text:s/><text:soft-page-break/>dz<text:span text:style-name="T1233">ie</text:span>więćd<text:span text:style-name="T1234">zi</text:span>es<text:span text:style-name="T1235">ią</text:span>tych rezygnuje z działań interwenc<text:span text:style-name="T1236">yj</text:span>no-ochronnych, korekc<text:span text:style-name="T1237">y</text:span>jnych, na rzecz polityki o charakterze aktywnym, nastawionej na osiąganie pewnych ogólnych celów społecznych.<text:s/><text:span text:style-name="T1238">Z</text:span><text:s/>tym wiąże się zmni<text:span text:style-name="T1239">ej</text:span>szenie zakresu funk<text:span text:style-name="T1240">cj</text:span>i osłonowych państwa, przy jednoczesnym założeniu, że w tym zmniejszonym zakresie będą one bardziej skuteczne. Wiąże się z tym również wprowadzanie mechanizmów waloryz<text:span text:style-name="T1241">ują</text:span>c<text:span text:style-name="T1242">yc</text:span>h zarówno wartość świadczeń finansowych wspomag<text:span text:style-name="T1243">ają</text:span>cych te osoby, jak i młode rodziny.<text:s/><text:span text:style-name="T1244">A</text:span>le też i systemów kredytowych, którymi jedynymi, bądź głównymi adresatami są ludzie młodzi<text:span text:style-name="T1245">.</text:span><text:s/>Przykładem może tu być kredyt na zag<text:span text:style-name="T1246">os</text:span>podarowanie młodych małżeństw, matek i osób samotnie wychow<text:span text:style-name="T1247">uj</text:span>ący<text:span text:style-name="T1248">ch</text:span><text:s/>dzieci.<text:s/><text:span text:style-name="T1249">W</text:span><text:s/>najbliższym czasie zostanie wprowadzona zasada, zmiana zasady ustalania wysokości kredytu. Będzie to n<text:span text:style-name="T1250">ie</text:span>określona i co jakiś czas zmieniana kwota, ale wielokrotność przeciętnego miesięcznego wynagrad<text:span text:style-name="T1251">za</text:span>nia w gospodarce uspołe<text:span text:style-name="T1252">cz</text:span>n<text:span text:style-name="T1253">io</text:span>n<text:span text:style-name="T1254">ej</text:span><text:s/>w roku poprzednim. Podobny mechanizm obowiązuje już dziś w zakresie kredytu na zagospodarowanie dla absolwentów.</text:p>
      <text:p text:style-name="P1255">To są pr<text:span text:style-name="T1256">z</text:span>ykła<text:span text:style-name="T1257">dy</text:span>. Taki mechanizm, czy analogiczne mechanizmy pragniemy wprowadzać wszędzie, w całej sferze, o której przed chwilą mówiłem.</text:p>
      <text:p text:style-name="P1258">I kolejny problem, to problem emigracji młodych. W zasadz<text:span text:style-name="T1259">ie</text:span><text:s/>spełnione zostały wszystkie formalno-prawne wymogi łagodzące napięcia związane z wyjazdami młodzieży za<text:s/>gr<text:span text:style-name="T1260">a</text:span>nicę, najczęściej<text:s/><text:span text:style-name="T1261">w</text:span><text:s/>celach zarobkowy<text:span text:style-name="T1262">ch.</text:span><text:s/>Powszechny dostęp do paszportów, swoboda wyjazdów w celach turys<text:span text:style-name="T1263">ty</text:span>czny<text:span text:style-name="T1264">ch,<text:s/></text:span>legalizacja pracy za granicą, możliwoś<text:span text:style-name="T1265">c</text:span>i powrotu do kraju wszystkich, którzy wyjechali, to działania, które wsparte przez tworzenie szans na udzi<text:span text:style-name="T1266">a</text:span>ł młody<text:span text:style-name="T1267">ch</text:span><text:s/>w procesie reformowania kraju, powinny przyczynić si<text:span text:style-name="T1268">ę</text:span><text:s/>do ograniczenia zjawiska emigra<text:span text:style-name="T1269">cj</text:span>i.<text:s/><text:span text:style-name="T1270">W</text:span>szystkim bowiem zależeć powinno na tym, aby wyjazd jako ucieczka przed<text:span text:style-name="T1271"><text:s/></text:span>skutkami kryzysu został zastąpiony satysfak<text:span text:style-name="T1272">cj</text:span>on<text:span text:style-name="T1273">uj</text:span>ącymi działaniami zwal<text:span text:style-name="T1274">czają</text:span>cymi kryzys, a ewentualny wyjazd legalny, racjonalny, służył powrotowi, poprawiał sytuację obywatela, służąc jednocześnie wspólnemu dobru. Dyskutując o emigracji trzeba po prostu chyba usuwać jej przyczyny, a nie skutki. Procesy emigracji zarobkowej młodzieży są sprawą nas wszystkich, wszystkich instytucji wychowawc<text:span text:style-name="T1275">zy</text:span>ch, bez względu na to jak dalece krzyżują się wpływy. Młodzi bowiem opuszczają nie tylko ojczyznę, nie tylko zakład pracy, rodziców, przyjaciół, szkołę, ale i parafię.</text:p>
      <text:p text:style-name="P1276">Proszę państwa. Wskazałem na szereg uwarunkowań oraz d<text:span text:style-name="T1277">zi</text:span>ałań administra<text:span text:style-name="T1278">cj</text:span>i państwowej w zakresie stwarzania mło<text:span text:style-name="T1279">d</text:span>zieży szans na realizację pokoleniow<text:span text:style-name="T1280">yc</text:span>h aspiracji. Zasiadamy do tych obrad z wieloma obawami. Pod presją oczekiwań, ale też w przekonaniu, że wolą nas w<text:span text:style-name="T1281">sz</text:span>ystki<text:span text:style-name="T1282">ch</text:span><text:s/>jest por<text:span text:style-name="T1283">o</text:span>zumienie.</text:p>
      <text:p text:style-name="P1284">Dziękuję.</text:p>
      <text:p text:style-name="P1285"><text:span text:style-name="T1286">Ob.</text:span><text:span text:style-name="T1287"><text:s/>Le</text:span><text:span text:style-name="T1288">sz</text:span><text:span text:style-name="T1289">ek Mil</text:span><text:span text:style-name="T1290">l</text:span><text:span text:style-name="T1291">er</text:span>:</text:p>
      <text:p text:style-name="P1292">Dz<text:span text:style-name="T1293">ię</text:span>kuję bard<text:span text:style-name="T1294">zo</text:span>. Z panem Celińskim uzyskaliśmy pierwszy consensus. Jednomyślność dotyczy bowiem czasu trwania pr<text:span text:style-name="T1295">ze</text:span>rw<text:span text:style-name="T1296">y.</text:span><text:s/>Og<text:span text:style-name="T1297">łasz</text:span>am więc przerwę do godziny 12.1<text:span text:style-name="T1298">5</text:span>.</text:p>
      <text:p text:style-name="P1299"/>
      <text:p text:style-name="P1300">/Przerwa/.</text:p>
      <text:p text:style-name="P1301"/>
      <text:p text:style-name="P1302">/Po przerwie/.</text:p>
      <text:p text:style-name="P1303"/>
      <text:p text:style-name="P1304"><text:span text:style-name="T1305">Ob.</text:span><text:span text:style-name="T1306"><text:s/>Le</text:span><text:span text:style-name="T1307">sz</text:span><text:span text:style-name="T1308">ek Mil</text:span><text:span text:style-name="T1309">l</text:span><text:span text:style-name="T1310">er</text:span>:</text:p>
      <text:soft-page-break/>
      <text:p text:style-name="P1311">Szanowni Państwo<text:span text:style-name="T1312">!</text:span><text:s/><text:span text:style-name="T1313">W</text:span>z<text:span text:style-name="T1314">n</text:span>a<text:span text:style-name="T1315">w</text:span>i<text:span text:style-name="T1316">amy</text:span><text:s/>obrady<text:span text:style-name="T1317">.</text:span><text:s/>Proponuję następu<text:span text:style-name="T1318">j</text:span>ącą procedurę,<text:s/><text:span text:style-name="T1319">a</text:span>b<text:span text:style-name="T1320">y</text:span><text:s/>obecn<text:span text:style-name="T1321">i</text:span>e z<text:span text:style-name="T1322">e</text:span><text:s/>str<text:span text:style-name="T1323">o</text:span>ny, k<text:span text:style-name="T1324">t</text:span>órą reprezent<text:span text:style-name="T1325">uje</text:span><text:s/>p<text:span text:style-name="T1326">a</text:span>n Celiński wys<text:span text:style-name="T1327">t</text:span>ąpiło kil<text:span text:style-name="T1328">ku</text:span><text:s/><text:span text:style-name="T1329">k</text:span>o<text:span text:style-name="T1330">l</text:span>egów,<text:s/><text:span text:style-name="T1331">kt</text:span>órz<text:span text:style-name="T1332">y</text:span><text:s/><text:span text:style-name="T1333">po</text:span>d<text:span text:style-name="T1334">z</text:span>ieliliby<text:s/><text:span text:style-name="T1335">s</text:span>ię własnymi spostrzeżeniami, problema<text:span text:style-name="T1336">mi,</text:span><text:s/>refl<text:span text:style-name="T1337">e</text:span>ks<text:span text:style-name="T1338">j</text:span>ami<text:span text:style-name="T1339">,</text:span><text:s/>a potem żeby koledzy ze strony, którą ja reprezentuję również zechcieli się własnymi refleksjami podzielić. Na tym byśmy skończyli dzisiejszy dz<text:span text:style-name="T1340">ie</text:span>ń obrad, jeśli nie będzie tutaj sprzeciwów i zastrzeżeń, powołując niewielki zespół, k<text:span text:style-name="T1341">tó</text:span>ry by zajął się opracowaniem i zebr<text:span text:style-name="T1342">a</text:span>łby, jak gdyby plon dzisiejszego posiedzenia, ustaliłby zakres tematów do podjęcia, procedurę obrad. I spotkalibyśmy się po raz kolejny na sesji plenarnej, obradując w oparciu o ustalenia tego zespołu.</text:p>
      <text:p text:style-name="P1343">Prosiłbym, aby do tych propozycji szanowni państwo zechcieli się pod koniec naszego posiedzenia odnieść. Proszę uprzejmie, kto chciałby w tej chwili zabrać głos?</text:p>
      <text:p text:style-name="P1344"><text:span text:style-name="T1345">Ob. Andrzej Celiń</text:span><text:span text:style-name="T1346">s</text:span><text:span text:style-name="T1347">ki</text:span>:</text:p>
      <text:p text:style-name="P1348">Istotnie, chciałbym aby k<text:span text:style-name="T1349">il</text:span>ku kolegów repreze<text:span text:style-name="T1350">ntuj</text:span>ących swoje środowiska, przedstawili postu<text:span text:style-name="T1351">la</text:span>ty tych środowisk.</text:p>
      <text:p text:style-name="P1352">Proponuję, aby pierwszym był, aby pierwszy zabrał głos Robert Bitner, z Niezależnego Zrzeszenia Studentów.</text:p>
      <text:p text:style-name="P1353"><text:span text:style-name="T1354">O</text:span><text:span text:style-name="T1355">b</text:span><text:span text:style-name="T1356">. Robert Bitner</text:span>:</text:p>
      <text:p text:style-name="P1357">Szanowni Państwo. Spotykamy się dz<text:span text:style-name="T1358">is</text:span>i<text:span text:style-name="T1359">aj</text:span><text:s/><text:span text:style-name="T1360">w</text:span><text:s/>ramach<text:s/><text:span text:style-name="T1361">„</text:span><text:span text:style-name="T1362">o</text:span>krągłego stołu”<text:s/>j<text:span text:style-name="T1363">a</text:span>ko mł<text:span text:style-name="T1364">o</text:span>dzi ludzie<text:span text:style-name="T1365">.</text:span><text:s/>Pierwszy r<text:span text:style-name="T1366">az</text:span><text:s/><text:span text:style-name="T1367">w</text:span><text:s/>h<text:span text:style-name="T1368">is</text:span>torii P<text:span text:style-name="T1369">R</text:span>L władza prowadzi kompleksowe rozmowy z reprezentantami części społe<text:span text:style-name="T1370">cz</text:span>eństwa, niezw<text:span text:style-name="T1371">ią</text:span>zanego z obozem władzy. Nasza strona społeczna jest pluralist<text:span text:style-name="T1372">yc</text:span>zna. Są wśród n<text:span text:style-name="T1373">a</text:span>s między innymi członkowie<text:s/>„Solidarności”,<text:s/>„Solidarności”<text:s/>Rolników Indywidualnych, Niezależnego Zrzeszenia Studentów, Niezależnego Harcerstwa, czy Akadem<text:span text:style-name="T1374">ickic</text:span>h Organ<text:span text:style-name="T1375">iz</text:span>acji Katolickich. Chodzi nam o to,<text:s/><text:span text:style-name="T1376">abyś</text:span>my wszyscy znaleźli należne miejsce w naszym kraju. Aby<text:s/><text:span text:style-name="T1377">d</text:span>la naszej strony n<text:span text:style-name="T1378">ie</text:span><text:s/>istniała tylko alternatywa między emigracją, a znajdowaniem się w sytua<text:span text:style-name="T1379">cj</text:span>i ściganego.</text:p>
      <text:p text:style-name="P1380">Spotykamy się dzisiaj w Podzespole do spraw Młodzieży tak, jakby sprawy nurtujące młodzież różniły się od spraw nurtujących całe społeczeństwo. Myślę, że młodzież nie ma swoich specy<text:span text:style-name="T1381">fi</text:span>cznych problemów. A to, co n<text:span text:style-name="T1382">as</text:span><text:s/>odróżnia od starszych, to chę<text:span text:style-name="T1383">ć</text:span><text:s/>szybszych i głębszych przemian, i mniejsza cierpliwość. Życie nasze polega na wegetacji i ciągłej walce o zaspokojenie podstawowych potrzeb. Nie mamy<text:s/><text:span text:style-name="T1384">ż</text:span>adnych perspektyw. Życie mamy tylko jedno i chcemy je przeżyć godnie, twórczo. Nie przy<text:span text:style-name="T1385">szliś</text:span>my na seminarium młodego pokolenia, ale chcemy tu rozwiązać sprawy konkretne, podstawowe dla środowisk z których się wywodzimy.<text:s/><text:span text:style-name="T1386">T</text:span>e sprawy, które można załatwić przy<text:s/>„okrągłym stole”<text:s/><text:span text:style-name="T1387">n</text:span>ie<text:span text:style-name="T1388">m</text:span>al natychmiast powinny zostać tutaj załatwione. Problemy wymagające dłuższego czasu do rozwiązania powinny być przez nas<text:s/>za<text:span text:style-name="T1389">łatwi</text:span>one<text:s/><text:span text:style-name="T1390">w</text:span><text:s/>formie ustaleń co d<text:span text:style-name="T1391">o</text:span><text:s/><text:span text:style-name="T1392">c</text:span>z<text:span text:style-name="T1393">a</text:span>su<text:span text:style-name="T1394">,</text:span><text:s/><text:span text:style-name="T1395">m</text:span>iejsca i<text:s/><text:span text:style-name="T1396">spo</text:span>sobu<text:s/><text:span text:style-name="T1397">w</text:span><text:s/><text:span text:style-name="T1398">ja</text:span>kim<text:s/><text:span text:style-name="T1399">z</text:span>os<text:span text:style-name="T1400">ta</text:span>n<text:span text:style-name="T1401">ą</text:span><text:s/>rozwiązane<text:span text:style-name="T1402">.</text:span></text:p>
      <text:p text:style-name="P1403">Głównym problem<text:span text:style-name="T1404">,</text:span><text:s/>jaki chc<text:span text:style-name="T1405">iel</text:span>ib<text:span text:style-name="T1406">yś</text:span>my przy tym stole rozwiązać jest pluralizm, zarówno w sferze politycznej, związkowej,<text:s/><text:span text:style-name="T1407">ja</text:span>k i<text:s/><text:span text:style-name="T1408">gosp</text:span>o<text:span text:style-name="T1409">da</text:span>r<text:span text:style-name="T1410">czej.</text:span><text:s/>Prawo do n<text:span text:style-name="T1411">ie</text:span><text:s/>skrępowanej d<text:span text:style-name="T1412">zi</text:span>ałalności politycznej, związkowej i go<text:span text:style-name="T1413">sp</text:span>odar<text:span text:style-name="T1414">czej</text:span><text:s/>jest niezbywalnym prawem naturalnym każdego człowieka. Niezależnie od tego, czy to się komuś podoba, czy nie. Typowym przyk<text:span text:style-name="T1415">ła</text:span>dem nie liczenia się z podstawowymi<text:s/><text:span text:style-name="T1416">pr</text:span>awa<text:span text:style-name="T1417">mi</text:span><text:s/>człowieka przez wł<text:span text:style-name="T1418">a</text:span>dze<text:s/><text:span text:style-name="T1419">P</text:span>RL jest brak pluralizmu związkowego, który jest sz<text:span text:style-name="T1420">cz</text:span>ególnie widoczny w środowisku akademickim.</text:p>
      <text:p text:style-name="P1421">Najlepszą tego e<text:span text:style-name="T1422">gz</text:span>empli<text:span text:style-name="T1423">fi</text:span>k<text:span text:style-name="T1424">acją</text:span><text:s/>jest sytuacja w jakiej znajduje się Niezależne Zrzeszenie Studentów. Jesienią 19<text:span text:style-name="T1425">8</text:span>0 roku w większości ośrodków akademickich zawiązało się z inicjatywy studenckich komitetów<text:s/><text:soft-page-break/><text:span text:style-name="T1426">„</text:span>Solidarności”<text:s/>Komitety Założycielskie Niezależnego Zrzeszenia Studentów. W lutym 19<text:span text:style-name="T1427">8</text:span>1 roku nastąpiła wymuszona og<text:span text:style-name="T1428">ól</text:span>nopolskim strajkiem rejestracja Zrzeszenia.<text:s/><text:span text:style-name="T1429">W</text:span><text:s/>grudniu 19<text:span text:style-name="T1430">8</text:span>1 roku<text:s/><text:span text:style-name="T1431">N</text:span>Z<text:span text:style-name="T1432">S</text:span><text:s/>liczył około<text:s/><text:span text:style-name="T1433">50</text:span><text:s/>tysięcy członków i był zdecydowanie największą organizacją studencką. Wprowadzając stan wojenny władze un<text:span text:style-name="T1434">ie</text:span>możli<text:span text:style-name="T1435">wił</text:span>y działalność naszego Zrzeszenia. Około 200 członków naszej organiza<text:span text:style-name="T1436">cj</text:span>i zostało<text:s/><text:span text:style-name="T1437">i</text:span>nternowan<text:span text:style-name="T1438">yc</text:span>h.</text:p>
      <text:p text:style-name="P1439">Jedno<text:span text:style-name="T1440">cz</text:span>eśnie mini<text:span text:style-name="T1441">st</text:span>er Szkolni<text:span text:style-name="T1442">ct</text:span>wa Wyżs<text:span text:style-name="T1443">ze</text:span>go, Nauki i Techn<text:span text:style-name="T1444">ik</text:span>i w pierwszy<text:span text:style-name="T1445">ch</text:span><text:s/>dn<text:span text:style-name="T1446">ia</text:span>ch stycznia 1982 roku p<text:span text:style-name="T1447">o</text:span>djął decyzję o rozwiązaniu NZS. Minister nie posiadał do tego ustawowej delegacji. Nasze oskarżenie zostało uwzględnione przez Naczelny Sąd Administracyjny.<text:s/><text:span text:style-name="T1448">W</text:span><text:s/>ówczesnej s<text:span text:style-name="T1449">ytuacj</text:span>i politycznej nie mogło jednak dojść do teoretycznie wygranej dla<text:s/><text:span text:style-name="T1450">n</text:span>as rozprawy, gdyż zgłoszenie się naszych przedstawicieli<text:s/><text:span text:style-name="T1451">w</text:span><text:s/>gmachu<text:s/><text:span text:style-name="T1452">sąd</text:span>u byłoby równoznaczne<text:s/><text:span text:style-name="T1453">z</text:span><text:s/>ich<text:s/><text:span text:style-name="T1454">a</text:span>re<text:span text:style-name="T1455">szt</text:span>o<text:span text:style-name="T1456">wa</text:span>nie<text:span text:style-name="T1457">m</text:span><text:s/>lub int<text:span text:style-name="T1458">e</text:span>rnowa<text:span text:style-name="T1459">ni</text:span>em.<text:s/><text:span text:style-name="T1460">M</text:span>i<text:span text:style-name="T1461">m</text:span>o represji NZS nadal kontynuowa<text:span text:style-name="T1462">ł</text:span><text:s/>swą d<text:span text:style-name="T1463">zia</text:span>ł<text:span text:style-name="T1464">a</text:span>l<text:span text:style-name="T1465">no</text:span>ść<text:span text:style-name="T1466">.</text:span></text:p>
      <text:p text:style-name="P1467">We w<text:span text:style-name="T1468">rz</text:span>eśniu ubiegłego r<text:span text:style-name="T1469">o</text:span>k<text:span text:style-name="T1470">u,</text:span><text:s/><text:span text:style-name="T1471">w</text:span><text:s/>s<text:span text:style-name="T1472">y</text:span>t<text:span text:style-name="T1473">ua</text:span>cji nawiązania<text:s/><text:span text:style-name="T1474">bez</text:span>p<text:span text:style-name="T1475">ośr</text:span>e<text:span text:style-name="T1476">d</text:span>n<text:span text:style-name="T1477">i</text:span>c<text:span text:style-name="T1478">h</text:span><text:s/><text:span text:style-name="T1479">rozm</text:span>ów między<text:s/><text:span text:style-name="T1480">przedstawicielam</text:span>i<text:s/><text:span text:style-name="T1481">władzy</text:span><text:s/><text:span text:style-name="T1482">a</text:span><text:s/><text:span text:style-name="T1483">przedstawicielami</text:span><text:s/><text:span text:style-name="T1484">„</text:span>S<text:span text:style-name="T1485">o</text:span>lid<text:span text:style-name="T1486">a</text:span>rnoś<text:span text:style-name="T1487">c</text:span>i<text:span text:style-name="T1488">”</text:span>, nasze Zrzeszenie postano<text:span text:style-name="T1489">w</text:span>iło unormow<text:span text:style-name="T1490">ać</text:span><text:s/>swoje stosunki z admin<text:span text:style-name="T1491">is</text:span>tra<text:span text:style-name="T1492">cj</text:span>ą państwową.</text:p>
      <text:p text:style-name="P1493">Ostatni Zjazd NZS, który od<text:span text:style-name="T1494">b</text:span>ywał się we wrześniu 1<text:span text:style-name="T1495">98</text:span>8 roku zobowiązał Krajową Komisję Koordynac<text:span text:style-name="T1496">yj</text:span>ną do podjęcia działań zmierz<text:span text:style-name="T1497">aj</text:span>ących do<text:s/>relegali<text:span text:style-name="T1498">zacj</text:span>i<text:s/>NZS<text:span text:style-name="T1499">.</text:span><text:s/><text:span text:style-name="T1500">Je</text:span>dnocześnie Zjazd wezw<text:span text:style-name="T1501">ał</text:span><text:s/>władze u<text:span text:style-name="T1502">c</text:span>zelnianych organizacji NZS do podejmowania<text:s/><text:span text:style-name="T1503">ja</text:span>wn<text:span text:style-name="T1504">ej</text:span><text:s/>działalności w swoim środowisku akademickim w celu odbudowy statutowej struktury Zrzeszenia.</text:p>
      <text:p text:style-name="P1505"><text:span text:style-name="T1506">W</text:span><text:s/>paźd<text:span text:style-name="T1507">zi</text:span>erniku Krajowa Komisja Koordynac<text:span text:style-name="T1508">yj</text:span>na Niezależnego Zrzeszenia Studentów złożyła do Urzędu miasta stołecznego Warszawy wniosek o zar<text:span text:style-name="T1509">ej</text:span>estrowanie Ni<text:span text:style-name="T1510">e</text:span>zal<text:span text:style-name="T1511">eż</text:span>nego Zrzeszenia Studentów.<text:s/><text:span text:style-name="T1512">W</text:span><text:s/>listopadzie wydano decyzję odmowną w spraw<text:span text:style-name="T1513">ie</text:span><text:s/>rejestracji Zrzeszenia. W ciągu dwóch tygodni Komisja złożyła odwołanie do Ministra Spraw Wewnę<text:span text:style-name="T1514">t</text:span>rznych. Również ten wniosek został potraktowany odmownie.</text:p>
      <text:p text:style-name="P1515">Podstawowym argumentem przeciwko delegali<text:span text:style-name="T1516">zo</text:span>waniu Zrzeszenia było to,<text:s/><text:span text:style-name="T1517">ż</text:span>e Zrzeszenie istni<text:span text:style-name="T1518">ej</text:span>e i prow<text:span text:style-name="T1519">ad</text:span>zi działalność. Ta argumentacja utwie<text:span text:style-name="T1520">rd</text:span>ziła nas tylko w chęci do zalegalizowania NZS. Pomimo takiego stanowiska władz Krajowa Komisja Koordynac<text:span text:style-name="T1521">yj</text:span>na Niezależnego Zrzeszenia Studentów uznała większością głosów, że należy przystąpić do rozmów w ramach<text:s/><text:span text:style-name="T1522">„</text:span>okrągłego s<text:span text:style-name="T1523">t</text:span>o<text:span text:style-name="T1524">ł</text:span>u<text:span text:style-name="T1525">”</text:span>, gdyż jest to prawdopo<text:span text:style-name="T1526">do</text:span>bnie ostatnia szansa po<text:span text:style-name="T1527">l</text:span>ubownego rozwiązania sp<text:span text:style-name="T1528">rawy</text:span><text:s/>naszej o<text:span text:style-name="T1529">r</text:span>gan<text:span text:style-name="T1530">izacji</text:span>.</text:p>
      <text:p text:style-name="P1531"><text:span text:style-name="T1532">N</text:span>ZS nie zaprzestanie s<text:span text:style-name="T1533">w</text:span>o<text:span text:style-name="T1534">j</text:span>ej<text:s/><text:span text:style-name="T1535">d</text:span>ziałalności, gd<text:span text:style-name="T1536">yż</text:span><text:s/>jest og<text:span text:style-name="T1537">r</text:span>o<text:span text:style-name="T1538">m</text:span>n<text:span text:style-name="T1539">e</text:span><text:s/>zap<text:span text:style-name="T1540">ot</text:span>rzebow<text:span text:style-name="T1541">anie</text:span><text:s/>na<text:s/><text:span text:style-name="T1542">dzia</text:span>łalność naszego Zrzeszenia. Według badań, przeprowadzon<text:span text:style-name="T1543">yc</text:span>h w 1986 roku, w okresie<text:s/><text:span text:style-name="T1544">gdy<text:s/></text:span>NSZ istniał tylko na nielicznych uczelniach,<text:s/><text:span text:style-name="T1545">w</text:span><text:s/>szczątkowych formach organizac<text:span text:style-name="T1546">yj</text:span>nych, gotowość przy<text:span text:style-name="T1547">st</text:span>ą<text:span text:style-name="T1548">pi</text:span>en<text:span text:style-name="T1549">ia</text:span><text:s/>do nich, w wypadku zalegal<text:span text:style-name="T1550">iz</text:span>owania, deklarowała<text:s/><text:span text:style-name="T1551">w</text:span><text:s/>skali całego kraju aż<text:s/><text:span text:style-name="T1552">5</text:span>1 procent studentów. Zrzeszenie Studentów Polskich uzyskało poparcie 17 procent ank<text:span text:style-name="T1553">ie</text:span>towan<text:span text:style-name="T1554">yc</text:span>h. Badania te przeprowadził Ośrodek Badań Społecznych Zrzeszenia Studentów Polskich.</text:p>
      <text:p text:style-name="P1555">Prawem naturalnym każdego człowieka jest swoboda zrzeszenia się. Podst<text:span text:style-name="T1556">a</text:span>wową dla studentów jest, pozostaje kwestia rejestracji niezależnych organizacji studenckich, a w sz<text:span text:style-name="T1557">cz</text:span>eg<text:span text:style-name="T1558">ól</text:span>noś<text:span text:style-name="T1559">ci</text:span><text:s/>Ogólnopolsk<text:span text:style-name="T1560">iej</text:span><text:s/>Organizacji Niezależnego Zrzeszenia Studentów. Utrzym<text:span text:style-name="T1561">yw</text:span>anie poza prawem najliczni<text:span text:style-name="T1562">ej</text:span>szej i najbardziej aktywnej części studentów może doprowadzić do dalszego wzrostu napięcia na uczelniach i podjęcia przez środowiska akademickie zdecydowanej walki o swoje prawa.</text:p>
      <text:p text:style-name="P1563">Dlatego też, naszym zdaniem, jeszcze pr<text:span text:style-name="T1564">z</text:span>ed zmianą prawa o stowarzyszeniach niezbędne jest uznanie<text:s/><text:soft-page-break/>prawne stanu faktycznego panującego na uczelnia<text:span text:style-name="T1565">c</text:span>h. To<text:s/>znaczy rejestracja działających na uczelniach organizacji studenckich, t<text:span text:style-name="T1566">a</text:span>k o zasięgu krajowym, jak i lokalnym.</text:p>
      <text:p text:style-name="P1567">Ponadto zostałem zobowiązany przez Krajową Komisję Koordynac<text:span text:style-name="T1568">yj</text:span>ną N<text:span text:style-name="T1569">ZS</text:span><text:s/>do p<text:span text:style-name="T1570">rz</text:span>ed<text:span text:style-name="T1571">st</text:span>awi<text:span text:style-name="T1572">enia</text:span><text:s/>naszego stanowiska w sprawie ustawy o szkolnictwie wyższym.<text:s/><text:span text:style-name="T1573">Z</text:span>dajemy sobie pr<text:span text:style-name="T1574">zy<text:s/></text:span>tym sprawę, że ta kwestia powinna być szerzej rozpatrywana w Podzespole do spraw Nauki, Oświaty i Postępu Te<text:span text:style-name="T1575">c</text:span>hnicznego. W 19<text:span text:style-name="T1576">85</text:span><text:s/>roku wła<text:span text:style-name="T1577">dz</text:span>e narzuciły s<text:span text:style-name="T1578">p</text:span>ołeczności akademic<text:span text:style-name="T1579">k</text:span>i<text:span text:style-name="T1580">e</text:span>j nową ustawę<text:s/><text:span text:style-name="T1581">o</text:span><text:s/>s<text:span text:style-name="T1582">z</text:span>kolnictwie wyższym<text:span text:style-name="T1583">.</text:span><text:s/>T<text:span text:style-name="T1584">y</text:span><text:span text:style-name="T1585">m</text:span><text:s/>s<text:span text:style-name="T1586">a</text:span>m<text:span text:style-name="T1587">ym</text:span><text:s/>u<text:span text:style-name="T1588">cze</text:span>lni<text:span text:style-name="T1589">o</text:span>m<text:s/><text:span text:style-name="T1590">o</text:span>d<text:span text:style-name="T1591">e</text:span>b<text:span text:style-name="T1592">ra</text:span>n<text:span text:style-name="T1593">o</text:span><text:s/><text:span text:style-name="T1594">moż</text:span>l<text:span text:style-name="T1595">iwo</text:span>ś<text:span text:style-name="T1596">ć</text:span><text:s/>swob<text:span text:style-name="T1597">o</text:span>dn<text:span text:style-name="T1598">e</text:span>go f<text:span text:style-name="T1599">u</text:span>n<text:span text:style-name="T1600">kcjo</text:span>n<text:span text:style-name="T1601">owan</text:span>ia<text:span text:style-name="T1602">.</text:span></text:p>
      <text:p text:style-name="P1603">Nie<text:span text:style-name="T1604">zal</text:span>eżne<text:s/><text:span text:style-name="T1605">Z</text:span>r<text:span text:style-name="T1606">zesze</text:span>n<text:span text:style-name="T1607">ie</text:span><text:s/>Studentów uwa<text:span text:style-name="T1608">ża,</text:span><text:s/><text:span text:style-name="T1609">ż</text:span>e pr<text:span text:style-name="T1610">o</text:span>blem<text:span text:style-name="T1611">y<text:s/></text:span>w<text:span text:style-name="T1612">yż</text:span>s<text:span text:style-name="T1613">zyc</text:span>h<text:s/><text:span text:style-name="T1614">ucz</text:span>elni mogą być rozwiązane wyłącznie n<text:span text:style-name="T1615">a</text:span><text:s/>drodze całkowitej zmiany modelu szkolnictwa wyższego. Nie można pozostawić szkół wyższych pod rządami<text:s/><text:span text:style-name="T1616">st</text:span>a<text:span text:style-name="T1617">li</text:span>now<text:span text:style-name="T1618">sk</text:span>ich konstrukcji prawnych. Podstawą do dyskusji nad nową koncepcją szkolnictwa wyższego mogą być społeczne projekty ustawy o szkolnictwie wyższym z 1<text:span text:style-name="T1619">98</text:span>1 roku oraz potrzeby środowiska akadem<text:span text:style-name="T1620">ic</text:span>kiego. Niezbędne jest, aby znaczący wpływ na kształt nowej ustawy miało środowisko studenckie.</text:p>
      <text:p text:style-name="P1621">N<text:span text:style-name="T1622">ie</text:span>zależne Zrzeszenie Studentów domaga się wp<text:span text:style-name="T1623">ro</text:span>wadzenia w najbliższej przyszłości, najpóźniej do początku roku akademickiego,<text:s/><text:span text:style-name="T1624">1</text:span>9<text:span text:style-name="T1625">89/1</text:span>9<text:span text:style-name="T1626">9</text:span>0, nowej ustawy o szkolnictwie wyższy<text:span text:style-name="T1627">m</text:span>.</text:p>
      <text:p text:style-name="P1628">D<text:span text:style-name="T1629">zi</text:span>ękuję.</text:p>
      <text:p text:style-name="P1630"><text:span text:style-name="T1631">Ob</text:span><text:span text:style-name="T1632">.</text:span><text:span text:style-name="T1633"><text:s/>A.<text:s/></text:span><text:span text:style-name="T1634">C</text:span><text:span text:style-name="T1635">e</text:span><text:span text:style-name="T1636">l</text:span><text:span text:style-name="T1637">ińs</text:span><text:span text:style-name="T1638">k</text:span><text:span text:style-name="T1639">i</text:span>:</text:p>
      <text:p text:style-name="P1640">Dziękuję. Teraz chciałbym aby głos zabrał Wojciech Wróblewski ze Zwią<text:span text:style-name="T1641">z</text:span>ku Harcerzy Rzeczpospol<text:span text:style-name="T1642">it</text:span>ej. Proszę bardzo.</text:p>
      <text:p text:style-name="P1643"><text:span text:style-name="T1644">O</text:span><text:span text:style-name="T1645">b.</text:span><text:span text:style-name="T1646"><text:s/>Wojciech Wróblewski</text:span>:</text:p>
      <text:p text:style-name="P1647">Harcerstwo powstało na<text:s/><text:span text:style-name="T1648">p</text:span>o<text:span text:style-name="T1649">cz</text:span>ą<text:span text:style-name="T1650">tku</text:span><text:s/>naszego stule<text:span text:style-name="T1651">ci</text:span>a, jako n<text:span text:style-name="T1652">ie</text:span>podle<text:span text:style-name="T1653">gło</text:span>ściowy ruch wychowawczy polskiej młodzieży, oparty na zasadach etyki chrześc<text:span text:style-name="T1654">ija</text:span>ń<text:span text:style-name="T1655">skie</text:span>j. W okresie międzywojennym prze<text:span text:style-name="T1656">fo</text:span>rmułowano ideę walki o niepodległość<text:s/><text:span text:style-name="T1657">w</text:span><text:s/>zadanie służby społecznej i wychowanie obywatela n<text:span text:style-name="T1658">ie</text:span>podległego państwa<text:span text:style-name="T1659">.</text:span><text:s/><text:span text:style-name="T1660">W</text:span><text:s/>latach powojennych na kondycję i kształt organizacji młod<text:span text:style-name="T1661">zi</text:span>eżowych negatywnie zaciążyła praktyka działania<text:s/><text:span text:style-name="T1662">s</text:span>y<text:span text:style-name="T1663">st</text:span>emu społeczno-<text:span text:style-name="T1664">p</text:span>olitycznego, prowadząc do znacznego o<text:span text:style-name="T1665">g</text:span>r<text:span text:style-name="T1666">a</text:span>n<text:span text:style-name="T1667">icz</text:span>en<text:span text:style-name="T1668">i</text:span>a ich zdolności skutecznego oddziaływania na mło<text:span text:style-name="T1669">d</text:span>z<text:span text:style-name="T1670">ie</text:span>ż.</text:p>
      <text:p text:style-name="P1671">Spowodowało to, że oficjalne organizacje młodz<text:span text:style-name="T1672">ie</text:span>żowe przestały być atrakcyjne, szczególnie dla młodzieży starszej. Jeśli chodzi o Związek Harcerstwa Pol<text:span text:style-name="T1673">skie</text:span>go to jest on często postrzegany przez młodzież jako organizacja stanowi<text:span text:style-name="T1674">ą</text:span>ca przedłużenie działań nielubianej szkoły. Często powoduje to niestety ucieczkę w sferę zachowań patologicznych, prowadzących nieuchronnie do konfliktów spraw.</text:p>
      <text:p text:style-name="P1675">Cechą odróżniającą Związek Harcerstwa Polskiego od innych, oficjalnych organizacji młodzieżowych jest fakt istnienia w ramach Związku autonomicznych środowisk na poziomie jedn<text:span text:style-name="T1676">o</text:span>stek podstawowych, drużyn, szczepów. Ostatnio nawet całych hufców, jak na przykład w Krakowie, w Zakopanem, czy<text:s/><text:span text:style-name="T1677">w</text:span><text:s/>Opolu, które w opozycji do wł<text:span text:style-name="T1678">adz</text:span><text:s/>Z<text:span text:style-name="T1679">H</text:span>P d<text:span text:style-name="T1680">z</text:span><text:span text:style-name="T1681">i</text:span><text:span text:style-name="T1682">a</text:span>ł<text:span text:style-name="T1683">ają<text:s/></text:span>w myśl zasad i wartości przedwojenne<text:span text:style-name="T1684">g</text:span>o harcerstwa,<text:s/><text:span text:style-name="T1685">k</text:span>t<text:span text:style-name="T1686">ó</text:span>rego wyznacznikiem jest prawo, przyrzeczenie, stopnie harcerskie.</text:p>
      <text:p text:style-name="P1687">Od roku 19<text:span text:style-name="T1688">8</text:span>3 kształtował się w ramach Z<text:span text:style-name="T1689">H</text:span>P niezależny ruch alternatywnego harcerstwa, pod nazwą Ruch H<text:span text:style-name="T1690">a</text:span>rcersk<text:span text:style-name="T1691">i</text:span>.<text:s/><text:span text:style-name="T1692">Od</text:span><text:s/>roku 1<text:span text:style-name="T1693">988</text:span><text:s/>Ruch Harcerski<text:s/><text:span text:style-name="T1694">R</text:span>ze<text:span text:style-name="T1695">cz</text:span>ypospol<text:span text:style-name="T1696">i</text:span>t<text:span text:style-name="T1697">ej,</text:span><text:s/>bę<text:span text:style-name="T1698">d</text:span>ący kontynuac<text:span text:style-name="T1699">j</text:span>ą kręgów instruktorów h<text:span text:style-name="T1700">a</text:span>rcerskich imienia Andrzeja Małkow<text:span text:style-name="T1701">s</text:span>k<text:span text:style-name="T1702">ieg</text:span>o<text:span text:style-name="T1703">,</text:span><text:s/>d<text:span text:style-name="T1704">zia</text:span>ł<text:span text:style-name="T1705">aj</text:span>ące<text:span text:style-name="T1706">g</text:span>o<text:s/><text:span text:style-name="T1707">w</text:span><text:s/>l<text:span text:style-name="T1708">a</text:span>tach 19<text:span text:style-name="T1709">8</text:span>0<text:span text:style-name="T1710">-</text:span>19<text:span text:style-name="T1711">8</text:span>2<text:span text:style-name="T1712">.</text:span><text:s/>Cor<text:span text:style-name="T1713">a</text:span>z liczniejsze w ostatnich latach stawały się również środowiska harcerskie tworzące nielegalnie, acz jawnie, własne<text:s/><text:soft-page-break/>struktury organi<text:span text:style-name="T1714">za</text:span>c<text:span text:style-name="T1715">yj</text:span>ne poza Zwi<text:span text:style-name="T1716">ą</text:span>zkiem Harcerstwa Polskiego.<text:s/><text:span text:style-name="T1717">N</text:span>a p<text:span text:style-name="T1718">rzyk</text:span>ł<text:span text:style-name="T1719">a</text:span>d Polska Organ<text:span text:style-name="T1720">iz</text:span>acja Harcerska<text:s/><text:span text:style-name="T1721">w</text:span><text:s/>Koninie,<text:s/><text:span text:style-name="T1722">„</text:span>B<text:span text:style-name="T1723">et</text:span>ania”<text:s/>w Trzebini<text:span text:style-name="T1724">,</text:span><text:s/><text:span text:style-name="T1725">„</text:span>Prom<text:span text:style-name="T1726">ie</text:span>n<text:span text:style-name="T1727">iś</text:span>ci”<text:s/><text:span text:style-name="T1728">w</text:span><text:s/>Lublinie i wiele<text:s/><text:span text:style-name="T1729">in</text:span>n<text:span text:style-name="T1730">yc</text:span>h.</text:p>
      <text:p text:style-name="P1731">Zjawisko bo w ostatnim okresie zaczyna się nasilać. Oparciem dla ruchów alternatywnych<text:s/><text:span text:style-name="T1732">s</text:span>tał<text:span text:style-name="T1733">o</text:span><text:s/>się Kr<text:span text:style-name="T1734">a</text:span>jowe Duszpasterstwo Harcerek i Harcerzy ustanowione przez Episkopat Polski. Pojawiło się wiele n<text:span text:style-name="T1735">ie</text:span>z<text:span text:style-name="T1736">al</text:span>eżnych wydawnictw harcerski<text:span text:style-name="T1737">ch.</text:span></text:p>
      <text:p text:style-name="P1738">Dnia<text:s/><text:span text:style-name="T1739">1</text:span>2 lutego bieżącego roku w War<text:span text:style-name="T1740">sz</text:span>awie przedstawiciele i sympatycy wszystkich niezależnych organ<text:span text:style-name="T1741">iz</text:span>a<text:span text:style-name="T1742">cj</text:span>i i ruchów harcerskich, działających w<text:s/><text:span text:style-name="T1743">Z</text:span>w<text:span text:style-name="T1744">i</text:span>ą<text:span text:style-name="T1745">z</text:span>ku Harcerstwa Polskiego jak i poza Związkiem podjęli decyzję o wspólnym podjęciu starań w kierunku powołania własnej organ<text:span text:style-name="T1746">iz</text:span>acji harcerskiej, Związku Harcerstwa Rzeczypospol<text:span text:style-name="T1747">itej</text:span>.</text:p>
      <text:p text:style-name="P1748">Realizacja tego p<text:span text:style-name="T1749">ost</text:span>ulatu likw<text:span text:style-name="T1750">id</text:span>owałaby s<text:span text:style-name="T1751">t</text:span>an dwoistości wychowawczej, jaki m<text:span text:style-name="T1752">a</text:span><text:s/>miejsce aktualnie w ZHP oraz eliminowałaby istniejący w Związku konflikty, wynikające ze stanu permanentnej opozycji części młodzieży i wychowawców. Dawałoby to możliwość przesunięcia aktywności tych środowisk z wymuszonych przez sytuację działań o charakterze negacji i spr<text:span text:style-name="T1753">ze</text:span>ciwu oraz demonstracji podkreśla<text:span text:style-name="T1754">ją</text:span>cych to<text:span text:style-name="T1755">ż</text:span>samoś<text:span text:style-name="T1756">ć</text:span><text:s/>ideową na drogę działań konstruktywnych, w ramach własnej, działającej organiza<text:span text:style-name="T1757">cj</text:span>i.</text:p>
      <text:p text:style-name="P1758">Takie rozwiązanie wyszłoby naprzeciw postulatom podnos<text:span text:style-name="T1759">z</text:span>onym przez rodziców<text:s/><text:span text:style-name="T1760">i</text:span><text:s/>licz<text:span text:style-name="T1761">ą</text:span>ce się kręgi s<text:span text:style-name="T1762">po</text:span>łeczne oraz Kościół, na k<text:span text:style-name="T1763">tó</text:span>ry,<text:s/><text:span text:style-name="T1764">jak</text:span><text:s/>do te<text:span text:style-name="T1765">j</text:span><text:s/>pory<text:span text:style-name="T1766">,</text:span><text:s/>sp<text:span text:style-name="T1767">ad</text:span>a c<text:span text:style-name="T1768">a</text:span>ły cięż<text:span text:style-name="T1769">a</text:span>r opieki na<text:span text:style-name="T1770">d</text:span><text:s/>coraz liczni<text:span text:style-name="T1771">ej</text:span>szymi grupami młodzieży nie znajdującej dla siebie miejsca w istniejących obecnie oficjalnych or<text:span text:style-name="T1772">g</text:span>anizacj<text:span text:style-name="T1773">a</text:span>ch młodzieżowych.</text:p>
      <text:p text:style-name="P1774">Wnioski: po pierwsze, należy uznać fakt podziału Z<text:span text:style-name="T1775">H</text:span>P poprzez<text:s/><text:span text:style-name="T1776">st</text:span>worzenie uregulowań prawny<text:span text:style-name="T1777">ch</text:span><text:s/>sank<text:span text:style-name="T1778">cjo</text:span>nujących faktyczne zróżni<text:span text:style-name="T1779">co</text:span>wa<text:span text:style-name="T1780">nie</text:span><text:s/>harcerstwa<text:s/><text:span text:style-name="T1781">w</text:span><text:s/>płasz<text:span text:style-name="T1782">cz</text:span>yźn<text:span text:style-name="T1783">ie</text:span><text:s/>ideowej, programowej i orga<text:span text:style-name="T1784">niz</text:span>ac<text:span text:style-name="T1785">yj</text:span>n<text:span text:style-name="T1786">ej,</text:span><text:s/>nie zaprzeczając praw do istnienia obecnego Związku Harcerstwa Polskiego w myśl za<text:span text:style-name="T1787">s</text:span>ady pluralizmu. Należy zlikwidować monopol Związku Harcerstwa Polskiego na prowadzenie d<text:span text:style-name="T1788">zia</text:span>ł<text:span text:style-name="T1789">al</text:span>n<text:span text:style-name="T1790">ości</text:span><text:s/>wśród<text:s/><text:span text:style-name="T1791">d</text:span>zieci i mło<text:span text:style-name="T1792">dzie</text:span>ży<text:s/><text:span text:style-name="T1793">sz</text:span>kolne<text:span text:style-name="T1794">j.</text:span></text:p>
      <text:p text:style-name="P1795"><text:span text:style-name="T1796">I</text:span><text:s/>punkt trzeci, wymaga to również likwidacji monopolu Związku Harcerstwa Polskiego na wyłączność posług<text:span text:style-name="T1797">i</text:span>wania s<text:span text:style-name="T1798">ię</text:span><text:s/>symbolami, mundurem, odznakami i metodą harcerską, stanowiącymi historycznie uzasadnioną własność ogólnospołeczną.</text:p>
      <text:p text:style-name="P1799"><text:span text:style-name="T1800">Ob</text:span><text:span text:style-name="T1801">.</text:span><text:span text:style-name="T1802"><text:s/>A.<text:s/></text:span><text:span text:style-name="T1803">C</text:span><text:span text:style-name="T1804">e</text:span><text:span text:style-name="T1805">l</text:span><text:span text:style-name="T1806">ińs</text:span><text:span text:style-name="T1807">k</text:span><text:span text:style-name="T1808">i</text:span>:</text:p>
      <text:p text:style-name="P1809"><text:span text:style-name="T1810">D</text:span>ziękuj<text:span text:style-name="T1811">ę</text:span>. Chciałbym<text:s/><text:span text:style-name="T1812">a</text:span>by teraz głos zabrał Marek Frąckowiak.</text:p>
      <text:p text:style-name="P1813"><text:span text:style-name="T1814">Ob.<text:s/></text:span><text:span text:style-name="T1815">M</text:span><text:span text:style-name="T1816">are</text:span><text:span text:style-name="T1817">k</text:span><text:span text:style-name="T1818"><text:s/></text:span><text:span text:style-name="T1819">Fr</text:span><text:span text:style-name="T1820">ąc</text:span><text:span text:style-name="T1821">k</text:span><text:span text:style-name="T1822">o</text:span><text:span text:style-name="T1823">w</text:span><text:span text:style-name="T1824">ia</text:span><text:span text:style-name="T1825">k</text:span>:</text:p>
      <text:p text:style-name="P1826">Spra<text:span text:style-name="T1827">w</text:span>y,<text:s/><text:span text:style-name="T1828">o</text:span><text:s/>których będę mówił tutaj traktuję j<text:span text:style-name="T1829">ako</text:span><text:s/><text:span text:style-name="T1830">z</text:span>as<text:span text:style-name="T1831">y</text:span>gn<text:span text:style-name="T1832">a</text:span>li<text:span text:style-name="T1833">z</text:span>owanie pewnych problemów<text:s/><text:span text:style-name="T1834">wymagających,</text:span><text:s/>n<text:span text:style-name="T1835">aszy</text:span>m<text:span text:style-name="T1836"><text:s/></text:span>z<text:span text:style-name="T1837">d</text:span>aniem, pilnego rozwiązania. Dot<text:span text:style-name="T1838">y</text:span>czą one najogólniej rzez<text:s/><text:span text:style-name="T1839">u</text:span>jmu<text:span text:style-name="T1840">j</text:span>ą<text:span text:style-name="T1841">c</text:span><text:s/>w<text:span text:style-name="T1842">y</text:span>chowani<text:span text:style-name="T1843">a</text:span><text:s/><text:span text:style-name="T1844">m</text:span>ł<text:span text:style-name="T1845">o</text:span>d<text:span text:style-name="T1846">zie</text:span>ż<text:span text:style-name="T1847">y</text:span><text:s/>oraz szkoł<text:span text:style-name="T1848">y</text:span>,<text:s/><text:span text:style-name="T1849">jak</text:span>o środowiska w<text:span text:style-name="T1850">ycho</text:span>w<text:span text:style-name="T1851">awcz</text:span>e<text:span text:style-name="T1852">g</text:span>o<text:span text:style-name="T1853">.</text:span></text:p>
      <text:p text:style-name="P1854">Proces<text:span text:style-name="T1855">y</text:span><text:s/>zach<text:span text:style-name="T1856">o</text:span>dzące<text:s/><text:span text:style-name="T1857">w</text:span><text:s/>szkolnictwie<text:s/><text:span text:style-name="T1858">w</text:span><text:s/>o<text:span text:style-name="T1859">s</text:span>tatnic<text:span text:style-name="T1860">h</text:span><text:s/><text:span text:style-name="T1861">lata</text:span>c<text:span text:style-name="T1862">h<text:s/></text:span>powodują, że szkoła coraz bardziej staje się instytucją, a mniej śro<text:span text:style-name="T1863">dowiskie</text:span>m wy<text:span text:style-name="T1864">ch</text:span>owawczym. Chodzi nam o to, aby proces ten zahamowa<text:span text:style-name="T1865">ć</text:span>. Skutkiem instytu<text:span text:style-name="T1866">cj</text:span>onaliza<text:span text:style-name="T1867">cj</text:span>i szkoły są postawy ucieczkowe młodzieży. Ucieczki<text:s/><text:span text:style-name="T1868">w</text:span><text:s/>bierność, w środowiska alternatywne, ni<text:span text:style-name="T1869">ej</text:span>ednokrotn<text:span text:style-name="T1870">ie</text:span><text:s/>p<text:span text:style-name="T1871">at</text:span>ologiczne, a także obniżenie aspiracji edukacyjnych młodzieży.</text:p>
      <text:p text:style-name="P1872">Zasadniczym,<text:s/><text:span text:style-name="T1873">a</text:span><text:s/>właściwie<text:s/><text:span text:style-name="T1874">je</text:span>dynym sposobem, aby proces ten powstrzymać jest, naszym zdaniem, zachowanie podmiotowości ucznia w szkole, któremu powinni towarzyszyć podniesienie podmiotowości nauczycieli i rodziców. Wyrażać się to powinno w następ<text:span text:style-name="T1875">uj</text:span>ących działaniach.</text:p>
      <text:soft-page-break/>
      <text:p text:style-name="P1876">Doprowadzenie do tego by każdy uczeń miał poczucie współautorstwa tego, co dzieje się w szkole. Przełamaniu bezradności uczniów wobec instytucji oświatowych i wytworzenie trwałych, i skutecznych mechanizmów chroniących bezpieczeństwo fizyczne, psychiczne i moralne uczniów w szkole.</text:p>
      <text:p text:style-name="P1877">Podstawowym warunkiem spełnienia<text:s/><text:span text:style-name="T1878">t</text:span>ych wymagań jest swoboda zrzeszania się młodzieży szkolnej oraz autonomizacja samorządów szkolnych i stowarzyszeń młodz<text:span text:style-name="T1879">ie</text:span>żowych.</text:p>
      <text:p text:style-name="P1880">Drugim warunkiem jest bezpośrednie uczestnictwo uczniów w podejmowaniu decyzji planistycznych, organ<text:span text:style-name="T1881">iz</text:span>acyjny<text:span text:style-name="T1882">ch</text:span><text:span text:style-name="T1883"><text:s/></text:span>i kontrolno-oceni<text:span text:style-name="T1884">aj</text:span>ących<text:s/><text:span text:style-name="T1885">w</text:span><text:s/>spra<text:span text:style-name="T1886">w</text:span>ach dotyc<text:span text:style-name="T1887">z</text:span>ących szkoły<text:span text:style-name="T1888">.</text:span></text:p>
      <text:p text:style-name="P1889"><text:span text:style-name="T1890">I</text:span>s<text:span text:style-name="T1891">tniej</text:span>ą obecn<text:span text:style-name="T1892">ie</text:span><text:s/>niezłe formalne przep<text:span text:style-name="T1893">is</text:span>y dotyczące funk<text:span text:style-name="T1894">cj</text:span>onow<text:span text:style-name="T1895">an</text:span>ia samorządów szkolnych, kodeks ucznia.<text:s/><text:span text:style-name="T1896">Ni</text:span>e istnieją natomiast ż<text:span text:style-name="T1897">a</text:span>dne gwarancje, w których prawa uczniów będą prze<text:span text:style-name="T1898">st</text:span>rzegane<text:span text:style-name="T1899">.</text:span><text:s/>Warunki<text:span text:style-name="T1900">e</text:span>m realizacji te<text:span text:style-name="T1901">g</text:span>o postulatu nie muszą więc b<text:span text:style-name="T1902">yć</text:span><text:s/>nowe akty prawne samorządów, ale<text:span text:style-name="T1903"><text:s/></text:span>stworzenie zarządzanie szkołą systemu rzeczywiście demokratycznego. Oznacza to przekształcen<text:span text:style-name="T1904">ie</text:span><text:s/>rad pedagogicznych w autentyczne samorządy, obdarzone szerokimi kompe<text:span text:style-name="T1905">te</text:span>n<text:span text:style-name="T1906">cja</text:span>mi, w tym prawem wyboru lub z<text:span text:style-name="T1907">at</text:span>w<text:span text:style-name="T1908">ie</text:span>rdzen<text:span text:style-name="T1909">ia</text:span><text:s/>dyrektora, wyłonionego, na przykład, drogą konkursu.</text:p>
      <text:p text:style-name="P1910">Autonomia rady pedagog<text:span text:style-name="T1911">icz</text:span>n<text:span text:style-name="T1912">ej</text:span><text:s/>oraz wyraźne, prawne uregulo<text:span text:style-name="T1913">w</text:span>anie autonomii samorządu u<text:span text:style-name="T1914">cz</text:span>niow<text:span text:style-name="T1915">skie</text:span>go i stowarzyszeń młodzieżowych<text:s/><text:span text:style-name="T1916">w</text:span><text:s/>szkole wobec admin<text:span text:style-name="T1917">is</text:span>trac<text:span text:style-name="T1918">j</text:span>i oświatowej, uczyniłoby szkołę praktyczną szkołą demokracji dla młodzieży. Postulat ten dotyczy zarówno programów, jak i organizacji stowarzyszeń, jak i sposobów ich realizacji. Organizacje i samorząd powinny mieć zagwarantowane prawnie możliwość publicznego dawania wyrazu swoim poglądom, opiniom, żądaniom i propozycjom, za pomo<text:span text:style-name="T1919">cą</text:span><text:s/>niezależnej prasy uczniowski<text:span text:style-name="T1920">ej,</text:span><text:s/>radiowęzłów, ulotek, zebrań, plebiscytów, imprez kulturalnych i propagandowych<text:span text:style-name="T1921">.</text:span><text:s/>Szkoły nie powinny by<text:span text:style-name="T1922">ć</text:span><text:s/>kontrolowane i oceniane przez admin<text:span text:style-name="T1923">is</text:span>tra<text:span text:style-name="T1924">cj</text:span>ę oświatową według kryteriów liczby i aktywności działającyc<text:span text:style-name="T1925">h</text:span><text:s/>w nich organizacji uczn<text:span text:style-name="T1926">io</text:span>wskich. Samorządy działające w szkołach powinny mieć zagwarantowaną wyłączną odpowi<text:span text:style-name="T1927">edz</text:span>i<text:span text:style-name="T1928">a</text:span>lność przed swoi<text:span text:style-name="T1929">m</text:span>i wyborcami,<text:s/><text:span text:style-name="T1930">a</text:span><text:s/>nie przed<text:s/><text:span text:style-name="T1931">wła</text:span>dz<text:span text:style-name="T1932">ami</text:span><text:s/>o<text:span text:style-name="T1933">św</text:span>iatow<text:span text:style-name="T1934">ym</text:span>i.</text:p>
      <text:p text:style-name="P1935">Dla zagwarantowania praw ucznia w szkole domagamy<text:s/><text:span text:style-name="T1936">się</text:span><text:span text:style-name="T1937"><text:s/></text:span><text:span text:style-name="T1938">by</text:span><text:s/>n<text:span text:style-name="T1939">a</text:span>dać formalny status komisji rzecznic<text:span text:style-name="T1940">t</text:span>wa praw ucz<text:span text:style-name="T1941">n</text:span>iowskich oraz popierać powstawanie takich komisji<text:s/><text:span text:style-name="T1942">w</text:span><text:s/>poszc<text:span text:style-name="T1943">z</text:span>ególnych<text:s/><text:span text:style-name="T1944">miejsc</text:span>o<text:span text:style-name="T1945">wościach</text:span><text:s/><text:span text:style-name="T1946">l</text:span>ub<text:s/><text:span text:style-name="T1947">r</text:span>eg<text:span text:style-name="T1948">ionach</text:span><text:s/><text:span text:style-name="T1949">szkolnych.</text:span><text:s/>Skł<text:span text:style-name="T1950">a</text:span>d<text:s/><text:span text:style-name="T1951">kom</text:span>isji n<text:span text:style-name="T1952">ie</text:span><text:s/>może b<text:span text:style-name="T1953">yć</text:span><text:s/>ust<text:span text:style-name="T1954">a</text:span>l<text:span text:style-name="T1955">a</text:span>ny<text:s/><text:span text:style-name="T1956">p</text:span>r<text:span text:style-name="T1957">z</text:span>e<text:span text:style-name="T1958">z</text:span><text:s/>admin<text:span text:style-name="T1959">is</text:span>trac<text:span text:style-name="T1960">ję</text:span><text:s/>oświatową<text:span text:style-name="T1961">.</text:span><text:s/>Uczeń<text:s/><text:span text:style-name="T1962">w</text:span><text:s/>Polsce nie dysponuje żadnymi faktycznymi możliwościami odwoł<text:span text:style-name="T1963">a</text:span>nia si<text:span text:style-name="T1964">ę</text:span><text:s/>do inst<text:span text:style-name="T1965">a</text:span>nc<text:span text:style-name="T1966">j</text:span>i n<text:span text:style-name="T1967">iezależ</text:span>n<text:span text:style-name="T1968">yc</text:span>h od instytucji oświatowych. Jednocześn<text:span text:style-name="T1969">ie</text:span><text:s/>notuje się narastającą liczbę konfliktów co do niesprawiedliwości, krzywdy, łamania kodeksu ucznia i regulaminów szkolnych przez dyrektorów i n<text:span text:style-name="T1970">a</text:span>ucz<text:span text:style-name="T1971">ycieli.</text:span></text:p>
      <text:p text:style-name="P1972">Komisje rzecznictwa praw uczniowskich powinny mieć kompetencje wn<text:span text:style-name="T1973">io</text:span>skowania o naprawienie krzywd, anulowania n<text:span text:style-name="T1974">ie</text:span>sprawiedliwych werdyktów i wyc<text:span text:style-name="T1975">ią</text:span>gan<text:span text:style-name="T1976">ia</text:span><text:s/>konsekwencji wobec osób łamiących prawo szkolne.</text:p>
      <text:p text:style-name="P1977">Niezależnie od rzecznictwa praw u<text:span text:style-name="T1978">cz</text:span>niowskich domagamy si<text:span text:style-name="T1979">ę</text:span><text:s/>społecznego systemu kontroli nad realizac<text:span text:style-name="T1980">ją</text:span><text:s/>procesów wychowawczych w placówkach oświatowych, wychowawczo-<text:span text:style-name="T1981">op</text:span>iekuńczych, a zwłaszcza w tych in<text:span text:style-name="T1982">styt</text:span>u<text:span text:style-name="T1983">cj</text:span>ach, które rekrutują, grupują i wychowują młod<text:span text:style-name="T1984">z</text:span>ież,<text:s/><text:span text:style-name="T1985">a</text:span><text:s/>pozostają poza kontrolą społeczną. Jak na przykład Ochotnicze Hufce Pracy, jednostki obrony cywilnej,<text:s/><text:span text:style-name="T1986">Z</text:span>OMO, szkoły milicyjne i wojskowe<text:span text:style-name="T1987">.<text:s/></text:span>Chodzi tu głównie o sposób edukacji społe<text:span text:style-name="T1988">cz</text:span>no-mor<text:span text:style-name="T1989">a</text:span>lnej praktykowan<text:span text:style-name="T1990">ej</text:span><text:s/>w ośrodkach przygotow<text:span text:style-name="T1991">uj</text:span>ących kandydatów do pracy w milicji,<text:s/><text:span text:style-name="T1992">w</text:span><text:s/>ZO<text:span text:style-name="T1993">M</text:span>O, w szkołach wojskowych i wcześniej<text:s/><text:soft-page-break/>wymienionych przeze mnie inst<text:span text:style-name="T1994">yt</text:span>u<text:span text:style-name="T1995">cj</text:span>ach. Zachowanie t<text:span text:style-name="T1996">e</text:span>j części młodzieży w sytuacjach kiedy ujawniają się publicznie, bud<text:span text:style-name="T1997">zi</text:span><text:s/>uzasadniony niepokój społeczny co do<text:s/><text:span text:style-name="T1998">ic</text:span>h morale, systemu wartości i rozwoju psyc<text:span text:style-name="T1999">hofiz</text:span>ycznego.</text:p>
      <text:p text:style-name="P2000">Kontrola społeczna winna być przeprowadz<text:span text:style-name="T2001">a</text:span>na przez niezależne zespoły złożone z pedagogów, psychologów i socjolo<text:span text:style-name="T2002">g</text:span>ów, z ewentualnym udziałem<text:s/><text:span text:style-name="T2003">r</text:span>odzi<text:span text:style-name="T2004">c</text:span>ó<text:span text:style-name="T2005">w</text:span><text:s/>i przedstawicieli or<text:span text:style-name="T2006">g</text:span>anizacji społecznych<text:span text:style-name="T2007">.</text:span></text:p>
      <text:p text:style-name="P2008">Oddz<text:span text:style-name="T2009">i</text:span>elną po<text:span text:style-name="T2010">d</text:span>st<text:span text:style-name="T2011">a</text:span>wo<text:span text:style-name="T2012">w</text:span>ą kwestią jest<text:s/><text:span text:style-name="T2013">z</text:span>a<text:span text:style-name="T2014">g</text:span>waran<text:span text:style-name="T2015">t</text:span>owanie młod<text:span text:style-name="T2016">zi</text:span>eży szkolnej właściwych warunków zapewnia<text:span text:style-name="T2017">ją</text:span>cych jej normalny rozwój psyc<text:span text:style-name="T2018">hofiz</text:span>y<text:span text:style-name="T2019">cz</text:span>ny.</text:p>
      <text:p text:style-name="P2020">W<text:s/><text:span text:style-name="T2021">szcz</text:span>ególnoś<text:span text:style-name="T2022">ci</text:span><text:s/>należy zwiększyć nakłady na ochronę zdrowia, higienę w szkole. P<text:span text:style-name="T2023">r</text:span>zestrzegać tego, by w każdej szkole działał gabinet lekarski i stomatolog<text:span text:style-name="T2024">ic</text:span>zny, regularnie przeprowadzać badania stanu zdrowia młodzieży szkolnej. Tutaj łatwo mógłbym wesprzeć się niejako argumentem pochodzącym spr<text:span text:style-name="T2025">z</text:span>ed niespełna trzech lat, raportem subiektywnym o kondycji ucznia, którego sp<text:span text:style-name="T2026">r</text:span>awc<text:span text:style-name="T2027">y</text:span>, w pewnym sensie, są dzisiaj na sali.</text:p>
      <text:p text:style-name="P2028">Należy także zwiększyć ilość miejsc w szkołach specjalnych dla dzieci niepełnosprawnyc<text:span text:style-name="T2029">h</text:span>. Wskutek b<text:span text:style-name="T2030">r</text:span>aku miejsc w tych szkoła<text:span text:style-name="T2031">c</text:span>h przy zwiększ<text:span text:style-name="T2032">aj</text:span>ących się w ostatnich latach ilościach patologii w stosunku do znaczn<text:span text:style-name="T2033">ej</text:span><text:s/>liczby dzieci niepełnosprawnych, nie jest wykonywany obowiązek szkolny. Prawo do nauki staje się dla w<text:span text:style-name="T2034">ie</text:span>lu z ni<text:span text:style-name="T2035">c</text:span>h niedostępnym przywilejem. Chc<text:span text:style-name="T2036">ie</text:span>libyśmy tutaj zapytać stronę rządową, jakie w<text:span text:style-name="T2037">i</text:span>d<text:span text:style-name="T2038">zi</text:span><text:s/>środki zapobiegawcze przeciwko ewidentnemu łamaniu prawa młodzieży do nauki. Znacznej części młodzieży i to tej, najbardziej bezradnej.</text:p>
      <text:p text:style-name="P2039">Wobec postępującej demokratyza<text:span text:style-name="T2040">cj</text:span>i kraju, zróżnicowania po<text:span text:style-name="T2041">st</text:span>a<text:span text:style-name="T2042">w</text:span><text:s/>i systemów wartości obywateli należy stworzyć ro<text:span text:style-name="T2043">dz</text:span>i<text:span text:style-name="T2044">co</text:span>m możliwość wyboru dla ich dz<text:span text:style-name="T2045">i</text:span>eci takich szkół, które najbardziej odpowiadają ich potrzebom,<text:s/><text:span text:style-name="T2046">a</text:span>spiracjom i możliwościom. Należy<text:s/><text:span text:style-name="T2047">w</text:span><text:s/>ty<text:span text:style-name="T2048">m</text:span><text:s/><text:span text:style-name="T2049">ce</text:span>lu stworzyć możliwości powstawania szkół społecznych i prywatnych, zakładanych<text:s/><text:span text:style-name="T2050">pr</text:span>z<text:span text:style-name="T2051">ez</text:span><text:s/>stowarzyszen<text:span text:style-name="T2052">ia,</text:span><text:s/>związki wy<text:span text:style-name="T2053">z</text:span>naniowe, samorządy ter<text:span text:style-name="T2054">y</text:span>tori<text:span text:style-name="T2055">a</text:span>lne itp. Szkół, każdego s<text:span text:style-name="T2056">z</text:span>czebl<text:span text:style-name="T2057">a.</text:span></text:p>
      <text:p text:style-name="P2058">D<text:span text:style-name="T2059">o</text:span>k<text:span text:style-name="T2060">ład</text:span>niej t<text:span text:style-name="T2061">ą</text:span><text:s/>sp<text:span text:style-name="T2062">ra</text:span>w<text:span text:style-name="T2063">ą</text:span><text:s/>zajmować się będ<text:span text:style-name="T2064">z</text:span>ie z<text:span text:style-name="T2065">ap</text:span>ew<text:span text:style-name="T2066">ne</text:span><text:s/>Zespół<text:s/><text:span text:style-name="T2067">do</text:span><text:s/><text:span text:style-name="T2068">s</text:span>praw Oświaty i N<text:span text:style-name="T2069">a</text:span>u<text:span text:style-name="T2070">k</text:span>i<text:span text:style-name="T2071">.</text:span><text:s/><text:span text:style-name="T2072">T</text:span>u chcem<text:span text:style-name="T2073">y</text:span><text:s/>t<text:span text:style-name="T2074">yl</text:span>k<text:span text:style-name="T2075">o</text:span><text:s/>zasygn<text:span text:style-name="T2076">a</text:span>li<text:span text:style-name="T2077">z</text:span>o<text:span text:style-name="T2078">wać, ż</text:span>e w naszy<text:span text:style-name="T2079">m</text:span><text:s/>rozumieniu powst<text:span text:style-name="T2080">a</text:span>wanie takich szkół istotnie leży w interesie młodzieży.</text:p>
      <text:p text:style-name="P2081">Chciałbym też zwrócić u<text:span text:style-name="T2082">w</text:span>a<text:span text:style-name="T2083">g</text:span>ę na sprawę wykorzy<text:span text:style-name="T2084">st</text:span>ywan<text:span text:style-name="T2085">ia<text:s/></text:span>majątku szkół państwowych, budowanych<text:s/><text:span text:style-name="T2086">w</text:span><text:s/>osiedlach mieszkaniowych, w znacznej mierze za pieniądze<text:s/><text:span text:style-name="T2087">s</text:span>pó<text:span text:style-name="T2088">łdz</text:span>ielców<text:span text:style-name="T2089">.</text:span><text:s/>Należy dopuścić do korzystania z pomieszczeń i urządzeń szkół przez młodzież zamieszkałą w tych osiedlach.<text:s/><text:span text:style-name="T2090">30</text:span><text:s/>procent kosztów budowy szkół w osiedlach spółdzi<text:span text:style-name="T2091">el</text:span>czych pokrywają spółdzielnie.<text:s/><text:span text:style-name="T2092">W</text:span><text:s/>sytuacji braku pomie<text:span text:style-name="T2093">s</text:span>z<text:span text:style-name="T2094">cz</text:span>e<text:span text:style-name="T2095">ń</text:span><text:s/>n<text:span text:style-name="T2096">a<text:s/></text:span>działalność kulturalną mło<text:span text:style-name="T2097">dz</text:span>ież<text:span text:style-name="T2098">y</text:span>,<text:s/><text:span text:style-name="T2099">br</text:span>aku terenów rekreacyjnych, sal s<text:span text:style-name="T2100">p</text:span>ortowych, tu znowu mó<text:span text:style-name="T2101">g</text:span>łbym podeprzeć się raportem o kondycji ucznia, należy znacznie szerzej udostępnić młodzieży pomieszczenia szkolne, budowane w znacznej mierze za pieniądze ich rodziców.</text:p>
      <text:p text:style-name="P2102">D<text:span text:style-name="T2103">zię</text:span>kuj<text:span text:style-name="T2104">ę.</text:span></text:p>
      <text:p text:style-name="P2105"><text:span text:style-name="T2106">O</text:span><text:span text:style-name="T2107">b</text:span><text:span text:style-name="T2108">.</text:span><text:span text:style-name="T2109"><text:s/></text:span><text:span text:style-name="T2110">A</text:span><text:span text:style-name="T2111">n</text:span><text:span text:style-name="T2112">drz</text:span><text:span text:style-name="T2113">e</text:span><text:span text:style-name="T2114">j</text:span><text:span text:style-name="T2115"><text:s/></text:span><text:span text:style-name="T2116">Celi</text:span><text:span text:style-name="T2117">ńs</text:span><text:span text:style-name="T2118">k</text:span><text:span text:style-name="T2119">i</text:span><text:span text:style-name="T2120">:</text:span></text:p>
      <text:p text:style-name="P2121"><text:span text:style-name="T2122">Myś</text:span>lę, że dobrze będzie wysłuch<text:span text:style-name="T2123">a</text:span>ć<text:s/><text:span text:style-name="T2124">g</text:span>łosu ucznia. Chciałbym, aby Kuba Boratyński zab<text:span text:style-name="T2125">r</text:span>a<text:span text:style-name="T2126">ł</text:span><text:s/><text:span text:style-name="T2127">w</text:span><text:s/>tej chwili głos.</text:p>
      <text:p text:style-name="P2128"><text:span text:style-name="T2129">Ob. Jakub Boratyński</text:span>:</text:p>
      <text:p text:style-name="P2130">Sz<text:span text:style-name="T2131">a</text:span>nowni Państw<text:span text:style-name="T2132">o</text:span>! Chciałem bliżej<text:s/><text:span text:style-name="T2133">p</text:span>oruszyć<text:s/><text:span text:style-name="T2134">p</text:span>roble<text:span text:style-name="T2135">m<text:s/></text:span><text:span text:style-name="T2136">zrzeszani</text:span><text:span text:style-name="T2137">a</text:span><text:span text:style-name="T2138"><text:s/>się</text:span><text:s/><text:span text:style-name="T2139">i</text:span><text:s/>samorz<text:span text:style-name="T2140">ą</text:span>dności młodzie<text:span text:style-name="T2141">ż</text:span>y szkolnej. Ob<text:span text:style-name="T2142">e</text:span>cnie m<text:span text:style-name="T2143">amy</text:span><text:s/><text:span text:style-name="T2144">w</text:span><text:s/>szkołach do czynienia<text:s/><text:span text:style-name="T2145">z</text:span><text:s/>monopolem oficjalnie istniejących organizacji<text:s/><text:soft-page-break/>młodzieżowych,<text:s/><text:span text:style-name="T2146">ja</text:span>k ZSMP i<text:s/><text:span text:style-name="T2147">ZH</text:span>P<text:span text:style-name="T2148">.<text:s/></text:span>Ostatn<text:span text:style-name="T2149">i</text:span>o, coraz sz<text:span text:style-name="T2150">e</text:span>rzej toru<text:span text:style-name="T2151">j</text:span>e sobie drogę pr<text:span text:style-name="T2152">ze</text:span>konan<text:span text:style-name="T2153">ie</text:span><text:s/>o błędności rozwiązań wszelkich monopolistyczn<text:span text:style-name="T2154">yc</text:span>h. Potwierdza się to wyr<text:span text:style-name="T2155">a</text:span>źnie na terenie szkoły. Brak konkurencji powoduje nikłą ruchliwość, a<text:s/><text:span text:style-name="T2156">cz</text:span>ęsto nawet bezczynność tychże organ<text:span text:style-name="T2157">iz</text:span>acji.</text:p>
      <text:p text:style-name="P2158">Na dalszy spadek atrakc<text:span text:style-name="T2159">yj</text:span>ności wśród młodzieży niewą<text:span text:style-name="T2160">t</text:span>pliwie wpływa jednolitość propozycji zaplecza ideowego. Przy obecnym, znacznym zróżn<text:span text:style-name="T2161">ic</text:span>owaniu młodego pokolenia, sięgającym także kwestii światopoglądowych, sytuacja pozostawania takiego monopolu je<text:span text:style-name="T2162">s</text:span>t n<text:span text:style-name="T2163">ie</text:span>spraw<text:span text:style-name="T2164">iedl</text:span>iwa. Więcej, jest ona szkodliwa, ponieważ wytwarz<text:span text:style-name="T2165">a</text:span><text:s/>się stan pustki<text:span text:style-name="T2166">.</text:span><text:s/>Młodzi ludzie pozbawieni alternatywy, uciekają<text:s/><text:span text:style-name="T2167">w</text:span><text:s/>sprawy aspołeczn<text:span text:style-name="T2168">e</text:span>, nie sprzyjając jakimkolwiek działaniom na rzecz dobra wspólnego. Zapobiec temu można poprzez upodmiotow<text:span text:style-name="T2169">ie</text:span>n<text:span text:style-name="T2170">ie</text:span><text:s/>młod<text:span text:style-name="T2171">zi</text:span>eży.</text:p>
      <text:p text:style-name="P2172">Dlatego konieczne jest umożliwienie tworzenia nowych organizacji, stowarzyszeń, mogących działać na terenie szkół. Warunkiem zaistnienia takiej sytuacji jest zniesienie obecnie obowiązujące<text:span text:style-name="T2173">g</text:span>o przepisu min<text:span text:style-name="T2174">is</text:span>tra Oświaty i Wychowania, jest to przepis pochodzący z roku 1934, w którym wymienia się z nazwy wszystkie organizacje młodzieżowe dopuszczone do działania w szkole. W t<text:span text:style-name="T2175">e</text:span>n sposób zamyka się możliwość tworzenia nowych.</text:p>
      <text:p text:style-name="P2176">Problem zrzeszania się młodzieży nie<text:s/><text:span text:style-name="T2177">m</text:span>a charakteru czysto teoretycznego. Należy stworzy<text:span text:style-name="T2178">ć</text:span><text:s/>możliwość legalnego działania ju<text:span text:style-name="T2179">ż</text:span><text:s/><text:span text:style-name="T2180">istni</text:span>ej<text:span text:style-name="T2181">ą</text:span>c<text:span text:style-name="T2182">y</text:span>m<text:s/><text:span text:style-name="T2183">i</text:span><text:s/>d<text:span text:style-name="T2184">zi</text:span>ałającym od d<text:span text:style-name="T2185">ł</text:span>użs<text:span text:style-name="T2186">z</text:span>e<text:span text:style-name="T2187">go</text:span><text:s/><text:span text:style-name="T2188">cz</text:span>asu<text:s/><text:span text:style-name="T2189">n</text:span>i<text:span text:style-name="T2190">e</text:span>f<text:span text:style-name="T2191">ormal</text:span>n<text:span text:style-name="T2192">y</text:span>m<text:s/><text:span text:style-name="T2193">o</text:span>r<text:span text:style-name="T2194">g</text:span>a<text:span text:style-name="T2195">nizacjo</text:span>m młod<text:span text:style-name="T2196">zi</text:span>eżow<text:span text:style-name="T2197">y</text:span>m, t<text:span text:style-name="T2198">ak</text:span>im, ja<text:span text:style-name="T2199">k</text:span><text:s/><text:span text:style-name="T2200">n</text:span>a przykład, Federacja Młodzieży<text:s/><text:span text:style-name="T2201">W</text:span>alczącej, Ruc<text:span text:style-name="T2202">h</text:span><text:s/>Młodzieży Niezależnej, grupom młodz<text:span text:style-name="T2203">ie</text:span>żowym partii pol<text:span text:style-name="T2204">it</text:span>ycznych, czy wielu innym młod<text:span text:style-name="T2205">zi</text:span>eżowym ugrupowan<text:span text:style-name="T2206">io</text:span>m.</text:p>
      <text:p text:style-name="P2207">Z kwestią<text:s/>upodmio<text:span text:style-name="T2208">ta</text:span>w<text:span text:style-name="T2209">ian</text:span>ia<text:s/>młodzieży szkolnej wiążą się ściśle sprawy samorządności uczniowski<text:span text:style-name="T2210">ej</text:span>. Nie proponujemy zasadniczych zmian w obecnie obow<text:span text:style-name="T2211">ią</text:span>zujących przepisach.<text:s/><text:span text:style-name="T2212">W</text:span><text:s/>dużym stopniu zapewniają one samorządom podmiotowość. Natomiast przepisy te nie przewidują całego szeregu problemów przed jakimi samorządy stają<text:s/><text:span text:style-name="T2213">w</text:span><text:s/>pr<text:span text:style-name="T2214">ak</text:span>tyce.</text:p>
      <text:p text:style-name="P2215">Takie<text:s/><text:span text:style-name="T2216">sp</text:span>r<text:span text:style-name="T2217">awy,</text:span><text:s/><text:span text:style-name="T2218">j</text:span>ak kwestia przestrzeg<text:span text:style-name="T2219">a</text:span>ni<text:span text:style-name="T2220">a</text:span><text:s/>demokratycznego t<text:span text:style-name="T2221">r</text:span>ybu wyborów do organów wykonawczych samorządu szkolnego, czy przestrzegania autonomii zasady organów samorządu wobec władz oświatowych<text:s/><text:span text:style-name="T2222">i</text:span><text:s/>szkolnych<text:span text:style-name="T2223">.</text:span><text:s/>Należy zagwarantować samorządom prawo do manifestowan<text:span text:style-name="T2224">ia</text:span><text:s/>swych poglądów<text:span text:style-name="T2225">.</text:span><text:s/>Prowadzenia akcji prote<text:span text:style-name="T2226">sta</text:span>c<text:span text:style-name="T2227">yj</text:span>nych w różnych dostępnych formach.</text:p>
      <text:p text:style-name="P2228">Gazetki szkolne, komunikaty samorządu, nie powinny podlegać cz<text:span text:style-name="T2229">yjej</text:span>kolwiek cenzurze<text:span text:style-name="T2230">.</text:span><text:s/>Obecnie stosowana jest zasada cenzury prewencyjnej w szkołach<text:span text:style-name="T2231">.</text:span><text:s/>To obyczaj dosyć powszechny. Różnie decydowana jest zasada ws<text:span text:style-name="T2232">pó</text:span>łdecydowania samorządu w takich sprawach,<text:s/><text:span text:style-name="T2233">j</text:span>ak na przykład, opracowywanie regulaminów szkolnych, czy kwestie kar i nagród. N<text:span text:style-name="T2234">i</text:span>euregulowany pozostaje status sejmików samorządów uczn<text:span text:style-name="T2235">i</text:span>owskich, których funkcją obok współpracy młodzieży na poziomie szkół jest wyrażanie wobec władz oświatowych spraw wspólnych dla uczestników środow<text:span text:style-name="T2236">is</text:span>k<text:span text:style-name="T2237">a.</text:span></text:p>
      <text:p text:style-name="P2238">Dysponujemy w tej chwili w tej kwestii szczegółowym projektem rozwiązań regulujących uprawnienia<text:s/><text:span text:style-name="T2239">i</text:span><text:s/>strukturę sejmików. Wszystkie te propozycje, które wy<text:span text:style-name="T2240">mi</text:span>eniłem zmierzają w dalszym planie do celów, który powinien być dla nas wspólny. R<text:span text:style-name="T2241">zecz</text:span>yw<text:span text:style-name="T2242">is</text:span>tego włączenia młodzieży w ży<text:span text:style-name="T2243">ci</text:span>e społeczne naszego kraju. Nie da się tego dokonać bez przełamania organ<text:span text:style-name="T2244">iz</text:span>ac<text:span text:style-name="T2245">yj</text:span>nego monopolu<text:span text:style-name="T2246">.</text:span></text:p>
      <text:p text:style-name="P2247">Dlatego naszym naczelnym postulatem jest wprowadzenie pełnej wolności zrzeszania się młodzieży.</text:p>
      <text:p text:style-name="P2248">Dz<text:span text:style-name="T2249">i</text:span>ękuję bardzo.</text:p>
      <text:p text:style-name="P2250"><text:span text:style-name="T2251">O</text:span><text:span text:style-name="T2252">b</text:span><text:span text:style-name="T2253">.</text:span><text:span text:style-name="T2254"><text:s/></text:span><text:span text:style-name="T2255">A</text:span><text:span text:style-name="T2256">n</text:span><text:span text:style-name="T2257">drz</text:span><text:span text:style-name="T2258">e</text:span><text:span text:style-name="T2259">j</text:span><text:span text:style-name="T2260"><text:s/></text:span><text:span text:style-name="T2261">Celi</text:span><text:span text:style-name="T2262">ńs</text:span><text:span text:style-name="T2263">k</text:span><text:span text:style-name="T2264">i</text:span><text:span text:style-name="T2265">:</text:span></text:p>
      <text:soft-page-break/>
      <text:p text:style-name="P2266">Pro<text:span text:style-name="T2267">s</text:span>z<text:span text:style-name="T2268">ę</text:span><text:s/>o zabranie głosu Henryka Tachasiu<text:span text:style-name="T2269">ka</text:span>, z<text:s/>komitetu organ<text:span text:style-name="T2270">iz</text:span>acyjnego<text:s/>„Sol<text:span text:style-name="T2271">idar</text:span>no<text:span text:style-name="T2272">ś</text:span>c<text:span text:style-name="T2273">i</text:span><text:span text:style-name="T2274">”</text:span><text:s/>z Zakładów Mechanicznych<text:s/><text:span text:style-name="T2275">„</text:span>Ursus<text:span text:style-name="T2276">”</text:span>.</text:p>
      <text:h text:style-name="P2277" text:outline-level="3"><text:span text:style-name="T2278">Ob. Henryk Tachasiu</text:span><text:span text:style-name="T2279">k</text:span>:<text:bookmark-start text:name="bookmark0"/><text:bookmark-end text:name="bookmark0"/></text:h>
      <text:p text:style-name="P2280">Zebr<text:span text:style-name="T2281">a</text:span>l<text:span text:style-name="T2282">iś</text:span>m<text:span text:style-name="T2283">y</text:span><text:s/>si<text:span text:style-name="T2284">ę</text:span><text:s/>pr<text:span text:style-name="T2285">zy</text:span><text:s/>„<text:span text:style-name="T2286">mały</text:span>m stole”,<text:s/><text:span text:style-name="T2287">z</text:span>wan<text:span text:style-name="T2288">y</text:span>m młodz<text:span text:style-name="T2289">ie</text:span>żow<text:span text:style-name="T2290">y</text:span>m, mu<text:span text:style-name="T2291">si</text:span>my jednak mie<text:span text:style-name="T2292">ć</text:span><text:s/>świadomość, że jest to<text:s/>„stolik”<text:s/>zastępczy.<text:s/><text:span text:style-name="T2293">W</text:span><text:s/>naturalnie funk<text:span text:style-name="T2294">cjo</text:span>nujących systemach demokracji nie ma potrzeby powoływania ministra do spraw młodzieży, czy młodzieżowych<text:s/>„okrągłych stołów”. Problemy ważne dla ludzi zebranych przy tym stole rozstrzygnąć się muszą przy stole politycznym i gospodar<text:span text:style-name="T2295">c</text:span>zym<text:span text:style-name="T2296">.</text:span><text:s/>Nie znaczy to jednak, że nasze zebranie nie ma jak<text:span text:style-name="T2297">ie</text:span>gokolwi<text:span text:style-name="T2298">ek</text:span><text:s/>sensu<text:span text:style-name="T2299">.</text:span><text:s/>Problemy młodzieży tu i teraz są szczególnie ważne dla przyszłości kraju. To przede wszystkim młodzież zamierza emigrować i fa<text:span text:style-name="T2300">kt</text:span>ycznie emigruje<text:span text:style-name="T2301">.</text:span><text:s/>To młodzież stanowi materiał szczególnie zapalny, grożący nieobliczalną eksplozją, jeśli nie zdołamy zaprowadzić demokratycznego, akceptowanego społecznie ładu politycznego i gospodarczego. Musimy mieć także świadomość, iż nikt tu z obecnych nie ma prawa kreować siebie na pr<text:span text:style-name="T2302">ze</text:span>dstaw<text:span text:style-name="T2303">iciel</text:span>a polskiej młodzieży, bowiem ogólne monopole<text:span text:style-name="T2304">,</text:span><text:s/>ogran<text:span text:style-name="T2305">ic</text:span>zające prawnie lub faktycznie prawo zrzeszania się obywateli dotyczą także ludzi młodych<text:span text:style-name="T2306">.</text:span></text:p>
      <text:p text:style-name="P2307">Jako młody robotnik mam pełną świadomość<text:span text:style-name="T2308">,</text:span><text:s/><text:span text:style-name="T2309">i</text:span>ż wolno mi prezentować jedyn<text:span text:style-name="T2310">ie</text:span><text:s/>pogląd o którym sądzę, iż jest on podzielany przez wielu młodych kolegów, młodych robotników i studentów. Lecz, żeby użyć tu prawniczej formuły występuję tu w roli prowadzącego cudze sprawy, bez zlecenia<text:span text:style-name="T2311">.</text:span><text:s/><text:span text:style-name="T2312">A</text:span><text:s/>jak mi to uprzytomnił jeden z moich kolegów, zgodnie z artykułem 75<text:span text:style-name="T2313">2</text:span><text:s/>kodeksu cywilnego,<text:s/><text:span text:style-name="T2314">„</text:span>kto bez zlecenia prowadzi cudzą sprawę, powinien działać z korzyścią osoby, której sprawę prow<text:span text:style-name="T2315">a</text:span>dz<text:span text:style-name="T2316">i</text:span><text:s/>zgodnie z jej prawdopodobną wolą. A przy prowadzeniu sprawy powinien zachować należytą, obowiązany jest zachować należytą staranność”.</text:p>
      <text:p text:style-name="P2317">Młodzież<text:span text:style-name="T2318">.</text:span><text:s/>j<text:span text:style-name="T2319">ak</text:span><text:s/><text:span text:style-name="T2320">sądzę,</text:span><text:s/>nie potrzebuje szczegó<text:span text:style-name="T2321">l</text:span>n<text:span text:style-name="T2322">y</text:span>ch<text:s/><text:span text:style-name="T2323">p</text:span>r<text:span text:style-name="T2324">zyw</text:span>ile<text:span text:style-name="T2325">jów.</text:span><text:s/><text:span text:style-name="T2326">J</text:span>e<text:span text:style-name="T2327">j</text:span><text:s/>n<text:span text:style-name="T2328">aj</text:span>ważni<text:span text:style-name="T2329">ej</text:span>szym i najgorętszym pragn<text:span text:style-name="T2330">i</text:span>eniem jest chę<text:span text:style-name="T2331">ć</text:span><text:s/>życia w demokratycznym państwie, które otacza jednakową troską wszystkich swych obywateli, od niemowląt poczynając, a n<text:span text:style-name="T2332">a</text:span><text:s/>emerytach kończąc. Młodzież chce żyć w państwie prawor<text:span text:style-name="T2333">zą</text:span>dnym, gd<text:span text:style-name="T2334">zie</text:span><text:s/>prawo nie<text:s/><text:span text:style-name="T2335">jest</text:span><text:s/>wyrazem woli rząd<text:span text:style-name="T2336">zą</text:span>cej ekipy, lecz jedynie regulatorem życia społecznego i środkiem uzgadniania różnych interesów. Gdzie młody robotnik nie może b<text:span text:style-name="T2337">yć</text:span><text:s/>bezkarnie zatrzymywany w milicyjnych aresztach za to jedynie, iż pragnie<text:s/><text:span text:style-name="T2338">re</text:span>alizować swe niezbywalne ludzkie i obywatelskie prawa.</text:p>
      <text:p text:style-name="P2339">Sądzę, iż młodzież polska chciałaby żyć w państwie, w którym w praktyce, a nie tylko w deklaracjach obowiązuje zasada solidarności społecznej, gdzie niemożliwe będą próby skłócania robotników z inteligencją, jak to miało miejsce w haniebn<text:span text:style-name="T2340">y</text:span>m<text:s/><text:span text:style-name="T2341">e</text:span>p<text:span text:style-name="T2342">iz</text:span>odzie marca<text:s/>‘68 roku, gdzie niemożliwe będą próby skłócania, czy przec<text:span text:style-name="T2343">iw</text:span>stawiania rolników robotniko<text:span text:style-name="T2344">m</text:span><text:s/>itp.</text:p>
      <text:p text:style-name="P2345"><text:span text:style-name="T2346">Są<text:s/></text:span><text:span text:style-name="T2347">j</text:span><text:span text:style-name="T2348">ednak sp</text:span><text:span text:style-name="T2349">r</text:span><text:span text:style-name="T2350">aw</text:span><text:span text:style-name="T2351">y</text:span><text:span text:style-name="T2352">, które<text:s/></text:span><text:span text:style-name="T2353">c</text:span><text:span text:style-name="T2354">hoć uwarunkowane generalnie sprawami dyskutowanymi przy innych</text:span><text:s/>stołach wymagają osobnych dyskusji i podejmowania decyzji szczegółowych. Zwrócę tu uwagę na k<text:span text:style-name="T2355">il</text:span>ka właśn<text:span text:style-name="T2356">ie</text:span><text:s/>takich spraw.</text:p>
      <text:p text:style-name="P2357">Pierwsze<text:span text:style-name="T2358">.</text:span><text:s/>Liczne rzesze młodzieży robotniczej zamieszkują w hotelach robotniczych. Wyposażenie tych hoteli, jak i standard, i szczupłość bazy, obecn<text:span text:style-name="T2359">ie</text:span><text:s/>2 -<text:s/><text:span text:style-name="T2360">4</text:span><text:s/>o<text:span text:style-name="T2361">so</text:span>by w jednym pokoju, wymagają konkretnej poprawy. Niezależnie od tego dotychczasowy układ, w którym administracja hotelu decyduje o wielu osobistych sprawach jej mieszkańców, powinien ulec zmianie.</text:p>
      <text:p text:style-name="P2362">Niezbędne jest zatem prawne określenie ram samorządności mieszkańców tych<text:s/><text:span text:style-name="T2363">h</text:span>oteli, by ludzie<text:s/><text:soft-page-break/>spędzający w takich warunkach wiele lat mogli się czuć jak we własnym domu, o którego sprawach mogą decydować. Do kompetencji tego samorządu zaliczyłbym przede wszystkim. Dysponowanie i współdecydowanie o funduszu kultur<text:span text:style-name="T2364">al</text:span>no-oświ<text:span text:style-name="T2365">at</text:span>owym. Uzależnienie decyzji o usunięciu z hotelu, od opinii samorządu. Możliwość tworzenia pod auspicjami samorządu różnych klubów zainteresowań i swobodnego działania ich w ho<text:span text:style-name="T2366">te</text:span>lach. Danie możliwości tworzenia przy hotelach spółdzielni m<text:span text:style-name="T2367">ie</text:span>szkaniowych i pomoc przy ich zakładaniu, lokalizacja, pożyczanie sprzętu zakładu. Nadanie większych praw mieszkańcom przy przyjmowaniu gości, w szc<text:span text:style-name="T2368">ze</text:span>gólnoś<text:span text:style-name="T2369">ci</text:span><text:s/>odejście od takich praktyk, jak odwiedziny od godziny 7 do 22, zostawianie dowodów na portierni, zakaz przyjmowanie gości w dni wypłat i w dniach bezpośrednio po nich. Wreszcie konieczne jest wprowadzenie zakazu wchodzenia do pokoju i przeszukiwania go przez administra<text:span text:style-name="T2370">cj</text:span>ę hotelu oraz MO, SB, ORMO, straż przemysłową bez nakazu rewizji, często pod nieobecność zam<text:span text:style-name="T2371">iesz</text:span>k<text:span text:style-name="T2372">uj</text:span>ą<text:span text:style-name="T2373">c</text:span>ych pokój<text:span text:style-name="T2374">.</text:span></text:p>
      <text:p text:style-name="P2375">Trzecią sprawą. Młodzież jest szczególnie zainteresowana wprowadzen<text:span text:style-name="T2376">ie</text:span>m normalnych reguł w awansie zawodowym, gdzie nie zasada biedny, mierny, ale wierny, lecz kwalifikacje i predyspozy<text:span text:style-name="T2377">cj</text:span>e decydować będą o awansie w hierarchii zawodow<text:span text:style-name="T2378">ej.</text:span></text:p>
      <text:p text:style-name="P2379">Powszechnie zablokowane są możliwości uczestnictwa w kursa<text:span text:style-name="T2380">c</text:span>h podnoszących kwali<text:span text:style-name="T2381">fi</text:span>ka<text:span text:style-name="T2382">cj</text:span>e, miejsc na takich kursach je<text:span text:style-name="T2383">st</text:span><text:s/>bardzo mało, a selekcja odbywa się na zasadzie układów.</text:p>
      <text:p text:style-name="P2384">Cztery. W u<text:span text:style-name="T2385">za</text:span>sadnionych przypadkach stworzyć możliwość odbywania zastępczej służby wojskowej w macierzystych zakładach pracy.</text:p>
      <text:p text:style-name="P2386">Piątą sprawą, zaprzestanie w<text:span text:style-name="T2387">yk</text:span>orz<text:span text:style-name="T2388">ystyw</text:span>ania uczniów odbywających tak zwane prak<text:span text:style-name="T2389">t</text:span>yki zawodowe jako źród<text:span text:style-name="T2390">ł</text:span>a najtańszej siły robo<text:span text:style-name="T2391">cz</text:span>ej i przywrócenia tym praktykom ich pożądanego z punktu widzenia umiejętności ucznia sensu.</text:p>
      <text:p text:style-name="P2392">Na koniec, rzecz chyba n<text:span text:style-name="T2393">aj</text:span>ważn<text:span text:style-name="T2394">iejs</text:span>za. Młodzieży robotniczej, jak i wszystkim obywatelom niezbędna jest wolność zrzeszania się w różnych formach, w różnego typu organizacjach, stowarzyszeniac<text:span text:style-name="T2395">h</text:span>, wolnych związkach zawodowych,<text:s/><text:span text:style-name="T2396">a<text:s/></text:span>także w partiach pol<text:span text:style-name="T2397">it</text:span>ycznych, w tym szczególnie umożliwienie swobodnego tworzenia i dział<text:span text:style-name="T2398">a</text:span>nia organizacji młodzieżowych przy zakładach pracy na równ<text:span text:style-name="T2399">yc</text:span>h prawa<text:span text:style-name="T2400">c</text:span>h z ZSMP lub wyprowadzenie wszystkich organizacji politycznych poza zakłady pracy.</text:p>
      <text:p text:style-name="P2401">Dziękuję.</text:p>
      <text:p text:style-name="P2402"><text:span text:style-name="T2403">O</text:span><text:span text:style-name="T2404">b</text:span><text:span text:style-name="T2405">.</text:span><text:span text:style-name="T2406"><text:s/></text:span><text:span text:style-name="T2407">A</text:span><text:span text:style-name="T2408">n</text:span><text:span text:style-name="T2409">drz</text:span><text:span text:style-name="T2410">e</text:span><text:span text:style-name="T2411">j</text:span><text:span text:style-name="T2412"><text:s/></text:span><text:span text:style-name="T2413">Celi</text:span><text:span text:style-name="T2414">ńs</text:span><text:span text:style-name="T2415">k</text:span><text:span text:style-name="T2416">i</text:span><text:span text:style-name="T2417">:</text:span></text:p>
      <text:p text:style-name="P2418"><text:span text:style-name="T2419">P</text:span>roszę teraz o zab<text:span text:style-name="T2420">ra</text:span>n<text:span text:style-name="T2421">ie</text:span><text:s/><text:span text:style-name="T2422">gł</text:span>osu Jana Marię Rokitę.</text:p>
      <text:p text:style-name="P2423"><text:span text:style-name="T2424">Ob. Jan Maria Rokita</text:span>:</text:p>
      <text:p text:style-name="P2425">Proszę Państwa!<text:s/><text:span text:style-name="T2426">Ja</text:span><text:s/>chcę przedstawić sp<text:span text:style-name="T2427">raw</text:span>ę, zost<text:span text:style-name="T2428">a</text:span>łem upoważniony do przed<text:span text:style-name="T2429">st</text:span>aw<text:span text:style-name="T2430">ie</text:span>nia sprawy bardzo konkretnej, sprawy do której ni<text:span text:style-name="T2431">e</text:span><text:s/>będę<text:s/>poczynał<text:s/>żadnych wstępów większych ze względów zupełnie oczywistych.</text:p>
      <text:p text:style-name="P2432">Mianowicie chod<text:span text:style-name="T2433">zi</text:span><text:s/>o sprawę daleko posuniętego konfliktu społecznego, jak<text:span text:style-name="T2434">i</text:span><text:s/>ostatnimi laty bardzo wyraźnie wytworzył się wokół problemów związanych ze służbą wojskową<text:span text:style-name="T2435">.</text:span><text:s/><text:span text:style-name="T2436">A</text:span><text:s/>więc kwestią, która dotyczy w zasadzie przede wszystkim młodych ludzi, czy najbardziej młodych ludzi, młodych mężczyzn.</text:p>
      <text:p text:style-name="P2437">Chciałbym przedstawić pokrótce pewien zespół postulatów, pewien zespół proponowanych rozwiązań, które, oczywiście, wymagają pewny<text:span text:style-name="T2438">ch</text:span><text:s/>dalszych konkr<text:span text:style-name="T2439">et</text:span>yza<text:span text:style-name="T2440">cj</text:span>i. Zespół, który wydaje się być wspólny, który wydaje się być przedmiote<text:span text:style-name="T2441">m</text:span><text:s/>pewnego consensusu jeśli idzie o rozmaite niezależne ugrupowania, jakie<text:s/><text:soft-page-break/>sprawy służby wojskowej i reform koniecznych w odbywanej służbie wojskowej w ostatnich latach w Polsce podejmowały. Grupy przede wszystkim młodzieżowe.</text:p>
      <text:p text:style-name="P2442">Chciałbym sprawę, owych postulatów u<text:span text:style-name="T2443">po</text:span>r<text:span text:style-name="T2444">ządkow</text:span>ać w czterech, jakby podstawowych grupach<text:span text:style-name="T2445">.</text:span></text:p>
      <text:p text:style-name="P2446">A więc, po pierwsze, dość powszechny istnieje consensus wśród niezależnych środowi<text:span text:style-name="T2447">sk</text:span><text:s/>młod<text:span text:style-name="T2448">zi</text:span>eżowych - nie tylko zresztą - iż służba wojskowa i związana z tym służba zastępcza, wprowadzona nowelą do ustawy o powszechnym obowiązku służby wojskowej w<text:s/><text:span text:style-name="T2449">l</text:span>ipcu ubiegłego roku, jest w obecnych swoich warunkach za długa.</text:p>
      <text:p text:style-name="P2450">J<text:span text:style-name="T2451">a</text:span>k wiadomo, w ostatnim czasie, ze strony władz mnożone są bardzo obiecujące wypowiedzi o zamiarze zmniejszenia liczebności armii. Tak<text:span text:style-name="T2452">i</text:span>e wypowi<text:span text:style-name="T2453">e</text:span>dz<text:span text:style-name="T2454">i</text:span><text:s/>składał minister Siwicki<text:span text:style-name="T2455">.</text:span><text:s/>Takie<text:span text:style-name="T2456"><text:s/></text:span>wypowie<text:span text:style-name="T2457">d</text:span>zi całkiem niedawno,<text:s/><text:span text:style-name="T2458">1</text:span>4 lutego, składał - rzec<text:span text:style-name="T2459">z</text:span>n<text:span text:style-name="T2460">i</text:span>k Ministerstwa Obrony, pułkownik Cz<text:span text:style-name="T2461">y</text:span>żewski, który twierdził, iż<text:s/><text:span text:style-name="T2462">w</text:span><text:s/>latach 1989<text:span text:style-name="T2463">-</text:span>1990 stan armii zmniejszy się o kolejne kilkadziesiąt tysięcy żołnierzy. Chodzi wi<text:span text:style-name="T2464">ę</text:span>c o to, aby ów stan armii był zmniejszany, zgodnie z zapowiedziami władz, z zapowiedziami rządu, nie metodą przem<text:span text:style-name="T2465">ia</text:span>nowywan<text:span text:style-name="T2466">ie</text:span><text:s/>poszczególnych jednostek, czy też oddziałów na oddziały obrony cywiln<text:span text:style-name="T2467">ej</text:span>, ale metodą, która w tych warunkach wydaje si<text:span text:style-name="T2468">ę</text:span><text:s/>metodą najbardziej racjonalną i słuszną.<text:s/><text:span text:style-name="T2469">A</text:span><text:s/>mianowicie - po prostu - metodą ograniczenia czasu obowiązkowej służby wojskowej.</text:p>
      <text:p text:style-name="P2470">Rzecz jasna - uzgodnienie tutaj konkretnego czasu, jaki ta służba powinna mieć i związana z tym sprawa ustalenia konkretnego czasu trwania służby zastępcz<text:span text:style-name="T2471">ej,</text:span><text:s/>wymaga szczegółowych uzgodnie<text:span text:style-name="T2472">ń</text:span><text:s/>z Ministerstwem Obrony Narodowej, ustalenia potrzeb technicznych szkolenia, rozmaitych innych spraw. Chodzi o sprawę generalną, o postulat generalnego skrócenia służby wojskowej i służby zastępczej. Warto zwrócić uwagę, że w Polsce służba wojskowa należy do najdłuższych w świecie cywilizowanym i wynosi 24 miesiące w tej chwili, co jest okresem równym z okresem w krajach, które znajdują się w stanach wojny. Podobna długość służby wojskowej zastępczej istnieje w takich krajach jak: Irak, Chile, Mozambik, czy Republika Południowej Afryki. Tutaj same fakty mówią za siebie.</text:p>
      <text:p text:style-name="P2473">Kwestia druga, druga grupa problemów z tym związanych - ze służbą wojskową - która również jest przedmiotem consensusu niezależnych środowisk młodzieżowych, to jest kwestia przestrzega<text:span text:style-name="T2474">n</text:span>ia elementarnych praw człowieka należnych człowiekowi w służbie. Po pierwsze - dotyczy to generalnego postulatu zaniechania indoktrynacji, z wszelką możliwą ideologią. Powinniśmy tutaj zdecydowani<text:span text:style-name="T2475">e</text:span><text:s/>uzgodnić to, iż rozpocznie się proces zmierzania przez wojs<text:span text:style-name="T2476">k</text:span>o do ideału apolityczności. Niewątpliwie pierwszym krokiem jest minimalizacja, czy też radykalne zaprzestanie indoktryna<text:span text:style-name="T2477">cj</text:span>i jakąkol<text:span text:style-name="T2478">w</text:span>iek ideologią indoktryna<text:span text:style-name="T2479">cj</text:span>i politycznej.</text:p>
      <text:p text:style-name="P2480">Ale dalej<text:s/><text:span text:style-name="T2481">-</text:span><text:s/>dlatego że prawa człowieka w wojsku, prawa żołnierza, to oczywiście nie tylko sprawa indoktryna<text:span text:style-name="T2482">cj</text:span>i. Istnieje palący, zupełnie fundamentalny problem przemyślenia prawnych gwarancji respektowania podstawowych elementarnych praw człowieka<text:s/><text:span text:style-name="T2483">w<text:s/></text:span>wojsku. A mianowicie - w wojsku w obecnych warunkach, żołnierz poborowy nie ma w żaden sposób zagwarantowanego prawa do wolności sumienia. Nie ma zagwarantowanego prawa do posiadania literatury religijnej. Nie ma zagwarantowanego prawa do posiadania własności osobistej, książek - nawet tak elementarnych rzeczy. Wreszcie - i to doskonale wszyscy o tym dobrze wiedzą - układ obyczajowy jaki został stworzony w wojsku przez jego wadliwe funkcjonowanie w ostatnich kilkudziesięciu latach, stworzył sytuację taką, w której żołnierz, w szczególności młody żołnierz, świeżo wzięty do jednostki z poboru nie ma zagwarantowanego prawa do<text:s/><text:soft-page-break/>własnej nietykaln<text:span text:style-name="T2484">ośc</text:span>i cielesnej. Wr<text:span text:style-name="T2485">ę</text:span>cz przeciwnie jest przedmiotem - na skalę masową, rozpowszechnioną we wszystkich jednostkach - zabiegów o charakterze wręcz sadystycznym ze strony w szczególności<text:s/><text:span text:style-name="T2486">ż</text:span>ołnierzy starszych i ten układ z pełną świadomością jest przedmiotem tolerancji przez kadrę wojskową.</text:p>
      <text:p text:style-name="P2487">Jakie tutaj są rozwiązania możliwe w całym tym bloku? Ja bym chciał poddać pod rozwagę cztery propozycje, cztery postulaty, jako propozycje możliwe do zaakceptowania.</text:p>
      <text:p text:style-name="P2488">Po pierwsze - nowelizacja ustawy o powszechnym obowiązku służby wojskowej w taki sposób, ażeby ona pewne elementarne gwarancje praw człowieka dla żołnierzy posiadała. To jest bardzo długa ustawa.<text:s/><text:span text:style-name="T2489">W</text:span><text:s/>tej ustawie nie ma ani jednego artykułu stwierdzającego, że żołnierz w wojsku jest też człowiekiem.</text:p>
      <text:p text:style-name="P2490">Po drugie - być może należy rozważyć cały szereg kroków, które umożliwiłyby<text:s/><text:span text:style-name="T2491">.</text:span>- czy też w znaczny sposób utrudniły - owe na wielką skalę stosowane szykany wobec młodych żołnierzy w woj<text:span text:style-name="T2492">s</text:span>ku.<text:s/>Należałoby<text:s/>się zastanowić czy nie warto w związku ze szczególnie drastycznym problemem, jaki t<text:span text:style-name="T2493">u</text:span>taj występuje, wprowadzić kwalifikowaną sankcję karną dla osób, które wykorzystują sw<text:span text:style-name="T2494">ó</text:span>j wysoki staż wojskowy, bądź stanowisko dowódcy do naruszania podstawowych praw żołnierzy.<text:s/><text:span text:style-name="T2495">B</text:span>yć może<text:s/>należałoby<text:s/>rozważyć kwestię niewcielania różnych roczników do tych samych pododdziałów, co jak gdyby stwarza tę<text:s/>sytuację,<text:s/>w której owe zachowania sadystyczne są możliwe. Wreszcie - i to na pewno<text:s/><text:span text:style-name="T2496">-</text:span><text:s/>należałoby zlikwidować stosowaną w tej chwili powszechnie przez cenzurę praktykę, iż informacje odnoszące się do sytuacji wewnątrz jednostek - oczywiście nie do spraw czysto militarnych,<text:s/><text:span text:style-name="T2497">niez</text:span>wią<text:span text:style-name="T2498">za</text:span>n<text:span text:style-name="T2499">yc</text:span>h z tajemnicą wojskową, tylko informacji dotyczącej obycz<text:span text:style-name="T2500">aj</text:span>owości wojskowej - są przedmiotem całkowitego tabu. Tutaj działalność cenzury nie zmieniła się w żaden sposób.</text:p>
      <text:p text:style-name="P2501">To jest jak gdyby ta druga grupa problemów, o których chciałem powiedzieć. Jest także trzecia grupa problemów, o których chciałem wspomnieć, mianowicie są to problemy, które można by ogólnie ująć hasłem postulatu demilitaryza<text:span text:style-name="T2502">cj</text:span>i oświaty. I znów o paru konkretnych rzeczach, o paru konkretnych sprawach trzeba tutaj powiedzieć.</text:p>
      <text:p text:style-name="P2503"><text:span text:style-name="T2504">A</text:span><text:s/>więc po pierwsze - należałoby zastanowić się nad likwidacją - nie tak dawno założonych zresztą - liceów wojskowych, w których rodzice czternastoletniego dziecka, są zobowiązani do podpisywania deklaracji, iż dziecko to w przyszłości przedsięweźmie karierę zawodowego żołnierza, pod rygorem zwrotu olbrzymich kosztów związanych z nauką<text:s/><text:span text:style-name="T2505">w</text:span><text:s/>owym liceum wojskowym. Należałoby w każdym razie rozważyć możliwość zniesienia tej zasady obligator<text:span text:style-name="T2506">yj</text:span>ności i sankcji z tym związanej, a być może i również likwidacji tych liceów, bo mają one cały szereg innych właściwości negatywnych, o które mniejsza w tym momencie.</text:p>
      <text:p text:style-name="P2507">Po drugie - z pewnością należy dążyć do likwidacji wprowadzonego 1986 roku i wprowadzanego systematycznie w coraz szerszym<text:s/>zakresie, przysposobienia w<text:span text:style-name="T2508">o</text:span>jskowego, nie obronnego, lecz wojskowego w niektórych szkołach średnich. Ono<text:s/><text:span text:style-name="T2509">w</text:span><text:s/>tej chwili w niektórych szkołach średnich sięga już trzech lat nauki,<text:s/><text:span text:style-name="T2510">j</text:span>ako przedmiotu obowiązkowego, połączonego z militarnymi, skoszarowanymi obozami, które są warunkiem przejścia z klasy do klasy. Równocześnie przy okazji rozszerzania owego eksperymentu -<text:s/><text:span text:style-name="T2511">ja</text:span>k to zostało nazwane w zarządzeniach władz - wprowadza si<text:span text:style-name="T2512">ę</text:span><text:s/>do tych szkół funkcję wicedyrektora do spraw obronnych. W zakresie kompetencji owego wicedyrektora można znaleźć i takie - to jest cytat z zarządzenia minister Gumowskiej, byłej minister Gumowskiej z 1987 roku jak:<text:s/>„przeciwdziałanie przejawom dywersji ideologiczn<text:span text:style-name="T2513">ej</text:span><text:s/>przeciwko PRL”<text:s/>- w szkołach średnich.<text:s/><text:span text:style-name="T2514">N</text:span>o w tym momencie trudno nie odwo<text:span text:style-name="T2515">ł</text:span>ać się do słów Lecha Wałęsy o owym<text:s/>„oddechu Stalina”<text:s/>za plecami.</text:p>
      <text:soft-page-break/>
      <text:p text:style-name="P2516">Po trzecie - w tej kwestii<text:s/><text:span text:style-name="T2517">de</text:span>mili<text:span text:style-name="T2518">ta</text:span>r<text:span text:style-name="T2519">yzacj</text:span>i oświaty - problemem kolejnym jest tradycyjnie istniejące przysposobienie obronne we wszystkich szkołach średnich. Większość organizacji niezale<text:span text:style-name="T2520">ż</text:span>nych środowisk młodzieżowych, związanych ze szkołami średnimi, postuluje, ażeby przedmiot ów traktować jako przedmiot nadobowiązkowy, a w każdym razie - to jest zupełnie minimalny postulat w sposób istotny zredukować liczbę zajęć z tego p<text:span text:style-name="T2521">r</text:span>zedmiotu.</text:p>
      <text:p text:style-name="P2522">Warto zwrócić uwagę, że od bieżącego roku rozszerza się liczbę zajęć i wprowadza się ten przedmiot do III klasy szkoły średniej, podczas gdy był on do tej pory tylko w dwóch pierwszych.</text:p>
      <text:p text:style-name="P2523">I wreszcie - jeśli idzie o problem demilitaryza<text:span text:style-name="T2524">cj</text:span>i oświaty - nie sposób nie powiedzieć o skomplikowanym problemie, związanym ze służbą wojskową studentów i absolwentów szkół wyższych. Otóż - ja nie będę w tym momencie wnikał w tę sprawę dość precyzyjnie, bo to jest sprawa d<text:span text:style-name="T2525">oś</text:span>ć zawiła i on<text:span text:style-name="T2526">a</text:span><text:s/>wymaga szczegółowych uregulowań, niemniej przeto to co jest bard<text:span text:style-name="T2527">z</text:span>o jasno artykułowane zarówno<text:s/><text:span text:style-name="T2528">p</text:span>rzez Niezależne Zrzeszenie Studentów, jak i przez inne środowiska związane, inne środowiska akademickie niezależne, i<text:s/>co było pr<text:span text:style-name="T2529">z</text:span>edmiotem<text:s/><text:span text:style-name="T2530">-</text:span><text:s/>jak państwo zapewne wiedzą<text:s/><text:span text:style-name="T2531">-</text:span><text:s/>sporych konfliktów w ostatnich miesiącach na uczelniach polskich, jest niezałatwiony, niespełniony postulat uniezależnienia ukończenia studiów od zaliczenia studium wojskowego. Generalny punkt wyjścia te<text:span text:style-name="T2532">g</text:span>o problemu jest taki, iż obowiązek wojskowy nie może ograniczać prawa do nauki. To są po prostu dwie różne od siebie rzeczy. Warto przy tym dodać, iż w obecnym brzemieniu ustawy o powszechnym obowiązku służby wojskowej, studenci są jedyną grupą społeczną, która w trakcie studiów nie ma możliwości - jak do tej pory - korzystania z dobrodzi<text:span text:style-name="T2533">ej</text:span>stwa tak zwanej służby zastępczej w okresie studiów. Natomiast studenci akademii medycznych i wyższych szkół morskich, którzy nie odbywają tak zwanego długoterminowego przeszkolenia po studiach, są wyłączeni z dobrodzi<text:span text:style-name="T2534">ej</text:span>stwa służby zastępczej w ogóle. Jest to ewidentnie rozwiązanie niesprawiedliwe i krzywdzące.</text:p>
      <text:p text:style-name="P2535">To jeśli idzie o kwestię demilitaryza<text:span text:style-name="T2536">cj</text:span>i oświaty.<text:s/><text:span text:style-name="T2537">I</text:span><text:s/>wreszcie punkt czwarty pokrótce z zespołu postu<text:span text:style-name="T2538">l</text:span>at<text:span text:style-name="T2539">ów</text:span><text:s/>związanych ze sprawą służby wojskowej. Otóż chodzi o kwestię służby zastępczej. Jak wiadomo w lipcu ubiegłego roku owa słynna nowela do ustawy o powszechnym obowiązku obrony, wprowadziła ową służbę zastępczą, na nowych nieco warunkach od poprzednich i była to rzecz przyjęta bardzo poz<text:span text:style-name="T2540">yt</text:span>ywnie przez bardzo wiele środowisk niezależnych. Natomiast jesteśmy przekonani, że ustawa ta wymaga pewnych dalszych zmian - ta ustawa, jak i rozporządzenie Rady Ministrów z 8 sierpnia 19<text:span text:style-name="T2541">88</text:span><text:s/>roku...<text:s/>ewol<text:span text:style-name="T2542">u</text:span>ujące<text:s/>szczegółowo te sprawy.</text:p>
      <text:p text:style-name="P2543">Zmiany powinny iść przede wszystkim w następujących kierunkach - żeby znów nie wgłębiać si<text:span text:style-name="T2544">ę</text:span><text:s/>w ty<text:span text:style-name="T2545">m</text:span><text:s/>momencie w szczegóły. Mianowicie po pierwsze - powinny one p<text:span text:style-name="T2546">ój</text:span>ść w kierunku przyznawan<text:span text:style-name="T2547">ia<text:s/></text:span>służby zastępczej wszystkim osobom, które się o nią ubiegają, ze względów moralnych, bądź religijnych - jak to obecnie ustawa określa, w oparciu o sam taki wniosek. Trzeba zdać sobie sprawę z tego, że powoływanie komisji, i to komisji co do których niezależności można mieć bardzo duże wątpliwości w chwili obecnej, bo są to zaledwie rozszerzone komisje poborowe, do badania treści wartości ludzkiego sumienia - no to jest pewnego rodzaju nieporozumienie.</text:p>
      <text:p text:style-name="P2548">Po drugie - należy zerwać z modelem, który ta ustawa, ta nowela<text:s/><text:span text:style-name="T2549">w</text:span><text:s/>tej chwili preferuje, a mianowicie modelem opartym na zasadzie równowagi dolegliwości służby zastępczej, jak i zasadniczej służby wojskowej. Cały szereg instytucji służby zastępczej, szczegółowych rozwiązań prawnych, obliczone jest w<text:s/><text:soft-page-break/>taki sposób, aby zapewnić, aby czasem u odbywających służbę zastępczą nie miał warunków jej odbywania choćby odrobinę łatwiejszych od normalnej służby wojskowej. Ażeby była to równa dolegliwość.</text:p>
      <text:p text:style-name="P2550">Otóż w tym momencie należy postawić pytanie o sens służby zastępczej. Służba zastępcza ma sens rzeczywiście tylko wtedy, kiedy głównym kryterium przepisów, jakie ją regulują, jest użyteczność społeczna tej służby, a nie dolegliwość dla osób jakie ją odbywają. Dlatego wydaje się konieczne - z tego punktu widzenia - przede wszystkim rozszerzyć możliwość odbywania służby zastępczej na chociażby służbę zdrowia, czego do tej pory ustawa nie przewiduje. To jest kuriozum, proszę państwa. Na oświatę wiejską, gdzie potrzeby w tej dziedzinie są ogromne. Wreszcie na możliwość owej służby zastępczej przez rolników w gospodarstwach rolnych, co również ma za sobą potężną argumentację natury ekonomiczn<text:span text:style-name="T2551">ej.</text:span></text:p>
      <text:p text:style-name="P2552">Należałoby zastanowić si<text:span text:style-name="T2553">ę</text:span><text:s/>nad tym, ażeby urządzenia tej ustawy zreformować w takim kierunku, ażeby zapewnić w zasadniczej większości, w zasadzie we wszystkich przypadkach z zupełnie sporadycznymi wyjątkami, odbywanie służby zasadniczej w miejscu zamieszkania. Bez ponoszenia dodatkowych kosztów związanych z zakwater<text:span text:style-name="T2554">ow</text:span>aniem, z koszarowaniem, z przejazdami etc.</text:p>
      <text:p text:style-name="P2555">Należałoby zapewnić szerszy wybór możliwości pracy w różnych zakładach pracy i wreszcie należałoby zdecydowanie zdecentralizować samą procedurę przyznawania służby zastępczej, tak ażeby lista zakładów pracy nie musiała pochodzić, aż do każdego poszczegó<text:span text:style-name="T2556">ln</text:span>ego wydziału zatrudnienia, aż z Ministerstwa Płac. Wydaje się, że te sprawy są do rozwiązania na poziomie lokalnym i ingerencja na poziomie ministerstwa w tej dziedzinie nie jest potrzebna, a służy ona wyłącznie<text:s/><text:span text:style-name="T2557">za</text:span>gwarantowaniu owej zasady równowagi dolegliwości, co do której trzeba tutaj<text:s/><text:span text:style-name="T2558">f</text:span>ilozoficzny sprzeciw wnieść, jako zasady regulującej problematykę służby wewnętrzn<text:span text:style-name="T2559">ej.</text:span></text:p>
      <text:p text:style-name="P2560">Wreszcie należałoby również rozważyć możliwość złagodzenia sankcji jakie wiążą się z rozmaitymi uchybieniami w odbywaniu służby zastępczej przez osoby ją odbywające. Mianowicie dotychczasowe rozwiązanie przyjęte w tej chwili przyjmuje identyczne sankcje karne, jak za uchybienia w służbie wojskowej. To powoduje takie konsekwencje jak chociażby przykładowo - artykuł 238 ustawy o powszechnym obowiązku obrony, który powiada, że za uchylanie się od wykonania polecenia w zakładzie pracy, osoba odbywająca służbę zastępczą może otrzymać<text:s/><text:span text:style-name="T2561">5</text:span><text:s/>lat więzienia. To wydaje się także rozwią<text:span text:style-name="T2562">z</text:span>aniem nonsensownym.</text:p>
      <text:p text:style-name="P2563">To są proszę państwa te cztery podstawowe grupy postulatów związanych ze służbą wojskową, problemem dla młodego pokolenia palącym i problemem, który został bardzo wyraźnie uwidoczniony w konfliktach, jakie zaistniały w ciągu ostatniego roku, czy dwóch w tym kraju pomiędzy władzami a rozmaitymi środowiskami młodzieżowymi. Wydaje si<text:span text:style-name="T2564">ę</text:span>, że ta sprawa jest bardzo paląca.</text:p>
      <text:p text:style-name="P2565">Dziękuję państwu.</text:p>
      <text:p text:style-name="P2566"><text:span text:style-name="T2567"><text:s text:c="29"/></text:span>:</text:p>
      <text:p text:style-name="P2568"><text:span text:style-name="T2569">I</text:span><text:s/>na koniec naszej strony proszę o zabranie głosu Elżbietę Golik ze Stowarzyszenia Katolickiej Młodzie<text:span text:style-name="T2570">ż</text:span>y Akademicki<text:span text:style-name="T2571">ej.</text:span></text:p>
      <text:p text:style-name="P2572"><text:span text:style-name="T2573">Elżbieta Golik</text:span>:</text:p>
      <text:p text:style-name="P2574">Chciałabym zaznaczyć na wstępie, iż rozumiem że zjawisko, które zostanie przedstawione przeze mnie ma szerszy zasięg społeczny, a zostało może zawężone w sposób dość sztuczny tylko do młodzieży, uczniów i studentów. Wynika to z zakresu podmiotowego poruszanych tutaj przez nas problemów.</text:p>
      <text:soft-page-break/>
      <text:p text:style-name="P2575">Zgodnie z informacją komisji interwencji i praworządności Niezależnego Samorządnego Związku Zawodowego<text:s/><text:span text:style-name="T2576">„</text:span>Solidarność”, w okresie od sierpnia 1988 roku do 7 listopada 1988 roku, zostało zatrzymanych<text:s/><text:span text:style-name="T2577">3</text:span>7<text:span text:style-name="T2578">3</text:span><text:s/>osoby. 40 osób zostało brutalnie pobitych. Wśród 373 zatrzymanych osób, 149 to studenci. 18 z nich pobito.<text:s/><text:span text:style-name="T2579">N</text:span>a 40 zatrzymanych w tym czasie uczniów, co trzeci, dokładnie 14 zostało pobitych.</text:p>
      <text:p text:style-name="P2580">W okresie od tego samego 16 sierpnia 1988 roku już do końca 1988 roku zatrzymano co najmniej<text:s/><text:span text:style-name="T2581">5</text:span>7<text:span text:style-name="T2582">8</text:span><text:s/>osób. Wśród nich było 299 studentów, 55 uczniów. Pobitych zostało 122 osoby, uczniów 20, studentów 28.</text:p>
      <text:p text:style-name="P2583">Jak wynika z przytoczonych danych stosowanie przemocy przez funk<text:span text:style-name="T2584">cj</text:span>onariuszy milicji obywatelski<text:span text:style-name="T2585">ej</text:span><text:s/>wobec osób zatrzymanych, jest procesem ciągłym i stale wzmagającym się. W ostatnich sześciu tygodniach 1988 roku pobito prawie jedną trzecią ogółu zatrzymanych z tego okresu. Uzmysłowią problem fakty.</text:p>
      <text:p text:style-name="P2586">I tak 25 października 1988 roku Andr<text:span text:style-name="T2587">z</text:span>ej Gosztyła i Robert Krzywulicz, lat 19, uczniowie wieczorowego II Liceum w Gdańsku,<text:s/>o godzinie 11.30 zostali zatrzymani przez patrol ZO<text:span text:style-name="T2588">M</text:span>O. Wciągnięto ich do samochodu milicyjnego, w<text:s/><text:span text:style-name="T2589">k</text:span>tórym<text:s/><text:span text:style-name="T2590">b</text:span>yło 8-10 milicjantów. Tam zaczęto ich bić. Bili wszyscy milicjanci po całym ciele. Przede wszystkim w nerki. Jeden z funk<text:span text:style-name="T2591">cjo</text:span>nariuszy groził Gosztyle pistoletem za to, że ma długie włosy. Trwało to około godziny. Następnie przewieziono ich na komendę. Kazano im sprzątać samochody. Podczas sprzątania bito. Zabrano ich potem do budynku komendy i zmuszono do sprzątania świetlicy i szaletów. Bito dalej pałkami. Trwało to około dwóch godzin. Następnie obu chłopców zwolniono. Nie przeprowadzono przesłuchania, nie postawiono zarzutów, nie podano powodów zatrzymania.</text:p>
      <text:p text:style-name="P2592">Zatrzymano więc uczniów, nie było ku temu żadnych przyczyn. Wobec zatrzymanych nie dokonano żadnych czynności służbowych. Zatrzymanie nie miało więc żadnego uzasadnienia.</text:p>
      <text:p text:style-name="P2593">13 grudnia 198<text:span text:style-name="T2594">8</text:span><text:s/>roku o godzinie 14.45 został zatrzymany na Krakowskim Przedmieściu Andrzej Sułkowski, student II roku Wydziału Prawa i Administra<text:span text:style-name="T2595">cj</text:span>i Uniwersytetu Warszawskiego. Następnie został odprowadzony do milicyjnego<text:s/>„Stara”. Nie stawiał oporu.<text:s/>5-6 funk<text:span text:style-name="T2596">cj</text:span>onariuszy milicji obywatelski<text:span text:style-name="T2597">ej</text:span><text:s/>przewróciło go na brzuch, biło pałkami po głowie, plecach, kopało. Stracił przytomność.<text:s/>Przed tym zdołał usłyszeć:<text:s/><text:span text:style-name="T2598">„</text:span>Kazek, starczy mu”.<text:s/><text:span text:style-name="T2599">„</text:span>Kazek, starczy mu<text:span text:style-name="T2600">”</text:span><text:s/>- a więc funk<text:span text:style-name="T2601">cjo</text:span>nariusz milicji obywatelski<text:span text:style-name="T2602">ej</text:span><text:s/>czuł się powo<text:span text:style-name="T2603">ła</text:span>ny do wymierzenia swoj<text:span text:style-name="T2604">ej</text:span><text:s/>własnej sprawiedliwości.</text:p>
      <text:p text:style-name="P2605">7 października 198<text:span text:style-name="T2606">8</text:span><text:s/>roku około godziny 15 Adam Ryć, student Uniwersytetu Warszawskiego II roku historii został zatrzymany na Placu Dzierżyńskiego, po udziale w akcji demonstra<text:span text:style-name="T2607">c</text:span>y<text:span text:style-name="T2608">j</text:span>nej, zorganizowanej przez Pomarańczową Alternatywę. Trafił do Rejonowego Urzędu Spraw<text:s/><text:span text:style-name="T2609">Wew</text:span>nętr<text:span text:style-name="T2610">z</text:span>nych na ulicy<text:s/><text:span text:style-name="T2611">Ż</text:span>eromskiego. Zdawało mu się, że wszyscy tam obecni funk<text:span text:style-name="T2612">cj</text:span>onariusze milicji obywatelski<text:span text:style-name="T2613">ej</text:span><text:s/>by<text:span text:style-name="T2614">li</text:span><text:s/>pod wpływem alkoholu, używali obelżywych słów, popychali i bili go. Również funk<text:span text:style-name="T2615">cjo</text:span>nariusz ZOMO eskortujący go z komisariatu na ulicy Wilczej, wydawał si<text:span text:style-name="T2616">ę</text:span><text:s/>b<text:span text:style-name="T2617">yć</text:span><text:s/>pod wpływem alkoholu<text:span text:style-name="T2618">.</text:span></text:p>
      <text:p text:style-name="P2619">Należy prz<text:span text:style-name="T2620">yp</text:span>us<text:span text:style-name="T2621">zc</text:span>zać, że fakt pełnienia służby przez funkcjonariuszy milicji obywatelski<text:span text:style-name="T2622">ej</text:span><text:s/>będących pod wpływem alkoholu należy do rzadkości. Niemniej rodzi to określony niepokój.</text:p>
      <text:p text:style-name="P2623"><text:span text:style-name="T2624">W</text:span><text:s/>nocy z dnia 29 na<text:s/><text:span text:style-name="T2625">3</text:span>0 września 19<text:span text:style-name="T2626">86</text:span><text:s/>roku w Goleniowie został ciężko pobity przez funk<text:span text:style-name="T2627">cjo</text:span>nari<text:span text:style-name="T2628">us</text:span>za milicji obywatelski<text:span text:style-name="T2629">ej</text:span>, starszego sierżanta Andrzeja Sereja, Grzegorz Luks, uczeń, lat 19. Grzegorz Luks w wyniku choroby wywołanej doznanymi w czasie bicia urazami zmarł. Sąd Wojewódzki w Szczecinie skazał Andrzeja Ser<text:span text:style-name="T2630">ej</text:span>a na 2 lata pozbawienia wolności. W uzasadnieniu do w<text:span text:style-name="T2631">y</text:span>roku Sądu, Sąd zwrócił uwag<text:span text:style-name="T2632">ę</text:span><text:s/>na<text:s/><text:soft-page-break/>to, że świadek Grzelak i Goluch - funkcjonariusze MO obecni w czasie bicia Grzegorza przez starszego sierżanta Andrzeja Sereja na komisariacie, powodowani obawą o własną odpowiedzialn<text:span text:style-name="T2633">oś</text:span>ć za dopuszczenie do nieuzasadnion<text:span text:style-name="T2634">ej</text:span><text:s/>i karygodnej brutalności Sereja oraz<text:s/><text:span text:style-name="T2635">ź</text:span>le pojętą solidarn<text:span text:style-name="T2636">oś</text:span>cią koleżeńską i zawodową, złożyli fałszywe zeznania. Są one wzajemnie sprzeczne, nieprzekonywujące, nielogiczne i niekonsekwentne. I dalej w uzasadnieniu do wyroku czytamy:<text:s/><text:span text:style-name="T2637">„</text:span>zdumiew<text:span text:style-name="T2638">aj</text:span>ące...<text:s/><text:span text:style-name="T2639">że</text:span><text:s/>przesłuchiwany szef Rejonowego Urzędu Spr<text:span text:style-name="T2640">a</text:span>w Wewnętrznych w Goleniowie, nie dopatrzył si<text:span text:style-name="T2641">ę</text:span><text:s/>w zachowaniu podwładnego żadnych uchybień, znając już tragiczne następstwa interwencji Sereja, a nawet uznał je za jak najbardziej prawidłowe”.</text:p>
      <text:p text:style-name="P2642">Fakty pobicia, łamania prawa przez funk<text:span text:style-name="T2643">cj</text:span>onariuszy milicji obywatelski<text:span text:style-name="T2644">ej</text:span><text:s/>nie są odosobnione. Łamiący prawo milicjanci kryci są przez swoich przełożonych i kolegów. Zachowanie takie nie może dziwić wobec braku kontroli społecznej nad pracą milicji obywatelskiej. Niepokojący jest fakt, że ci nawet, którzy nie b<text:span text:style-name="T2645">ij</text:span>ą, nie łamią prawa, nie przeciwstawi<text:span text:style-name="T2646">aj</text:span>ą się tego rodzaju działaniom<text:s/><text:span text:style-name="T2647">kolegów.</text:span></text:p>
      <text:p text:style-name="P2648">Zatrzymany dnia 7 października 1988 roku około godziny 15.40 Jerzy Celichowski, student Politechniki Warszawskiej Instytutu Poligrafii, zauważył, że w trakcie bicia zatrzymanych na komisariacie na ulicy Wilczej, był obecny również czwarty funkcjonariusz w stopniu plutonowego. Był on wyraźnie zdegustowany biciem i korzystając z jakiegoś pretekstu szybko się oddalił.</text:p>
      <text:p text:style-name="P2649">Fakty pobicia są oczywiste i nagminne. Stanowią one istotne zagrożenie. Żadne działanie, choćby najbardziej przemyślane i skoor<text:span text:style-name="T2650">dy</text:span>nowane, nie wyeliminuje ich zupełnie. Chodzi o to, aby stały się one przejawem patologii, a nie zwykłą codziennością. Zmiany dotychczasow<text:span text:style-name="T2651">ej</text:span><text:s/>regulacji prawnej<text:s/><text:span text:style-name="T2652">w</text:span><text:s/>tym zakresie powinny zmierzać w kierunku uściślenia norm dotyczących aresztów, zatrzymań, przesłuchań, użycia środków przymusu, możliwości sądowej i społecznej kontroli takich działań milicji obywatelski<text:span text:style-name="T2653">ej</text:span>, możliwości szybkiego i łatwego informowania o faktach łamania prawa i pociągania do odpowiedzialn<text:span text:style-name="T2654">oś</text:span>ci funk<text:span text:style-name="T2655">cj</text:span>onariuszy milicji obywa<text:span text:style-name="T2656">tels</text:span>ki<text:span text:style-name="T2657">ej.</text:span><text:s/>Sama zmiana dotychczasowych aktów prawnych, choć niedoskonałych, to jednak werbalnie sankcjonujących zakazy użycia przemocy przez funk<text:span text:style-name="T2658">cjo</text:span>nariuszy milicji obywatelskiej, nie uzdrowi sytuacji, gdyż problem leży głównie w<text:s/>praktyce d<text:span text:style-name="T2659">z</text:span>iałania organów MO<text:span text:style-name="T2660">.</text:span><text:s/>Stanowi to jednak problem ogólniejszy, rozpatrywany przez inny podzespół. Dziękuję.</text:p>
      <text:p text:style-name="P2661"><text:span text:style-name="T2662">Leszek Miller</text:span>:</text:p>
      <text:p text:style-name="P2663">Dziękuję.<text:s/><text:span text:style-name="T2664">W</text:span><text:s/>uzgodnieniu z panem Celińskim, ogłaszam w tej chwili 5 minut przerwy na papierosa. Proszę pamiętać,<text:s/><text:span text:style-name="T2665">ż</text:span>e tylko pi<text:span text:style-name="T2666">ę</text:span>ć minut.</text:p>
      <text:p text:style-name="P2667"/>
      <text:p text:style-name="P2668">/Pr<text:span text:style-name="T2669">zerwa</text:span>/.</text:p>
      <text:p text:style-name="P2670"/>
      <text:p text:style-name="P2671">/Po przerwie/.</text:p>
      <text:p text:style-name="P2672"/>
      <text:p text:style-name="P2673"><text:span text:style-name="T2674">Leszek<text:s/></text:span><text:span text:style-name="T2675">M</text:span><text:span text:style-name="T2676">iller</text:span>:</text:p>
      <text:p text:style-name="P2677">Wznawiamy obrady. Ja proponuję, ż<text:span text:style-name="T2678">e</text:span>by w tej chwili wystąpili przedstawiciele organizacji młodzieżowych, które są reprezentowane, jak również przedstawiciele rządu. Jestem o tyle w trudniejszej sytuacji niż pan Celiński, gdyż nasze organizacje młodzieżowe są bardzo wrażliwe n<text:span text:style-name="T2679">a</text:span><text:s/><text:span text:style-name="T2680">s</text:span>w<text:span text:style-name="T2681">oj</text:span>ą autonomię, w związku z tym nie mog<text:span text:style-name="T2682">ę</text:span><text:s/>nikogo wyznaczyć do zabrania głosu. Prosiłbym, aby przedstawiciele związków<text:s/><text:soft-page-break/>młodzieży zechcieli si<text:span text:style-name="T2683">ę</text:span><text:s/>przedstawić i w kolejności zgłaszać. Proszę uprzejmie. Ale nim udzielę głosu chciałbym również przeprosić z tego oto powodu, iż mu<text:span text:style-name="T2684">s</text:span>imy razem z panem Celińskim na chwilę wyjść, aby telewizja mogła przeprowadzić krótką rozmowę. Proszę o zrozumienie tego stanu rzeczy, proponuję, żeby podczas naszej nieobecności zastąpili nas sekretarze zespołów. Czy zgoda na takie rozwiązanie?</text:p>
      <text:p text:style-name="P2685">Dziękuję bardzo.</text:p>
      <text:p text:style-name="P2686"><text:span text:style-name="T2687">Włodzimierz Ławniczak</text:span>:</text:p>
      <text:p text:style-name="P2688">Jeśli można. Włodzimierz Ławniczak, reprezentuję Zrzeszenie Studentów Polskich, organizację spo<text:span text:style-name="T2689">łe</text:span>czno-zawodową skupiającą w swoich szeregach studentów, młodych pracowników nauki, tak więc jesteśmy organizacją młodej inteligencji i z tej racji ograniczę się d<text:span text:style-name="T2690">o</text:span><text:s/>problemów dotyczącej tej grupy społecznej.</text:p>
      <text:p text:style-name="P2691">Stanowisko<text:s/><text:span text:style-name="T2692">m</text:span>oje nie jest wynikiem koniunkturalizmu, dlatego prawie w całości oparte będzie o tekst listu otwartego, jaki skierowała Krajowa<text:s/><text:span text:style-name="T2693">N</text:span>arada Aktywu ZSP do Marszałka Sejmu we wrześniu 1988 roku.</text:p>
      <text:p text:style-name="P2694">Sytuacja młodzieży inteligencki<text:span text:style-name="T2695">ej</text:span><text:s/>je<text:span text:style-name="T2696">st</text:span><text:s/>przede wszystkim skutkiem obowiąz<text:span text:style-name="T2697">uj</text:span>ąc<text:span text:style-name="T2698">ej</text:span><text:s/>doktryny mówiącej o wtórnej i wyłącznie usługowej roli inteligen<text:span text:style-name="T2699">cj</text:span>i.<text:s/><text:span text:style-name="T2700">W</text:span><text:s/>sytuacji gdy<text:s/><text:span text:style-name="T2701">w</text:span><text:s/>najbardziej rozwiniętych krajach ponad połowa dochodu narodowego jest wytwarzana w sferze przetwarzania informacji, kiedy obserwujemy edukacyjny obraz chłopów i robotników oraz [brak tekstu] si<text:span text:style-name="T2702">ę</text:span><text:s/>inteligen<text:span text:style-name="T2703">cj</text:span>i, kiedy nowoczesna technika wymaga obsługi wysoko kwalifikowanych spe<text:span text:style-name="T2704">cj</text:span>alistów, a myśl staje się jednym z najcenni<text:span text:style-name="T2705">ej</text:span>szych towarów, wizja prymitywnego socjalizmu, silna obawa przed kontrolną i innowacyjną rolą inteligen<text:span text:style-name="T2706">cj</text:span>i jest tragicznym anachronizmem.</text:p>
      <text:p text:style-name="P2707">Nie ma cienia szans na postęp cywilizac<text:span text:style-name="T2708">yj</text:span>ny Polski, ani na rozwiązywanie podstawowych problemów naszego kraju bez uznania, że kwalifikowanym spe<text:span text:style-name="T2709">cj</text:span>alistom, technikom, lekarzom, humanistom - tak nieprecyz<text:span text:style-name="T2710">yj</text:span>nie określanym mianem inteligencji - przypaść musi rola decydująca. Jakim cudem może to się urzeczywistnić, jeśli nie będą oni motywowani przez bodźce polityczne, prestiżowe i materialne.</text:p>
      <text:p text:style-name="P2711">Obecnie jest wprost odwrotnie.<text:s/><text:span text:style-name="T2712">I</text:span>nteligencja jest zniechęcana, jej aspiracje działania na rzecz kraju, podnoszenia kwalifikacji, wprowadzenia innowacji są blokowane poprzez instrumenty polityczne, ekonomiczne i prawne.</text:p>
      <text:p text:style-name="P2713">Innym problemem jest sytuacja młodzieży akademicki<text:span text:style-name="T2714">ej</text:span>. Występujemy zdecydowanie w obronie jej interesów, gdyż uważamy że są zagrożone. Już dzisiaj wkład młodych, do wspólnego, polskiego gospodarstwa jest ogromny.<text:s/><text:span text:style-name="T2715">A</text:span>le przecież starość dzisiejszych dorosłych, a przede wszystkim przyszłość kraju i jego miejsce<text:s/><text:span text:style-name="T2716">w</text:span><text:span text:style-name="T2717"><text:s/></text:span>świecie<text:s/><text:span text:style-name="T2718">z</text:span>ale<text:span text:style-name="T2719">ż</text:span>y od tych, którzy nie mogą kształcić się na odpowiednim poziomie,<text:s/><text:span text:style-name="T2720">ż</text:span>y<text:span text:style-name="T2721">j</text:span>ą poniżej wszelkiego poziomu, nie mogą realizować swych aspiracji.</text:p>
      <text:p text:style-name="P2722">Czy mogą si<text:span text:style-name="T2723">ę</text:span><text:s/>przygotować do odegrania misji cywilizac<text:span text:style-name="T2724">yj</text:span>n<text:span text:style-name="T2725">ej<text:s/></text:span>ludzi, której myśli są zaprzątnięte uwłacz<text:span text:style-name="T2726">aj</text:span>ącymi godność trudnościami z mieszkaniem, jedzeniem i tym podobnymi. Młodzież inteligencka jest i była wychowywana w prz<text:span text:style-name="T2727">eś</text:span>wiadczeniu podrzędnej i pasożytnicz<text:span text:style-name="T2728">ej</text:span><text:s/>roli w społeczeństwie, w atmosferze lekceważenia sobie jej wartości, obniżania prestiżu inteligen<text:span text:style-name="T2729">cj</text:span>i. Czyż mo<text:span text:style-name="T2730">ż</text:span>e to nie wpływać na postawy i nie wpływać negatywnie o doborze do tej warstwy?</text:p>
      <text:p text:style-name="P2731">Polityka<text:s/><text:span text:style-name="T2732">w</text:span><text:s/>stosunku do młodej inteligencji musi ulec radykalnym zmianom. Zdajemy sobie sprawę z tego, że sytuacja ta jest wynikiem ogólnego stanu gospodarki. Wiemy jednak, że ma ona przyczyny polityczne. Dlatego nie możemy pogodzić si<text:span text:style-name="T2733">ę</text:span><text:s/>ze ślamazarn<text:span text:style-name="T2734">o</text:span>ś<text:span text:style-name="T2735">cią</text:span><text:s/>prowadzania reform.<text:s/><text:span text:style-name="T2736">M</text:span><text:span text:style-name="T2737">ł</text:span>o<text:span text:style-name="T2738">dzież</text:span><text:s/>nie ma<text:s/><text:soft-page-break/>innego wyboru.<text:s/><text:span text:style-name="T2739">M</text:span>usi popierać radykalne zmiany, bo to jest jej jedyna szansa. Dlatego każdy polityk lub urzędnik, a także każda instytucja, która gra na zwłokę jest nieudolna albo z i<text:span text:style-name="T2740">n</text:span>nych powodów opóźnia proces naprawy polskich spraw, w<text:span text:style-name="T2741">ys</text:span>tępuje przeciwko młodemu pokoleniu.</text:p>
      <text:p text:style-name="P2742">Naiwnością byłoby sądzić, że generacja młodych nie wie kto, dlaczego i jaką odgrywa rolę w tych przełomowych dla narodu czasów. Całe społeczeństwo dźwiga na swych ramionach brzemię kryzysu. Jednak młodzież, a przede wszystkim młoda inteligen<text:span text:style-name="T2743">cj</text:span>a, płaci największą cenę. Dzieje się tak dlatego, że jest słaba politycznie i ekonomicznie. Poza tym znajduje się w okresie kiedy trzeba<text:s/><text:span text:style-name="T2744">s</text:span>ię urządzić i stabilizować. Władze państwa okazują się s<text:span text:style-name="T2745">ł</text:span>abym jej opiekunem.</text:p>
      <text:p text:style-name="P2746">Jesteśmy przejęci ogromem frustra<text:span text:style-name="T2747">cj</text:span>i dużej części naszych<text:s/>koleżanek i kolegów, choć wiemy, że filozofia stracon<text:span text:style-name="T2748">e</text:span>go pokolenia i opuszczonych rąk, jest nieskuteczną postawą obronną. Rozumiemy ją, choć ni<text:span text:style-name="T2749">e</text:span><text:s/>zgadzamy się z jej publicznym prymitywnym postępowaniem.</text:p>
      <text:p text:style-name="P2750">Wyniki badań naukowych pokazują<text:s/><text:span text:style-name="T2751">ja</text:span>k skromne przecież aspiracje młodego pokolenia wielokrotnie przekraczają możliwości ich realizacji. Dwudziestoletnie oczekiwanie na mieszkanie absolwenta szkoły wyższej, który rozpoczyna samodzielne życie później niż jego rówieśni<text:span text:style-name="T2752">k</text:span><text:s/>jest perspektywą tragiczną. Dodać trzeba, że większość al<text:span text:style-name="T2753">te</text:span>rnatywnych rozwiązań jak budownictwo zakładowe, hotele pracownicze i tym podobne dotyczą przede wszystkim młodzieży robotnicz<text:span text:style-name="T2754">ej</text:span>.</text:p>
      <text:p text:style-name="P2755">Również sytuacja młodych inteligentów nie jest do pozazdroszczenia. Nie dość, ż<text:span text:style-name="T2756">e</text:span><text:s/>absolwent szkoły wyższej później zaczyna zarobkowanie, to jeszcze jego uposażenie jest z reguły niższe niż tych, którzy osiągnęli niższy poziom edukacyjny. Poniżej średniej krajowej sytuuje si<text:span text:style-name="T2757">ę</text:span><text:s/>70 procent absolwentów szkół wyższych, 58 procent szkół średnich i 44 procent szkół podstawowych i zasadniczych.</text:p>
      <text:p text:style-name="P2758">Dodatkowym opóźnieniem startu jest służba wojskowa absolwentów wyższych uczelni. Są oni odrywani od pracy, od rodziny, od kontaktu z wiedzą spe<text:span text:style-name="T2759">cj</text:span>alistyczną. Dlatego postulujemy zmianę zasad odbywania, a przede wszystkim sk<text:span text:style-name="T2760">r</text:span>ócenia przeszkolenia wojskowego studentów i absolwentów uczelni.</text:p>
      <text:p text:style-name="P2761">Dekapitaliza<text:span text:style-name="T2762">cj</text:span>a potencjału przem<text:span text:style-name="T2763">ysło</text:span>wego, zacofanie cywilizacyjne i anachroniczna struktura zatrudniania powodują, że nie m<text:span text:style-name="T2764">o</text:span>g<text:span text:style-name="T2765">ą</text:span><text:s/>być zaspokojone tu w kraju aspiracje zawodowe młodzieży studenckiej. W pierwszym rzędzie dotyczy to naukowców, lekarzy i inżynierów. Dane o emigracji młodzieży są wstrząs<text:span text:style-name="T2766">aj</text:span>ące. Ponad pół miliona obywateli opuściło kraj w latach 198<text:span text:style-name="T2767">3-</text:span>19<text:span text:style-name="T2768">8</text:span>7 na stałe. Z tego 70 procent to ludzie młodzi<text:span text:style-name="T2769">.</text:span><text:s/>Czy<text:span text:style-name="T2770">ż</text:span><text:s/>mo<text:span text:style-name="T2771">ż</text:span>e jeszcze dziwić, ż<text:span text:style-name="T2772">e<text:s/></text:span>w<text:span text:style-name="T2773">ś</text:span>ró<text:span text:style-name="T2774">d</text:span><text:s/>nich było około 200 000 inżynierów, ponad<text:s/><text:span text:style-name="T2775">5,5</text:span><text:s/>tysiąca lekarzy, prawie<text:s/><text:span text:style-name="T2776">5</text:span><text:s/>tysięcy ekonomistów i 4 tysiące pracowników nauki? Wiele z tych osób to ludzie zdolni, prężni i znakomici fachowcy, którzy w Polsc<text:span text:style-name="T2777">e</text:span><text:s/>nie znaleźli odpowiedniego miejsca na miarę swoich możliwości i aspiracji.</text:p>
      <text:p text:style-name="P2778">Zatrważające zjawiska zachodzą w samych szkołach wyższych. Są one coraz biedniejsze, co odbija się bardzo wyraźnie na poziomie życia studentów i pracowników nauki. Na wielu kierunkach studiów istnieje już zjawisko negatywnej selekcji do zawodu nauczyciela akademickiego. Stan ten wpływa na poziom kształcenia.<text:s/><text:span text:style-name="T2779">W</text:span><text:s/>bibliotekach brakuje wydawnictw, książek i laboratoriów. Brak środków na badania naukowe obniża poziom polskiej nauki. Niepokojąca jest tendencja do ograniczania rekrutacji na studia i kariery naukowe. Już dziś przyszłość wielu dyscyplin nauki stoi pod znakiem zapytania, gdyż za kilka, kilkanaście lat nie bę<text:span text:style-name="T2780">d</text:span>zie komu pracować. Uczelnie polskie nie są w stanie kształcić młodzieży zdolnej do pokonywania luki cywilizac<text:span text:style-name="T2781">yj</text:span>n<text:span text:style-name="T2782">ej.</text:span></text:p>
      <text:soft-page-break/>
      <text:p text:style-name="P2783">Jedną z najważni<text:span text:style-name="T2784">ej</text:span>szych wartości dla młodzieży studenckiej i absolwentów szkół wyższych jest rodzina. Jednak realizacja związanych z tym aspiracji jest niebywale trudna. Winę za to ponosi stan pomocy socjalnej dla młodych rodzin, brak przedszkoli, żłobków, wysokie cyny towarów i usług niezbędnych do życia rodziny, konieczność dodatkowego zarobkowania.</text:p>
      <text:p text:style-name="P2785">Wymienione powyżej elementy sytuacji młodej inteligencji nie w<text:span text:style-name="T2786">yc</text:span>zerp<text:span text:style-name="T2787">uj</text:span>ą oczywiście pełnej j<text:span text:style-name="T2788">e</text:span>j listy. Wskazują jednak na rozmiary problemu. Władze wydają się bezradne. Nawet ustawa o młodzieży, jaką Sejm uchwalił<text:s/><text:span text:style-name="T2789">w</text:span><text:s/>roku 1986, mimo że tylko w wąskim zakresie odpowiadała rzeczy<text:span text:style-name="T2790">w</text:span>istym problemom młodego pokolenia, też nie została zrealizowana.</text:p>
      <text:p text:style-name="P2791">Wbrew deklaracjom, praktycznie realizowana jest polityka obniżania pozycji ekonomicznej i społecznej młodej inteligen<text:span text:style-name="T2792">cj</text:span>i. Jest to sprzeczne z interesami narodu i państwa. Jedyna szansa Polski to próba redukcji luki cywilizac<text:span text:style-name="T2793">yj</text:span>n<text:span text:style-name="T2794">ej</text:span><text:s/>i zaj<text:span text:style-name="T2795">ę</text:span>cie miejsca na miarę możliwości naszego kraju w międzynarodowym podziale pracy. Jak można to sobie wyobrazić w społeczeństwie źle wykształconym, w którym absolwenci szkół wyższych stanowią mniejszość, poziom wykształcenia narodu jest niski, gdzie praca intelektualna jest najmniej szanowana, a najlepiej uposażony jest absolwent szkoły podstawow<text:span text:style-name="T2796">ej</text:span><text:s/>lub zawodowej.</text:p>
      <text:p text:style-name="P2797">Trzeba pamiętać, że ponad połowa zatrudnionych w Polsce to ludzie młodzi. Młodą inteligencję można by oszacować na blisko jeden milion osób. 40 procent z nich to studenci. Są to wi<text:span text:style-name="T2798">ę</text:span>c grupy po<text:span text:style-name="T2799">k</text:span>aźne, które muszą być szanowane, i z których głosem trzeba się liczyć. Są oni nie tylko przyszłością narodu - jak to się szumnie powiada - ale i teraźni<text:span text:style-name="T2800">ej</text:span>szością. Wypracowują o wiele większą część dochodu narodowego niż propor<text:span text:style-name="T2801">cj</text:span>onalnie do innych grup otrzymują w podziale.</text:p>
      <text:p text:style-name="P2802">Być może młodzież widzi swą sytuację zbyt ostro i zbyt subiektywnie, ale jej oceny są istotnymi faktami społecznymi, gospodarczymi i politycznymi. Trzeba je brać pod uwagę. W ubiegłym roku zaledwie 32 procent młodzieży uważało,<text:s/><text:span text:style-name="T2803">że</text:span><text:s/>ma szansę realiza<text:span text:style-name="T2804">cj</text:span>i swoich potrzeb. Oznacza to gwałtowne pogorszenie się nastrojów do poziomu jeszcze sprzed pięciu lat. Zaledwie 20 procent badanych twierdzi, że sytuacja w tym względzie może się zmienić na lepsz<text:span text:style-name="T2805">e.</text:span></text:p>
      <text:p text:style-name="P2806">Nie cała młodzież opuszcza ręce i popada w marazm<text:span text:style-name="T2807">.</text:span><text:s/>Wiele osób konstatuje, że skoro państwo nie może im pomóc, to muszą pomóc sobie sami. Niestety młodzi ludzie uważają, że nie maj<text:span text:style-name="T2808">ą</text:span><text:s/>żadnego wpływu na sprawy kraju. Ich samodzielna aktywność napotyka na żelazne bariery ekonomiczne, prawne, a przede wszystkim polityczne. Podaje dla przykładu, że z ponad 1 800 zar<text:span text:style-name="T2809">ej</text:span>estrowanych spółdzielni mieszkaniowych, a są one jakąś szansą dla młodzieży, budowę rozpoczęło 700, dzięki czemu powstało 5 000 mieszkań. Na drodze stoją nie tylko bariery materiałowe, ale także głupota i zła wola. Zar<text:span text:style-name="T2810">ej</text:span>estrowanie takiej spółdzielni jest uciążliwe, a otrz<text:span text:style-name="T2811">ym</text:span>a<text:span text:style-name="T2812">nie</text:span><text:s/>lokalizacji na budowę i kredytu bankowego - prawie niemożliwe.</text:p>
      <text:p text:style-name="P2813">Młodzież nie może swobodnie si<text:span text:style-name="T2814">ę</text:span><text:s/>zrzeszać. Spycha to tych studentów, którzy pragną być aktywnymi, do pozycji bardziej skrajnyc<text:span text:style-name="T2815">h</text:span><text:s/>niż sami by chcieli. Ogromna część młodzieży studenckiej nie identyfikuje się z żadną istniejąca organiza<text:span text:style-name="T2816">cj</text:span>ą. Duży potencjał ambicji, energii, wykształcenia, innowac<text:span text:style-name="T2817">yj</text:span>n<text:span text:style-name="T2818">oś</text:span>ci młodego pokolenia, inteligencji jest w ten sposób marnotrawiony.</text:p>
      <text:p text:style-name="P2819">Dlatego Zrzeszenie Studentów Polskich jest zwolennikiem umożliwienia studentom o różnych poglądach, opcjach politycznych, zainteresowaniach, tworzenia własnych struktur, powstawania alternatywnych do istniejących form zrzeszeń, stowarzyszeń z organizacjami o charakterze ogólnopolskim<text:s/><text:soft-page-break/>włącznie.</text:p>
      <text:p text:style-name="P2820">Różnice poglądów nie mogą być przeszkodą we wzajemnym zrozumieniu się i wspólnej obrony praw studenckich. Zrzeszenie Studentów Polskich podejmowało wiele działań, aby na miar<text:span text:style-name="T2821">ę</text:span><text:s/>swoich możliwości, przeciwdziałać tym negatywnym procesom. Wypracowaliśmy system promocji najlepszych studentów, uruchomiliśmy działania na rzecz awansów społecznych młodej inteligen<text:span text:style-name="T2822">cj</text:span>i, poprawę sytuacji materialnej i warunków życia młodzieży akademicki<text:span text:style-name="T2823">ej</text:span>, wyższego po<text:span text:style-name="T2824">zio</text:span>mu kształcenia i studiowania<text:span text:style-name="T2825">.</text:span><text:s/>Widzimy jednak,<text:s/><text:span text:style-name="T2826">ż</text:span>e sytuacja jest tak zła, iż wymaga od nas bardziej radykalnych działań. Dyskrymina<text:span text:style-name="T2827">cj</text:span>a materialna, brak mieszkań to przecież skutki niedoceniania młodej inteligen<text:span text:style-name="T2828">cj</text:span>i, a<text:s/><text:span text:style-name="T2829">nie</text:span><text:s/>przyczyny tego zjawiska. Nie możemy być tylko petentami. Musimy sami stać się organi<text:span text:style-name="T2830">za</text:span>torami samopomocy młodzieży akademicki<text:span text:style-name="T2831">ej,</text:span><text:s/>Mamy w tym względzie konkretne<text:s/><text:span text:style-name="T2832">za</text:span>m<text:span text:style-name="T2833">ia</text:span>r<text:span text:style-name="T2834">y.</text:span></text:p>
      <text:p text:style-name="P2835">I na koniec sprawa dotycząca ustawy o szkolnictwie wyższym, którą poruszali tutaj koledzy. Zrzeszenie Studentów Polskich też stoi na stanowisku, że nal<text:span text:style-name="T2836">e</text:span>ży przyspieszyć prace nad zmianą tejże<text:s/><text:span text:style-name="T2837">us</text:span>t<text:span text:style-name="T2838">aw</text:span>y<text:span text:style-name="T2839">,</text:span><text:s/>tym bardziej, że zbliżają si<text:span text:style-name="T2840">ę</text:span><text:s/>wybory do nowych ciał kolegialnych szkół wyższych, które odbywałyby si<text:span text:style-name="T2841">ę</text:span><text:s/>według obecnie obowiąz<text:span text:style-name="T2842">uj</text:span>ąc<text:span text:style-name="T2843">ej</text:span><text:s/>ustawy, natomiast nowe władze funk<text:span text:style-name="T2844">cj</text:span>onowałyby już według ustawy, która ma być stworzona za dwa lata.</text:p>
      <text:p text:style-name="P2845">Dziękuję bardzo.</text:p>
      <text:p text:style-name="P2846"><text:span text:style-name="T2847">Leszek Miller</text:span>:</text:p>
      <text:p text:style-name="P2848">Dziękuję bardzo. Proszę uprzejmie, przy czym apeluję o zwięzłość, jako że w granicach godziny 14.30 powinniśmy z przyczyn organizacyjnych zakończyć nasze obrady.</text:p>
      <text:p text:style-name="P2849">Proszę bardzo.</text:p>
      <text:p text:style-name="P2850"><text:span text:style-name="T2851">Jerzy Szczygielski</text:span>:</text:p>
      <text:p text:style-name="P2852">Proszę Państwa! Harcerstwo, o którym tutaj już dzisiaj mówiono jest nośnikiem szeregu wartości społecznie uznanych, ustalonych w ponad siedemdziesięcioletni<text:span text:style-name="T2853">ej</text:span><text:s/>historii i tradycjach Związku Harcerstwa Polskiego, umi<text:span text:style-name="T2854">ejs</text:span>cowionych na stałe w narodowej kulturze i dorobku myśli wychowawcz<text:span text:style-name="T2855">ej,</text:span><text:s/>potwierdzanych także w postawach wielu pokoleń w historii naszego kraju. Stąd między innymi wynika nasza chęć udziału<text:s/><text:span text:style-name="T2856">w</text:span><text:s/>rozmowach i gotowość do wypowiadania s<text:span text:style-name="T2857">ię</text:span><text:s/>w takich sprawach jak: patriotyzm naszych czasów, wychowanie, świadomość polityczna budowana na polskiej racji stanu, aktywność społeczna, humanizacja życia,<text:s/><text:span text:style-name="T2858">c</text:span>zy podmiotowość ucznia.</text:p>
      <text:p text:style-name="P2859">W okresie wieloletniego kryzysu ekonomicznego, społecznego, deprecjacji post<text:span text:style-name="T2860">a</text:span>w<text:span text:style-name="T2861">,</text:span><text:s/>mamy<text:s/><text:span text:style-name="T2862">w</text:span><text:s/>Związku Harcerstwa Pol<text:span text:style-name="T2863">s</text:span>kiego oko<text:span text:style-name="T2864">ł</text:span>o stut<text:span text:style-name="T2865">ys</text:span>ięczną grupę społecznie<text:s/><text:span text:style-name="T2866">d</text:span>ziałających instru<text:span text:style-name="T2867">kt</text:span>orów, którzy swą codzienną aktywność poświęcają prawie dwumilionow<text:span text:style-name="T2868">ej</text:span><text:s/>rzeszy zuchów, harcerzy i harcer<text:span text:style-name="T2869">z</text:span>y starszych. To nasz niekwestionowany kapitał, którego w rozmowie o wychowaniu, o młodzieży i jej przyszłości nie można nie zauważać.</text:p>
      <text:p text:style-name="P2870">Nasza harcerska wspólnota cieszy si<text:span text:style-name="T2871">ę</text:span><text:s/>rzeczywistym, znaczącym zaufaniem, gdyż wychowuje w duchu tolerancji, niewymag<text:span text:style-name="T2872">aj</text:span>ąc<text:span text:style-name="T2873">ej</text:span><text:s/>światopoglądowego określenia si<text:span text:style-name="T2874">ę</text:span>, służby naszemu krajowi i drugiemu człowiekowi<text:span text:style-name="T2875">.</text:span><text:s/>Związek Harcerstwa Polskiego oferuje program wychowania do tego co wspólne, do tego co łączy Polaków, co pozwoli stworzyć szanowany przez wszystkich narodowy dom, nasze państwo. Wychow<text:span text:style-name="T2876">uj</text:span>emy przeto człowieka dla Polski, naszego narodowego dobra i jednocześnie gwaran<text:span text:style-name="T2877">cj</text:span>i każdego istnienia Polaka. Wychowujemy człowieka na obywatela państwa,<text:s/><text:span text:style-name="T2878">w</text:span><text:s/>którym jesteśmy współgospodarzami,<text:s/><text:soft-page-break/>które jest naszą wspólną własnością i szansą innego, lepszego życia. Wychow<text:span text:style-name="T2879">uj</text:span>emy człowieka dla społeczeństwa, w którym żyjemy, i które tworzymy w trosce o siebie samego, swój rozwój, swą godność i szczęście. To jest zadanie, które proponujemy wszystkim zainter<text:span text:style-name="T2880">es</text:span>owanym wychowaniem, wszystkim zainteresowanym rozw<text:span text:style-name="T2881">oj</text:span>em i postępem.</text:p>
      <text:p text:style-name="P2882">Pozwoli to - naszym zdaniem odejść od paradoksaln<text:span text:style-name="T2883">ej</text:span><text:s/>i szkodliwej praktyki, w której mamy do czynienia z wychowaniem przedpołudniowym i popołudniowym, szkolnym i domowym, w grupie formalnej i nieformaln<text:span text:style-name="T2884">ej</text:span>, w niedziele i inne dni tygodnia. Nie można akceptować takiej sytuacji. Zbyt wiele odnotowujemy w tej chwili oddziaływań na dzieci znoszących si<text:span text:style-name="T2885">ę</text:span><text:s/>wzajemnie, kwestion<text:span text:style-name="T2886">uj</text:span>ących upowszechniane postawy i wartości, sprowadzających si<text:span text:style-name="T2887">ę</text:span><text:s/>w naszym przekonaniu do<text:s/>n<text:span text:style-name="T2888">aj</text:span>zwyczajniejszego<text:s/>manipulowania dziećmi i młodzieżą.</text:p>
      <text:p text:style-name="P2889">Klimat społeczny zawsze rzutował na skutek wychowania harcerskiego, dlatego ten klimat nie jest nam o<text:span text:style-name="T2890">b</text:span>oj<text:span text:style-name="T2891">ę</text:span>tny. Idea harcerska wzbogaca ten program o etos moralny, który pozwala kształtować charakter człowieka, stwarzać i umacniać jego motywa<text:span text:style-name="T2892">cją</text:span><text:s/>do osobistego, etycznego postępowania. Wzajemność oddziaływań harcerzy i instruktorów, a także wychowanie przez przykład sprawiają, że codzienna postawa, zaangażowanie w życie własne i społeczne oraz moralność instruktorów mają kolosalne znaczenie tak dla wychowania indywidualnego w zespole, jak i dla<text:s/>samo<text:s/><text:span text:style-name="T2893">wy</text:span>cho<text:span text:style-name="T2894">wy</text:span>wania<text:s/>harcer<text:span text:style-name="T2895">za</text:span>.</text:p>
      <text:p text:style-name="P2896">Musimy też przestrzec przed skutkami znoszących si<text:span text:style-name="T2897">ę</text:span><text:s/>wzajemnie oddziaływań wychowawczych różnych organizacji. Za niedopuszczalne uważamy<text:s/>„wygrywanie”<text:s/>dzieci do często partykularnych rozbieżnych politycznych interesów. Efektem takiej rzeczywistości może być jedynie państwowe i narodowe samounicestwienie, podrzucanie, ucieczka.</text:p>
      <text:p text:style-name="P2898">Zbyt długo trwający kryzys i wynikające z niego trudności codziennego życia w naszym państwie, także niedoskonałość systemu oświatowego, o którym mówiliśmy, brak wyodrębnienia z programu nauczania jednorodnego programu wychowania dla całego społeczeństwa powodują zachwiania w postawach młodzieży. Jeżeli dodamy do tego osłabienie więzów rodzinnych, jako konsekwencję pogoni za źródłami utrzymania i rozpad więzów społecznych, powodowanym szumem informac<text:span text:style-name="T2899">yj</text:span>nym w zakresie wartości norm i wzorów, stwarza to u młodego człowieka stan zagrożenia, frustrację, apati<text:span text:style-name="T2900">ę</text:span>, a także i nierzadko ucieczkę w świat alkoholowych bądź narkotycznych marzeń. Powoduje to załamania psychiczne, zanik troski o siebie, a w konsekwencji ułomności psychiczne. Wyniki badań w sferze zdrowia psychicznego i fizycznego - przywoływane w dniu dzisiejszym tutaj - dotyczące młodego pokolenia w moim przekonaniu nie tylko niepokoją, ale także przerażają. Już<text:s/><text:span text:style-name="T2901">dzi</text:span>ś można prognozować,<text:s/><text:span text:style-name="T2902">ż</text:span>e za kilkanaście lat, mo<text:span text:style-name="T2903">ż</text:span>e nam nie starczyć środków na<text:s/><text:span text:style-name="T2904">l</text:span>ikwidację skutków<text:s/><text:span text:style-name="T2905">t</text:span>akieg<text:span text:style-name="T2906">o</text:span><text:s/><text:span text:style-name="T2907">sta</text:span>n<text:span text:style-name="T2908">u.</text:span><text:s/><text:span text:style-name="T2909">W</text:span><text:s/><text:span text:style-name="T2910">w</text:span>a<text:span text:style-name="T2911">lce</text:span><text:s/>o zdrowie młodzieży jeste<text:span text:style-name="T2912">ś</text:span>my - w moim przekonaniu - wszyscy w tym państwie zbyt układni, zajmujemy si<text:span text:style-name="T2913">ę</text:span><text:s/>leczeniem skutków, podczas gdy należy nastawić si<text:span text:style-name="T2914">ę</text:span><text:s/>przede wszystkim na zapobieganie i likwidację przyczyn. Brak środków - może środki na wychowanie zdrowego fizycznie i moralnie pokolenia winno świadczyć całe dorosłe społeczeństwo. Potrzebna jest nam w tej sferze zmiana w świadomości rodziców, inne podejście zakładów pracy, zmiana podejścia całej administra<text:span text:style-name="T2915">cj</text:span>i państwowej, czynników społecznych i politycznych. Będziemy jako Związek Harcerstwa Polskiego szukali sojuszników do poprawy sytuacji zdrowotnej najmłodszego pokolenia. Uważamy, ż<text:span text:style-name="T2916">e<text:s/></text:span>o ten problem winien poszerzyć rząd swój program priorytetów w sferze młodzieży.</text:p>
      <text:p text:style-name="P2917">Naszym programem - tak jak powiedziałem - jest przede wszystkim zapobieganie przyczynom<text:s/><text:soft-page-break/>niekorzystnych sytua<text:span text:style-name="T2918">cj</text:span>i, choć nal<text:span text:style-name="T2919">eż</text:span>y wspomnieć, że w leczeniu skutków, mamy także osiągnięcia w postaci licznych drużyn, nieprzetartego szlaku zrzeszających młodzież niepełnosprawną, a także nieprzystosowaną społecznie.</text:p>
      <text:p text:style-name="P2920">W kilku zdaniach chciałbym wspomnieć o niezbędnym ze względów zdrowotnych, jak i wychowawczych, zimowym i letnim wypoczynku.<text:s/><text:span text:style-name="T2921">W</text:span><text:s/>ramach harcerskiej akcji letniej Związku Harcerstwa Polskiego organizowane są corocznie obozy dla blisko pół miliona zuchów i harcerzy, prowadzone w zdecydowan<text:span text:style-name="T2922">ej</text:span><text:s/>większości przez społeczn<text:span text:style-name="T2923">yc</text:span>h<text:s/><text:span text:style-name="T2924">ins</text:span>truktor<text:span text:style-name="T2925">ów.</text:span><text:span text:style-name="T2926"><text:s/></text:span><text:span text:style-name="T2927">P</text:span>oświ<text:span text:style-name="T2928">ę</text:span>caj<text:span text:style-name="T2929">ą</text:span><text:s/>oni sprawie wychowania młodzieży swoje wypoczynkowe urlopy<text:span text:style-name="T2930">.</text:span><text:s/>To bardzo atr<text:span text:style-name="T2931">a</text:span>kcyjna przygoda i wartościowa szkoła życia dla dzieci i młodzieży, której nie mogą zaprzepaścić mechanizmy reformy gospodarcz<text:span text:style-name="T2932">ej.</text:span><text:s/>Wydaje nam się, że godzą one niestety w prawne i materialne podstawy organizacji harcerskich obozów i zimow<text:span text:style-name="T2933">is</text:span>k.</text:p>
      <text:p text:style-name="P2934"><text:span text:style-name="T2935">W</text:span><text:s/>trosce o efekty czekających nas przeobrażeń, harcerstwo jest zainteresowane także nadaniem odpowiedniej rangi pojęciu - działanie obywatelskie, albowiem społeczeństwo obywatelskie do jakiego zmierzamy, to społeczeństwo ludzi aktywnych.<text:s/>Poj<text:span text:style-name="T2936">ę</text:span>cie<text:s/>to nie może być przeciwieństwem satysfak<text:span text:style-name="T2937">cj</text:span>on<text:span text:style-name="T2938">uj</text:span>ąc<text:span text:style-name="T2939">ej</text:span><text:s/>materialnie przedsiębiorczości. Nie może też by<text:span text:style-name="T2940">ć</text:span><text:s/>metryką życiowych nieudaczników. Nie tylko w sferze życia gospodarczego potrzeba nam ludzi aktywnych, ale także - jeżeli nie przede wszystkim -<text:s/><text:span text:style-name="T2941">w</text:span><text:s/>sferze działalności obywatelski<text:span text:style-name="T2942">ej,</text:span><text:s/>w działalności na rzecz swojej szkoły, swojej organizacji, swojego zakładu pracy, swojego osiedla.<text:s/><text:span text:style-name="T2943">N</text:span>ie wszystko da si<text:span text:style-name="T2944">ę</text:span><text:s/>i można przeliczyć na złotówki.<text:s/><text:span text:style-name="T2945">W</text:span><text:s/>tym widzimy szansę na samorządność szkoły, osiedli, zakładów, autentyczność r<text:span text:style-name="T2946">óż</text:span>nych organiza<text:span text:style-name="T2947">cj</text:span>i.</text:p>
      <text:p text:style-name="P2948">Harcerstwo tak wychowuje swoich członków i do takiego życia ich przygotowuje.</text:p>
      <text:p text:style-name="P2949">Jeżeli panowie przewodniczący pozwolą, chciałem się do trzech sfer, które były<text:s/><text:span text:style-name="T2950">w</text:span><text:s/>dniu dzisiejszym podniesione, tutaj odnieść.<text:s/><text:span text:style-name="T2951">D</text:span>o wszystkich oczywiście - jak powiedział pan docent Celiński - nie można, bo trzeba je przeanalizować. Natomiast do dwóch, do trzech.</text:p>
      <text:p text:style-name="P2952">Związek Harcerstwa Polskiego jest za możliwością zrzeszania się młodzieży w różnych organiza<text:span text:style-name="T2953">cj</text:span>ach, tworzenia nowych w takich sferach, które będą wchodziły w przywoływane tu w dniu dzisiejszym tak zwane dzikie pola. Harcerstwo z zaprezentowaną<text:s/>przeze mnie przed chwileczką bardzo szeroką formułą wychowawczą, dla tego co wspólne i co łączy - Polska, państwo, społeczeństwo, człowiek - jest bardzo otwarte.<text:s/><text:span text:style-name="T2954">D</text:span>la nas consensus wychowawczy to także jedno harcerstwo, bo czymże miałoby się różnić to inne? Mundurem? Nie. Symbolami? Nie. Systemem? Nie. Nie chciałem powiedzieć, że polityką.</text:p>
      <text:p text:style-name="P2955">Zawsze opowiadal<text:span text:style-name="T2956">iś</text:span>my si<text:span text:style-name="T2957">ę</text:span><text:s/>jako Związek Harcerstwa Polskiego przeciwko różnym harcerstwom. Są one według nas nietoleranc<text:span text:style-name="T2958">yj</text:span>ne. Tylko Związek Harcerstwa Polskiego nie wymaga od dziecka wyboru światopoglądowego. Związek Harcerstwa Polskiego jest organizacją pluralistyczną pod tym względem. Uważam, że obywatelską.</text:p>
      <text:p text:style-name="P2959">Świadectwem tej tolerancji jest także - w moim przekonaniu - to, iż rzecznicy podziału są do dziś instruktorami w Związku Harcerstwa Polskiego. Noszą te same mundury, te same symbole, te same stopnie przyznane właśnie naszej organizacji.</text:p>
      <text:p text:style-name="P2960">Myślę, że nie należy - Szanowni Państwo - a przede wszystkim - Druhny i Druhowie - tworzyć sytuacji, w której sprawy o podziały o wiele harcerstw, zagubią to harcerstwo w ogóle, zrażą do harcerskiej idei, tak młodzież jak i społeczeństwo.<text:s/><text:span text:style-name="T2961">B</text:span>oj<text:span text:style-name="T2962">ę</text:span><text:s/>się, że wówczas moje i druha Wróblewskiego głębokie przekonanie o ponadczasowej wartości i autorytecie harcerstwa, może byśmy musieli odłożyć do lamusa historii.<text:s/><text:soft-page-break/>Dziękuję.</text:p>
      <text:p text:style-name="P2963"><text:span text:style-name="T2964">L</text:span><text:span text:style-name="T2965">eszek Miller</text:span>:</text:p>
      <text:p text:style-name="P2966">Dziękuję, proszę uprzejmie.</text:p>
      <text:p text:style-name="P2967"><text:span text:style-name="T2968">Jan Krzem</text:span><text:span text:style-name="T2969">i</text:span><text:span text:style-name="T2970">ński</text:span>:</text:p>
      <text:p text:style-name="P2971">Jeśli można, faktycznie nie pozostaj<text:span text:style-name="T2972">e</text:span><text:s/>mi nic innego jak przejść do bardziej precyzyjnego i konkretnego przedstawienia tych spraw, z którymi do tego stołu przystępujemy. Pozwol<text:span text:style-name="T2973">ę</text:span><text:s/>sobie przedstawić się<text:s/><text:span text:style-name="T2974">-</text:span><text:s/>J<text:span text:style-name="T2975">an</text:span>usz Krzemiński, Związek So<text:span text:style-name="T2976">cj</text:span>alistyczn<text:span text:style-name="T2977">ej</text:span><text:s/>Młodzieży Polskiej, Sekretarz Zarządu Głównego, zajmuję s<text:span text:style-name="T2978">ię</text:span><text:s/>w naszym Związku głównie problemami środowiska młodzieży pracującej. Niemniej jednak mówić bę<text:span text:style-name="T2979">dę</text:span><text:s/>o kilku innych sprawach, które dotyczą całego Związku i myślę, również będzie tu mowa o środowisku młodzieży szkolnej, akademicki<text:span text:style-name="T2980">ej,</text:span><text:s/>jak również par<text:span text:style-name="T2981">ę</text:span><text:s/>słów o problemach dotyczących młodzieży wiejskiej.</text:p>
      <text:p text:style-name="P2982">Jesteśmy w okresie kampanii przed<text:span text:style-name="T2983">zj</text:span>azdow<text:span text:style-name="T2984">ej,</text:span><text:s/>za dwa miesiące odbywa si<text:span text:style-name="T2985">ę</text:span><text:s/>zjazd. Tematy, o których b<text:span text:style-name="T2986">ę</text:span>d<text:span text:style-name="T2987">ę</text:span><text:s/>mówił, w większości wypadków są tematami, które dość obszernie poruszane są na konferencjach wojewódzkich i niżej.</text:p>
      <text:p text:style-name="P2988">Organizacja ZS<text:span text:style-name="T2989">M</text:span>P nie miała, nie ma i nie zamierza mieć monopolu. Jesteśmy i byliśmy na takim stanowisku zawsze, iż gotowi jesteśmy współpracować z każdym kto w tym kraju chce poprawiać warunki życia i pracy ludzi młodych. Nigdy nie zażegnaliśmy si<text:span text:style-name="T2990">ę</text:span>, że do wspólnego stołu z kimkolwiek siadać nie będziemy, jeżeli nie były to sprawy wynikające z zupełnie in<text:span text:style-name="T2991">n</text:span>ych kwestii, na przykład jeżeli ktoś nie chciał z nami usiąść do tego stołu, albo chciał nas zdecydowanie zwalczać. Jeżeli tak nie było, zawsze byliśmy gotowi siadać i rozmawiać.<text:s/><text:span text:style-name="T2992">I</text:span><text:s/>dzisiaj jest tak samo. Chcieliśmy przy tym stole przede wszystkim spróbować rozwiązać k<text:span text:style-name="T2993">i</text:span>lka najważni<text:span text:style-name="T2994">ej</text:span>szych problemów, z jakimi dzisiaj młodzież w tym kraju ż<text:span text:style-name="T2995">yj</text:span>e<text:span text:style-name="T2996">.</text:span><text:s/>Jest to<text:s/><text:span text:style-name="T2997">5</text:span>0 procent - jak powiedział towarzysz Miller - i wydaje mi si<text:span text:style-name="T2998">ę</text:span>, że uprawnia nas to do tego tu przy tym stole, aby domagać si<text:span text:style-name="T2999">ę</text:span><text:s/>praktycznego rozwiązania pewnych problemów.</text:p>
      <text:p text:style-name="P3000">Pierwszy temat, o którym chciałbym mówić, będzie to temat budownictwa mieszkaniowego. Myślę, że on w tym katalogu spraw<text:s/>się znajdzie<text:span text:style-name="T3001">.</text:span><text:s/><text:span text:style-name="T3002">A</text:span>le ja<text:s/><text:span text:style-name="T3003">b</text:span>y<text:span text:style-name="T3004">m</text:span><text:s/>chciał, aby on był rozszerzon<text:span text:style-name="T3005">y</text:span>, rozszerzony<text:s/><text:span text:style-name="T3006">dość</text:span><text:s/><text:span text:style-name="T3007">sze</text:span>r<text:span text:style-name="T3008">o</text:span>k<text:span text:style-name="T3009">o</text:span><text:s/><text:span text:style-name="T3010">o</text:span><text:s/>problemy,<text:s/><text:span text:style-name="T3011">o</text:span><text:s/>k<text:span text:style-name="T3012">tó</text:span>ry<text:span text:style-name="T3013">ch</text:span><text:s/>za<text:s/><text:span text:style-name="T3014">ch</text:span>wil<text:span text:style-name="T3015">ę</text:span><text:s/><text:span text:style-name="T3016">będę</text:span><text:s/><text:span text:style-name="T3017">m</text:span>ów<text:span text:style-name="T3018">i</text:span>ł<text:span text:style-name="T3019">.</text:span></text:p>
      <text:p text:style-name="P3020"><text:span text:style-name="T3021">N</text:span>i<text:span text:style-name="T3022">e</text:span><text:s/><text:span text:style-name="T3023">w</text:span>i<text:span text:style-name="T3024">e</text:span>r<text:span text:style-name="T3025">z</text:span>y<text:span text:style-name="T3026">m</text:span>y dzi<text:span text:style-name="T3027">ś</text:span><text:s/><text:span text:style-name="T3028">w</text:span><text:s/>to, że<text:s/><text:span text:style-name="T3029">w</text:span><text:s/>przeciągu najbliższych lat, czy programy ministra Ferensztajna, czy innym uda się zabezpieczyć mieszkania dla młodych ludzi. W<text:span text:style-name="T3030">ys</text:span>tępowaliśmy już wielokrotnie od lat z propozy<text:span text:style-name="T3031">cja</text:span>mi, iż chcemy to robić sami, chcemy budować mieszkania w oparciu o spółdzielnie mieszkaniowe, w oparciu o różnego rodzaju inne formy, które do dnia dzisiejszego oczywiście przyniosły pewien efekt, ale jest to efekt znikomy w stosunku do potrzeb, a już przynajmniej tych ludzi, którzy zrzeszeni są w naszym Związku.</text:p>
      <text:p text:style-name="P3032">Za konieczne uważamy na dzień dzisiejszy podejście do sprawy takie, aby każdemu kto chce budować, tworzyć faktyczne do tego warunki. Jesteśmy przeciwni temu, aby mieszkanie stało się towarem. Nie stać dzisiaj ani młodego robotnika, ani młodego przedstawiciela inteligencji na to, aby wykupić mieszkanie. Jest to forma, która sprawdzi si<text:span text:style-name="T3033">ę</text:span><text:s/>kiedyś, może za kilka lat. Dzisiaj na pewno nie. W związku z tym w tej kwestii preferencje w naszym przekonaniu muszą być. Nie wiem, czy to musi odbywać si<text:span text:style-name="T3034">ę</text:span><text:s/>kosztem społeczeństwa. Jeżeli będziemy likwidować te inwestycje, które faktycznie niewiele dotychczas przynosiły korzyści, to znajdziemy środki na to, żeby to budownictwo dotować.</text:p>
      <text:p text:style-name="P3035">Młodzi - tak jak powiedziałem - ludzie nie posiadają własnych zasobów pieniężnych, stąd też należy to<text:s/><text:soft-page-break/>budownictwo kredytować. Kredytowanie nie tylko kosztorysów, bo to nie rozwiązuje problemów. Dzisiaj musimy także rozmawiać o kredytowaniu terenów, uzbrojeniu tych terenów, mu<text:span text:style-name="T3036">si</text:span>my rozmawiać o kredytowaniu wykupu terenów, ponieważ jak życie pokaz<text:span text:style-name="T3037">uj</text:span>e - miasto na to nie ma pien<text:span text:style-name="T3038">ię</text:span>dzy.</text:p>
      <text:p text:style-name="P3039">Przede wszystkim mówiąc o terenach należałoby doprowadzić<text:s/>do ta<text:span text:style-name="T3040">k</text:span>ie<text:span text:style-name="T3041">j</text:span><text:s/>sytuacji, aby ta kolejna już od kilku, czy kilkunastu mie<text:span text:style-name="T3042">s</text:span>ięc<text:span text:style-name="T3043">y,</text:span><text:s/>inwen<text:span text:style-name="T3044">t</text:span>aryz<text:span text:style-name="T3045">acja</text:span><text:s/><text:span text:style-name="T3046">t</text:span>erenów p<text:span text:style-name="T3047">o</text:span>d b<text:span text:style-name="T3048">u</text:span>downic<text:span text:style-name="T3049">t</text:span>wo s<text:span text:style-name="T3050">powodow</text:span>ała<text:span text:style-name="T3051">,</text:span><text:s/><text:span text:style-name="T3052">iż<text:s/></text:span>te<text:s/><text:span text:style-name="T3053">t</text:span>ereny wreszcie zostaną rozdzielone<text:span text:style-name="T3054">.</text:span><text:s/>Ja my<text:span text:style-name="T3055">śl</text:span>ę,<text:s/><text:span text:style-name="T3056">ż</text:span>e tu przy tym stole powinniśmy starać się wypracować takie stanowisko, aby w określonym czasie wszystkie podmioty, które zgłosiły si<text:span text:style-name="T3057">ę</text:span><text:s/>po teren, teren otrzymały.<text:s/><text:span text:style-name="T3058">I</text:span><text:s/>to niezależnie od tego czy jest on już uzbrojony, czy on jest nie w pełni uzbrojony, czy on dopiero ma być uzbrajany. My jesteśmy w stanie również uzbrajać tereny.</text:p>
      <text:p text:style-name="P3059">Wydaje mi się, że należałoby wreszcie zakończyć prace nad... jest to argument, który używany jest od lat - przestrzennymi<text:s/>zagospodarowywaniem<text:s/>miast, wsi i w ogóle kraju.<text:s/><text:span text:style-name="T3060">P</text:span>i<text:span text:style-name="T3061">ę</text:span>ć lat temu słyszeliśmy taką samą opowiastkę. Dzisiaj jest to kolejny problem w przyznawaniu terenów pod budownictwo. Nie mieszczą si<text:span text:style-name="T3062">ę</text:span><text:s/>one - że tak powiem - w tych właśnie programach, nie mieszczą si<text:span text:style-name="T3063">ę</text:span><text:s/>akurat w tej działce - budownictwo mieszkaniowe, a jak p<text:span text:style-name="T3064">oj</text:span>eździmy po miastach to możemy zobaczyć il<text:span text:style-name="T3065">e</text:span><text:s/>tych terenów jest.</text:p>
      <text:p text:style-name="P3066">Trzeba się zastanowić, czy działki pracownicze, które bardzo często znajdują si<text:span text:style-name="T3067">ę</text:span><text:s/>w samym środku miast, muszą si<text:span text:style-name="T3068">ę</text:span><text:s/>w samym środku miast znajdować.<text:s/><text:span text:style-name="T3069">T</text:span>rzeba się na dzień dzisiejszy zastanowić czy te wspaniałe uprawne pola - również w granicach miast<text:s/><text:span text:style-name="T3070">-</text:span><text:s/>z których korzystają różnego rodzaju - powiedzmy - drobni wytwórcy zieleniny, muszą się zajmować akurat w obrębie miast, gdzie znajduje się teren uzbrojony. Chyba nie jest to konieczne i tutaj oczekujemy bardzo konkretnych decyzji, takich decyzji oczekuje na pewno młodzież zrzeszona w naszym Związku.</text:p>
      <text:p text:style-name="P3071">Jeżeli chcę mówić o budownictwie, wiadomo że istnieją inne bariery. Wydaje mi się, że dzisiaj należałoby się zastanowić nad zniesieniem barier celnych na sprzęt i materiały budowlane, sprzęt i narzędzia. Wydaje mi się, że to nie powinno podlegać opłatom celnym.</text:p>
      <text:p text:style-name="P3072">My<text:span text:style-name="T3073">ś</text:span>l<text:span text:style-name="T3074">ę</text:span>, że ten temat będziemy mogli rozwijać w szczegółach, wtedy kiedy on wejdzie no<text:s/><text:span text:style-name="T3075">-</text:span><text:s/>jako t<text:span text:style-name="T3076">e</text:span>mat dyżurny.</text:p>
      <text:p text:style-name="P3077">Chciałbym w tej chwili dwa słowa o weryfikacji programu nauczania. Uczniowie faktyczni<text:span text:style-name="T3078">e</text:span><text:s/>zgłaszają ten problem, są przeciążeni, jest taka mnogość przedmiotów ogólnokształcących i innych przedmiotów, iż faktycznie uczniowie wracają do domu zmęczeni. W szkole brakuje tego, czego dzisiaj - że tak powiem... uczniowie, najbardziej p<text:span text:style-name="T3079">ot</text:span>rzeb<text:span text:style-name="T3080">uj</text:span>emy<text:span text:style-name="T3081">.</text:span><text:s/><text:span text:style-name="T3082">Na</text:span><text:s/>pewno brakuje czasu na dzia<text:span text:style-name="T3083">ł</text:span>alnoś<text:span text:style-name="T3084">ć</text:span><text:s/>sportową, na wychowanie fizyczne<text:span text:style-name="T3085">.</text:span><text:s/>Na pewno brakuje takich przedmiotów i brakuje takich możliwości, aby uczniowie zdobywali wiedzę w zakresie tych tematów, które są nośnikami postępu cywilizacyjnego<text:span text:style-name="T3086">.</text:span><text:s/>Brakuje dzisiaj w szkołach średnich sprzętu komputerowego, oczywiści<text:span text:style-name="T3087">e</text:span>,<text:s/><text:span text:style-name="T3088">s</text:span>ą bariery finansowe, wiemy o tym. Brakuje też wczesnego przygotowywania uczniów do posługiwania s<text:span text:style-name="T3089">i</text:span>ę tym sprzętem.</text:p>
      <text:p text:style-name="P3090">Myślę, że wymaga też reformy program wojskowy, który w szkołach średnich ma miejsce, a również na uczelniach. Należałoby się zastanowić, aby go po prostu w wielu wypadkach uatrakcyjnić. Warto by było, żeby przede wsz<text:span text:style-name="T3091">ys</text:span>tkim ten program prowadzili ludzie w wieku przysta<text:span text:style-name="T3092">ją</text:span>cym, w miarę przystającym do uczniów, nie emeryci wojsko<text:span text:style-name="T3093">w</text:span>i, z którymi faktycznie czasami trudno<text:span text:style-name="T3094">,</text:span><text:s/>jest znaleźć wspólny język. Wydaje się, że każdy młody człowiek, a przynajmniej młody chłopak, z prz<text:span text:style-name="T3095">yj</text:span>emnoś<text:span text:style-name="T3096">ci</text:span>ą nauczyłby się strzelać, posługiwać bronią, pod warunkiem, że będzie t<text:span text:style-name="T3097">o</text:span><text:s/>m<text:span text:style-name="T3098">i</text:span>ało znamiona nauki, a jednocześnie zabawy<text:span text:style-name="T3099">.</text:span><text:s/>Sama<text:s/><text:soft-page-break/>mus<text:span text:style-name="T3100">zt</text:span>ra<text:s/><text:span text:style-name="T3101">i</text:span><text:s/>innego rodzaju jeszcze elementy na pewno nie służą przy<text:span text:style-name="T3102">ci</text:span>ąganiu do tych zajęć.</text:p>
      <text:p text:style-name="P3103">Niemniej jednak wydaje, się, że weryf<text:span text:style-name="T3104">ik</text:span>ując ten program powinniśmy pamiętać o pewnych zdobyczach, zdobyczach tego kraju. Jest to groźne dzisiaj, kiedy w niektórych wypowiedziach pojawiają się próby zmn<text:span text:style-name="T3105">iejsza</text:span>n<text:span text:style-name="T3106">ia</text:span><text:s/>wojska, likwidowania wojska, tworzenia może samorządów wojskowych. No, wojsko ma do spełnienia określone zadania, ma do spełnienia określoną rolę. Zresztą tak, jak milicja. I mnie się wydaje, że trzeba do tego tematu podchodzić po prostu z og<text:span text:style-name="T3107">r</text:span>o<text:span text:style-name="T3108">m</text:span>nym rozsądkiem.</text:p>
      <text:p text:style-name="P3109">Młodzieży potrzebne jest n<text:span text:style-name="T3110">a</text:span><text:s/>pe<text:span text:style-name="T3111">w</text:span>no, szczególnie<text:s/><text:span text:style-name="T3112">w</text:span><text:s/>szkole średniej, kształcenie prawne. Młodzi ludzie s<text:span text:style-name="T3113">ą</text:span><text:s/>bardzo często kalekami, nie umieją poruszać się po urzędach, nie umieją poruszać się wśród admini<text:span text:style-name="T3114">st</text:span>ra<text:span text:style-name="T3115">cji</text:span><text:s/>państwowej. Wydaje się, iż to właśnie szkolenie powinno mieć miejsce w programie<text:span text:style-name="T3116">.</text:span><text:s/>No i, oczywiście jedna rzecz, którą chciałbym zasygnal<text:span text:style-name="T3117">iz</text:span>ować, to jest temat dostępności podrę<text:span text:style-name="T3118">cz</text:span>ników. Możliwość w ogóle zakupywania ich przez młodzież. Ich ceny dzisiaj powodują, szczególnie ceny encyklopedii, słowników i innych jeszcze podręczników, książek, iż dla wielu ludzi staje się to wręcz niemożliwe. Pomijam kwestię, że ich brakuje na rynku. Ale w każdym razie te ceny, które dzisiaj oferowane są na te podręczniki, są po prostu nie na kieszeń ludzi młodych, a już tym bardziej tych, którzy chcieliby podejmować samokształcenie, pracując, zarabiając, ucząc się po południu, po pracy.</text:p>
      <text:p text:style-name="P3119">Emigracja. Wyjeżdżają młodzi ludzie. My pragniemy, aby te wyjazdy znalazły wreszcie jakieś formalne rozwiązanie. Od kilku lat domagamy się tego, aby Związek mógł prowadz<text:span text:style-name="T3120">ić<text:s/></text:span>w sposób normalny, oficjalny, zarówno praktyki zagraniczne dla uczniów i<text:s/><text:span text:style-name="T3121">st</text:span>udentów, kr<text:span text:style-name="T3122">ót</text:span>ko i długoterminowe staże, jak również być tym pośrednikiem, który będzie mógł organizować młodzieży na zagraniczne budowy, podpisywać nawet umowy. Dzis<text:span text:style-name="T3123">ia</text:span>j posiadamy nawet przedsiębiorstwa, które mają takie uprawnienia, aby taką działalność zagraniczną prowadzić<text:span text:style-name="T3124">.</text:span><text:s/>Istnieją określone bar<text:span text:style-name="T3125">ie</text:span>ry<text:span text:style-name="T3126">.</text:span><text:s/>Te bariery związane są z przepisami, między innymi powstającymi w Ministerstwie Pracy i Polityki Socjalnej. Wiemy dzisiaj, że n<text:span text:style-name="T3127">i</text:span>e możemy wysłać więcej, niż to jest dopuszczalne dla wytrzymania rynku pracy, nie znamy tych zasad<text:span text:style-name="T3128">.</text:span><text:s/>Wydaje nam się,<text:s/><text:span text:style-name="T3129">ż</text:span>e lepiej, gdybyśmy robili to legalnie niż mieliby c<text:span text:style-name="T3130">i</text:span><text:s/>lud<text:span text:style-name="T3131">zi</text:span>e wyjeżdża<text:span text:style-name="T3132">ć</text:span><text:s/>nielegalnie<text:span text:style-name="T3133">.</text:span><text:s/>bo ci co m<text:span text:style-name="T3134">a</text:span>ją wyjechać i tak w<text:span text:style-name="T3135">yj</text:span>adą ponieważ, niestety, tak jak się proponuje,<text:s/><text:span text:style-name="T3136">n</text:span>arobienie na mieszkanie, samochód i na jeszcze inne rzeczy w naszych warunkach jest po prostu, w tej przynajmniej chwili, niemożliwe<text:span text:style-name="T3137">.</text:span></text:p>
      <text:p text:style-name="P3138"><text:span text:style-name="T3139">O</text:span><text:s/>weryfikacji rządowego programu towarzysz minister mówił, ja myślę, że w tej chwili nie będę tego tematu rozwijał. Chciałbym jeszcze tylko dwa słowa powiedzieć odnośnie hoteli pracowniczych, nie będę tutaj rozciągał tego tematu ponieważ zgadzam się<text:s/><text:span text:style-name="T3140">z</text:span><text:s/>kolegą<text:span text:style-name="T3141">.</text:span></text:p>
      <text:p text:style-name="P3142">Zgłosiliśmy półtora miesiąca temu taką propozycję, aby Związek mógł być administratorem hotel<text:span text:style-name="T3143">i</text:span>. Chcielibyśmy odpowiadać za to wszystko co się w hotelach dzieje, z tym,<text:s/><text:span text:style-name="T3144">ż</text:span>e na określo<text:span text:style-name="T3145">n</text:span>ych<text:s/><text:span text:style-name="T3146">fo</text:span>rmalno-p<text:span text:style-name="T3147">raw</text:span>nych zasadach<text:span text:style-name="T3148">.</text:span><text:s/>Obci<text:span text:style-name="T3149">ę</text:span>libyśmy odpowiadać od początku do końca, za to co się w hotelach dzieje, mając na to przeznaczone<text:s/><text:span text:style-name="T3150">z</text:span><text:s/>zakładów środki<text:s/><text:span text:style-name="T3151">i</text:span><text:s/>jesteśmy do tego przygotowani<text:span text:style-name="T3152">.</text:span><text:s/>Odpowiedzi nie otrzymaliśmy.</text:p>
      <text:p text:style-name="P3153">Ja myślę<text:span text:style-name="T3154">,</text:span><text:s/>że o jeszcze jednej rzeczy warto by było powiedzieć. M<text:span text:style-name="T3155">y</text:span>ślę, że ta iloś<text:span text:style-name="T3156">ć</text:span><text:s/>problemów, która została dzisiaj zgłoszona nie jest możliwa na pewno do rozwiązania, do szybkiego rozwiązania<text:span text:style-name="T3157">.</text:span><text:s/>Niektóre z tych problemów będą rozwiązywane n<text:span text:style-name="T3158">a</text:span><text:s/>pewno w czasie, w czasie dość odległym. Wyd<text:span text:style-name="T3159">aj</text:span>e mi s<text:span text:style-name="T3160">i</text:span>ę<text:span text:style-name="T3161">,</text:span><text:s/>iż byłoby zasadne abyśmy spróbowali zastanowić się, nie mam gotowego pomysłu, myślę<text:span text:style-name="T3162">,</text:span><text:s/>że jesteśmy w stanie wypracować taką formułę, aby to spotkanie, ten<text:s/>„<text:span text:style-name="T3163">o</text:span>krągły stół”<text:s/>n<text:span text:style-name="T3164">i</text:span>e był akcją, nie był czymś oka<text:span text:style-name="T3165">zj</text:span>onalnym<text:span text:style-name="T3166">.</text:span><text:s/><text:soft-page-break/>Wydaje mi się, że dobrze by było abyśmy w porozumieniu ze wszystkimi organiza<text:span text:style-name="T3167">cj</text:span>ami próbowali tworzyć<text:s/><text:span text:style-name="T3168">t</text:span>aką Radę Młodzieży, radę, która śledziłaby po prostu te ustalenia, które tutaj zapadną, która mogłaby<text:s/><text:span text:style-name="T3169">w</text:span><text:s/>sposó<text:span text:style-name="T3170">b</text:span>, w moim przekonaniu zdecydowany, być rzecznikiem naszych wspólnych interesów na tym najwyższym szczeblu p<text:span text:style-name="T3171">a</text:span>ństwowym.</text:p>
      <text:p text:style-name="P3172">D<text:span text:style-name="T3173">z</text:span>iękuję<text:span text:style-name="T3174">.</text:span></text:p>
      <text:p text:style-name="P3175"><text:span text:style-name="T3176">Przewodniczący</text:span>:</text:p>
      <text:p text:style-name="P3177">Dziękuję bardzo<text:span text:style-name="T3178">.</text:span><text:s/>Jeszcze r<text:span text:style-name="T3179">a</text:span>z pozwolę sobie ponowić apel o zwięzłoś<text:span text:style-name="T3180">ć.</text:span><text:s/></text:p>
      <text:p text:style-name="P3181">Proszę uprzejmie.</text:p>
      <text:p text:style-name="P3182"><text:span text:style-name="T3183">Bogum</text:span><text:span text:style-name="T3184">i</text:span><text:span text:style-name="T3185">ł Sz</text:span><text:span text:style-name="T3186">r</text:span><text:span text:style-name="T3187">e</text:span><text:span text:style-name="T3188">d</text:span><text:span text:style-name="T3189">e</text:span><text:span text:style-name="T3190">r</text:span><text:span text:style-name="T3191">:</text:span></text:p>
      <text:p text:style-name="P3192">Reprezentuję Związek Młodzieży Wiejskiej, moje n<text:span text:style-name="T3193">a</text:span>zwisko Bogumił Szreder, jestem również rolnikiem indywidualnym, gospodarującym na ponad 30 ha<text:span text:style-name="T3194">.</text:span></text:p>
      <text:p text:style-name="P3195">Moją wypowiedź chciałbym skierować w takich tezac<text:span text:style-name="T3196">h</text:span>,<text:s/><text:span text:style-name="T3197">ż</text:span>e Związek Młodzieży Wiejskiej odradzał się zawsze wtedy, kiedy upodmiotowienie wsi przestawało być podmiotem zainteresowani<text:span text:style-name="T3198">e</text:span><text:s/>władzy. Wieś potrzebna była jako<text:s/><text:span text:style-name="T3199">p</text:span>roducent przede wszystkim do produkcji mięsa, mleka i zboża<text:span text:style-name="T3200">.</text:span><text:s/>To widzenie wyznaczało politykę państwa wobec wsi i rolnictwa<text:span text:style-name="T3201">.</text:span></text:p>
      <text:p text:style-name="P3202">Związek Młodzieży Wiejskiej jest jedną organizacją kierowaną na każdym szczeblu przez działaczy społecznych, obecnie przewodzi tej organizacji po raz pierwszy również rolnik, chłop<text:span text:style-name="T3203">.</text:span><text:s/>Widzimy i wnosimy, jako młodzież sprawy ogólne, te które stoją na ogólnym,<text:s/>„dużym stole”. Upodmiotowien<text:span text:style-name="T3204">i</text:span>e<text:span text:style-name="T3205"><text:s/></text:span>wsi i gospodarki żywnościowej stawiamy jako nasze propozycje. Domagaliśmy się uznania klasy chłopskiej jako trwałego i równoprawnego podmiotu w systemie sprawowania władzy w państwie so<text:span text:style-name="T3206">cj</text:span>alistycznym, a gospodarstwa rodzinnego jako trwały element naszej gospodarki. Domagaliśmy się uznania wsi jako środowiska życia, a nie tylko wytwarzania żywności, domagaliśm<text:span text:style-name="T3207">y</text:span><text:s/>się uznania kompleksu rolno-żywnośc<text:span text:style-name="T3208">io</text:span>wego za wiodącego w gospodarce narodowej i jedyny, którego rozwój najszybciej może wyprowadzić kraj z tego kryzysu gospodarczego.</text:p>
      <text:p text:style-name="P3209">Byliśmy nie tylko za radykalnymi reformami gospodarczymi<text:span text:style-name="T3210">,</text:span><text:s/>ale sam<text:span text:style-name="T3211">i</text:span><text:s/>podejmowaliśmy próby prowadzenie działalnoś<text:span text:style-name="T3212">c</text:span>i gospodarczej<text:s/><text:span text:style-name="T3213">w</text:span><text:s/>oparciu o nowatorskie rozwiązania organizac<text:span text:style-name="T3214">yj</text:span>no- ekonomiczne, nie stosowane dotychczas w państwach socjalistycznych<text:span text:style-name="T3215">.</text:span><text:s/>Byliśmy nie tylko za przyspieszeniem procesu demokratyzacji życia publicznego Polaków, ale sami stosowaliśmy nowatorskie rozwiązania przy wyborze władz krajowych i w życiu wewnątrzorganizac<text:span text:style-name="T3216">yj</text:span>nym. Dlatego też nie ukrywamy naszej satysfakcji z dokonujących się przemian w życiu pol<text:span text:style-name="T3217">it</text:span>ycznym, a przede wszystkim państwowym Polski<text:span text:style-name="T3218">.</text:span></text:p>
      <text:p text:style-name="P3219">Wiemy jednak, dziedzicząc cały powojenny dorobek życia społeczno-politycznego, jak daleko od słów do czynów<text:span text:style-name="T3220">.</text:span><text:s/>Jak w czasie realizacji najbardziej pro-roln<text:span text:style-name="T3221">i</text:span>cze, pro-chłopskie programy były deformowane<text:s/><text:span text:style-name="T3222">i</text:span><text:s/>obrac<text:span text:style-name="T3223">a</text:span>ły się przeciw wsi<text:span text:style-name="T3224">.</text:span></text:p>
      <text:p text:style-name="P3225">Wcielanie w życie ogłoszonego programu przez rząd będzie trudn<text:span text:style-name="T3226">e</text:span><text:s/>albo wręcz niemożliwe bez gruntownej zmiany kadr na wszystkich szczeblach władzy. Zmiany kadr jest konieczna, gdyż naszym zdaniem, żeby dokonać skoku, czy też wstrząsu w gospodarce potrzebni są ludzie, którzy myślą innymi<text:span text:style-name="T3227"><text:s/></text:span>kategoriam<text:span text:style-name="T3228">i.</text:span><text:s/><text:span text:style-name="T3229">F</text:span>a<text:span text:style-name="T3230">c</text:span>howcy rozumieją sens reform potrafiący ułatwić wdrożenie ich w życie,<text:s/><text:span text:style-name="T3231">a</text:span><text:s/>nie przeszkadzać i hamować<text:span text:style-name="T3232">.</text:span></text:p>
      <text:p text:style-name="P3233">Nasz związek chce być aktywnym uczestnikiem zachodzących przemian społecznych<text:s/><text:span text:style-name="T3234">i</text:span><text:s/>politycznych, i<text:s/><text:soft-page-break/>gospodarczych<text:span text:style-name="T3235">.</text:span><text:s/>Możemy i powinniśmy otworzyć się na obszary ludzkiej aktywności, od których byliśmy dotychczas odsuwani, czy też sami się do nich nie zbliżaliśmy. Musimy zatem uczyć się czerpać z doświadczeń kościoła rzymsko-katolickiego, z doświadczeń innych ruchów religijnych oraz nieformalnych ruchów młodzieżowych<text:span text:style-name="T3236">.</text:span><text:s/>Najważniejsze to, aby nie zgubić historycznie uks<text:span text:style-name="T3237">zt</text:span>ał<text:span text:style-name="T3238">to</text:span>wanej tożsamości<text:s/><text:span text:style-name="T3239">id</text:span>eowo-programowej Związku Młodzieży Wiejskiej. N<text:span text:style-name="T3240">a</text:span><text:s/>spełnienie nadziei nie możemy oczekiwać z założonymi rękami. Wieś i chłopi wiedzą co to dobra praca. N<text:span text:style-name="T3241">iej</text:span>ednokrotn<text:span text:style-name="T3242">ie</text:span><text:s/>Polska dzięki<text:s/>te<text:span text:style-name="T3243">j</text:span><text:s/>pracy n<text:span text:style-name="T3244">i</text:span>e stoczyła s<text:span text:style-name="T3245">i</text:span>ę poza granicę egzystencji.</text:p>
      <text:p text:style-name="P3246"><text:span text:style-name="T3247">A</text:span>le mus<text:span text:style-name="T3248">i</text:span><text:s/>rosnąć świadomość mieszkańców ws<text:span text:style-name="T3249">i</text:span>, musi te<text:span text:style-name="T3250">ż<text:s/></text:span>wieś uzyskać zdolność do samodzielnego wyłaniania swojej pol<text:span text:style-name="T3251">ity</text:span>cznej i społecznej reprezenta<text:span text:style-name="T3252">cj</text:span>i. Szanowni państwo, dzisiaj jest... Myślę, że również Prezydium Zarządu Krajowego wystosowało komunikat i może<text:s/><text:span text:style-name="T3253">z</text:span><text:s/>jakimś przeczuciem, że wiele spraw dotyczących wsi zostanie pominięte w szczegółowych dyskusjac<text:span text:style-name="T3254">h</text:span>, które dotyczą ich, szczególnie pol<text:span text:style-name="T3255">it</text:span>ycznych<text:span text:style-name="T3256">.<text:s/></text:span>Pozwolę sobie również odczytać ten komunikat<text:span text:style-name="T3257">.</text:span></text:p>
      <text:p text:style-name="P3258"><text:span text:style-name="T3259">W<text:s/></text:span>istocie w myśleniu Związku Młodzieży Wiejskiej naród jest sprawą n<text:span text:style-name="T3260">aj</text:span>ważniejszą<text:span text:style-name="T3261">.</text:span><text:s/>Ciągłe debaty i dyskusje nad tym, która klasa jest nadrzędna powodują powstanie antagonizmów między nami<text:span text:style-name="T3262">.</text:span><text:s/>Skutkiem negatywnych decyzji politycznych i ekonomicznych było to, że zamiast polityki uk<text:span text:style-name="T3263">ie</text:span>runkowanej na wieś ma<text:span text:style-name="T3264">m</text:span>y wąskie ekonomiczne jej traktowanie. Wyrażamy poważne zaniepokojenie stanem cyw<text:span text:style-name="T3265">il</text:span>izacyjnym wsi. Proces degradacji w wielu obszarach nie został zahamowany, potrzebne są nowe instrumenty polityki społecznej państwa wobec wsi.<text:s/><text:span text:style-name="T3266">I</text:span>nteres narodu wynik<text:span text:style-name="T3267">aj</text:span>ący nie tylko<text:s/><text:span text:style-name="T3268">z</text:span><text:s/>kondycji ekonomicznej nie jest uświadam<text:span text:style-name="T3269">ia</text:span>ny, próbuje się go zastąpić rze<text:span text:style-name="T3270">c</text:span>znictwem posz<text:span text:style-name="T3271">cz</text:span>ególnych grup i spraw<text:span text:style-name="T3272">.</text:span></text:p>
      <text:p text:style-name="P3273">My upominamy s<text:span text:style-name="T3274">ię</text:span><text:s/>o sprawy rolnictwa w interesie ogólnonarodowym. Jeśl<text:span text:style-name="T3275">i</text:span><text:s/><text:span text:style-name="T3276">„</text:span>okrągły stół”<text:s/>my dać impulsy do weryfikacji pryncypiów ustrojowych, w istocie i roli chłopa podawać się mają kolejne zapisy, ale rzeczywiste uznanie chłopa i jego środowiska za równoprawne. Owoce, które powstają po zamknięciu obrad<text:s/>„okrągłego stołu”<text:s/>muszą służyć wsi na zasadzie równoprawności, n<text:span text:style-name="T3277">i</text:span>e zaś tak jak się to działo w warunkach nieuczciwej polityki rolnej<text:span text:style-name="T3278">.</text:span></text:p>
      <text:p text:style-name="P3279">Nie oczekujemy szczególnej polityki państwa wobec wsi i rolnictwa, minimum oczekiwań to normalność<text:span text:style-name="T3280">.</text:span><text:s/>Nie zgodzimy się z obszarem wsi widzianej wyłącznie jako wielkiego pola do produkcji mięsa,<text:s/><text:span text:style-name="T3281">m</text:span>leka i zboża<text:span text:style-name="T3282">.</text:span><text:s/>Koncepcja odhumanizowan<text:span text:style-name="T3283">ia<text:s/></text:span>fabryk żywności została odrzucona przez rozwinięte kraje<text:s/>świa<text:span text:style-name="T3284">t</text:span>a<text:span text:style-name="T3285">.</text:span><text:s/>Po to, aby nasze dzieci nie musiały żyć w owych fabrykach musimy znale<text:span text:style-name="T3286">źć</text:span><text:s/>miejsce i to nowe dla inteligencji żyjącej i pracującej na wsi. Czas skończyć z systemem inteligencji obsługującej wieś<text:s/><text:span text:style-name="T3287">z</text:span><text:s/>miasta. Utrwalił się proces wyprowadzania inteligencji z jej służebnej roli wobec klasy chłopskiej.</text:p>
      <text:p text:style-name="P3288">Nasz głos kierujemy do tych, którzy kosztem wsi uprzemysłowili kraj i do tych, któr<text:span text:style-name="T3289">z</text:span>y z wsi czerpią indywidualne wiano. Decydują się miejsca nowych sił i tych, które się reformują na mapie zjawisk społecznych i politycznych<text:span text:style-name="T3290">.</text:span></text:p>
      <text:p text:style-name="P3291">Związek stoi za uznaniem pełnego prawa do funk<text:span text:style-name="T3292">cjo</text:span>nowania w interesie narodu, uznania że odrodzenie się Niezależnego, Samorządnego Związku Rolników Indywidualnych<text:s/>„Solidarność<text:span text:style-name="T3293">”</text:span><text:s/>zaktywizuje ruch społeczno-zawodowy rolników oraz umocni reprezenta<text:span text:style-name="T3294">cj</text:span>ę chłopską w kraju<text:span text:style-name="T3295">.</text:span></text:p>
      <text:p text:style-name="P3296">Popieramy m<text:span text:style-name="T3297">ło</text:span>dzieżowe ruchy alternatywne, ruchy poszukujące nowych programów politycznych, społecznych i gospodarczych. Jesteśmy otwarci na dialog, współpracę ze wszystkimi, którzy dobro ojczyzny i narodu cenią najwyżej.</text:p>
      <text:soft-page-break/>
      <text:p text:style-name="P3298">Mówienie o Polsce, o jej wsi to także powiedzenie pełnej prawdy. Mieliśmy politykę nacisku bezprawia wobec wsi, mieliśmy wsie i rodziny chłopskie poddawane różnym metodom walki z chłopem. Brak prawdy wynikający z kompleksu władzy jest dla niej samej niekorzystn<text:span text:style-name="T3299">e</text:span>. Związek Młodzieży Wiejskiej od pierwszych dni swojego powstania upominał się o tę prawdę o wsi i o chłopach.</text:p>
      <text:p text:style-name="P3300">Dzięku<text:span text:style-name="T3301">j</text:span>ę.</text:p>
      <text:p text:style-name="P3302"><text:span text:style-name="T3303">Leszek Miller</text:span>:</text:p>
      <text:p text:style-name="P3304">Dziękuję bardzo. Proszę uprzejmie, kolega się zgłaszał.</text:p>
      <text:p text:style-name="P3305"><text:span text:style-name="T3306">Franciszek Szalkiewicz</text:span>:</text:p>
      <text:p text:style-name="P3307">Nazywam się Szalkiewicz Franciszek, reprezentuję krajowy Związek Kółek i Organizacji Rolniczych, jestem rolnikiem, gospodaruję w województwie szczecińskim.</text:p>
      <text:p text:style-name="P3308">Szanowni Państwo! W poprzednich - pierwszych wypowiedziach jeszcze - ani w wypowiedzi pana Millera, ani w wypowiedzi pana Celińskiego przy stawianiu pakietu spraw do rozpatrzenia, ani razu nie padła sprawa młodzieży rolniczej. Dopiero podniosło mnie trochę na duchu wypowiedzi pana Nuckowskiego, który przedstawiając swój pakiet problemów tutaj do rozpatrzenia przy naszym<text:s/>„stoliku”, uznał za stosowne również przedstawić problem młodzieży wi<text:span text:style-name="T3309">ejs</text:span>ki<text:span text:style-name="T3310">ej.</text:span></text:p>
      <text:p text:style-name="P3311">Dlatego też uważam, że rozpatrując problem młodzieży rolniczej, czy wiejskiej, to jest sprawa bardziej złożona, niż w środowisku miejskim. Dla przypomnienia - na wsi mieszka 41 procent naszego społeczeństwa. Z tych czterdziestu procent, znaczna liczba to jest młodzież i to niekoniecznie młodzież, która musi pracować w rolnictwie. Dlatego mówię, że tym bardziej jest to problem złożony<text:span text:style-name="T3312">.</text:span></text:p>
      <text:p text:style-name="P3313">Ja może bardziej zajmę się tą młodzieżą, która bezpośrednio pracuje w rolnictwie, bądź też w niedługim czasie przejmie gospodarstwa.</text:p>
      <text:p text:style-name="P3314">Jak już wspomniałem - chociaż o tym mówią także przy innych<text:s/>„stolikach”<text:s/>- nie można tej sprawy rozpatrywać w oderwaniu od uwarunkowali gospodarczych, politycznych, jak również w kondycji ekonomicznej wsi polskiej. Truizmem będzie również powtarzanie, że problem wyżywienia narodu jest sprawą nadrzędną. Chyba państwo się ze mną zgodzicie.</text:p>
      <text:p text:style-name="P3315">Jedną ze spraw, która przeszkadz<text:span text:style-name="T3316">a</text:span><text:s/>rozwiązać ten problem do końca, jest odpływ młodzieży ze wsi, a co za tym idzie powstawanie zapasów ziemi tak zwanej niechcianej, inaczej mówiąc - nieproduktywnej. Dlatego też należałoby podjąć działania, nie tylko w sferze ekonomiczn<text:span text:style-name="T3317">ej</text:span>, ale również i socjalnej, aby ten zawód rolnika uatrakcyjnić, a tym samym zachęcić młodych ludzi do pozostawania na wsi, do pozostawania w rolnictwie.</text:p>
      <text:p text:style-name="P3318">Kilka może takich propozycji, czy postulatów. Dlatego też uważam, że należałoby w pierwszej kolejności przyznać priorytet dla młodych rolników i to w każdej dziedzinie, między innymi: w kredytowaniu dla młodych rolników, nie tylko pierwszeństwo w dost<text:span text:style-name="T3319">ę</text:span>pie do kredytów, ale również w stopie oprocentowania danego kredytu, pierwszeństwo w zakupie ziemi, pierwszeństwo w usprzętowieniu gospodarstwa, jak również pierwszeństwo w zabezpieczeniu w materiały budowlane. To jest tylko kilka takich bezpośrednio ze sfery materialnej i ekonomiczn<text:span text:style-name="T3320">ej.</text:span></text:p>
      <text:p text:style-name="P3321">Szanownych Państwa chciałbym również przekonać i uświadomić, że wieś<text:s/><text:span text:style-name="T3322">i</text:span><text:s/>gospodarstwo dla ludzi żyjących na wsi nie jest tylko warsztatem pracy. Jest również miejscem jego życia. Nie jest to taka sytuacja jak w mieście, że młody człowiek o godzinie trzeciej zostawia wszystkie swoje kłopoty zawodowe za bramą.<text:s/><text:soft-page-break/>Dlatego też chciałbym państwu uzmysłowić, że jest to również jego miejsce pracy i z tym się również wiąże stworzenie odpowiednich warunków socjalnych. Chociaż należy przyznać, że gros spraw związanych z całą infrastrukturą, czy to socjalną, czy kulturalną, czy oświatową przecież jest robiona w czynach społecznych. Nie neguję tego, że czyny społeczne są niepotrzebne. Są, ale nie możemy pozostawiać tych spraw tylko czynom społecznym.</text:p>
      <text:p text:style-name="P3323">Dlatego też chciałbym również powiedzieć, że właśnie z inicjatywy Rady Głównej naszego Związku weszła w życie uchwała Rady Ministrów numer 47/84 dotycząca kształtowania warunków życia na wsi. I mimo dokonanego postępu na wsi, nadal istnieją trudne warunki infrastruktury społecznej. Dalece one odbiegają od potrzeb i oczekiwań społeczności wiejskiej. Sytuacja ta rodzi wiele negat<text:span text:style-name="T3324">y</text:span>wn<text:span text:style-name="T3325">y</text:span>ch zjawisk, takich jak między innymi ucieczka młodzieży do miast, feminiza<text:span text:style-name="T3326">cj</text:span>a zawodu rolnika, brak następców i tym podobne.<text:s/><text:span text:style-name="T3327">S</text:span>tąd też poprawa warunków pracy i bytu na wsi nabiera szczególnego znaczenia.</text:p>
      <text:p text:style-name="P3328">Krajowy Związek dawa<text:span text:style-name="T3329">ł</text:span><text:s/>wielokrotnie wyraz stanowisku, że zwiększenie poziomu produkcji rolniczej i popra<text:span text:style-name="T3330">w</text:span>a wyżywienia narodu, nie są możliwe bez poprawy warunków so<text:span text:style-name="T3331">cj</text:span>alno-bytowych na wsi. P<text:span text:style-name="T3332">os</text:span>tępowi w sferze gospodarczej muszą towarzyszyć szybsze przemiany w zakresie poprawy warunków życia i pracy rodziny wiejskiej. Stanowi to niezbędny warunek dla zatrzymania w rolnictwie młodych, wykształconych rolników oraz zabezpieczenie ich możliwości realizacji oczekiwań i potrzeb w zakresie dostępu do dóbr cywilizac<text:span text:style-name="T3333">yj</text:span>nych.</text:p>
      <text:p text:style-name="P3334">Mówię to wszystko dlatego, że chciałbym podkreślić, że sprawa poprawy warunków życia, pracy, warunków kulturalnych i socjalnych młodzieży rolniczej winna stanowić jeden z tematów, w którym nasz zespół, nasz podzespół zająłby się na jednym z najbliższych swoich posiedzeń.</text:p>
      <text:p text:style-name="P3335">Dziękuję bardzo.</text:p>
      <text:p text:style-name="P3336"><text:span text:style-name="T3337">Leszek Miller</text:span>:</text:p>
      <text:p text:style-name="P3338">Dziękuję bardzo<text:span text:style-name="T3339">.</text:span></text:p>
      <text:p text:style-name="P3340"><text:span text:style-name="T3341">Andrzej Polok</text:span>:</text:p>
      <text:p text:style-name="P3342">Andrzej Polok, reprezentuję Ogólnopolskie Porozumienie Związków Zawodowych, na co dzień przewodniczący Zakładowej Organizacji Związkowej w Fabryce Samochodów Małolitrażowych w Zakładzie numer 2 w Tychach. Zakład 7,5 tysięczny, średnia wieku poniżej 50 lat, mieszkam też w mieście Tychy, prawie 200 tysięczne miasto, o średni<text:span text:style-name="T3343">ej</text:span><text:s/>wieku też poniżej 50 lat. Tyle na początek.</text:p>
      <text:p text:style-name="P3344">Chciałem podziękować, że inicjatywa zgłoszona przez kolegę Alfreda Miodowicza w jego wystąpieniu na<text:s/>„okrągłym stole”, że brakuje przy tym stole przedstawicieli młodego pokolenia. Inicjatywa została przyjęta, i że akurat mamy okazję je dzisiaj tutaj reprezentować.</text:p>
      <text:p text:style-name="P3345">Nie będę odczytywał stanowiska OPZZ-tu, ponieważ zostało ono podjęte na III Zgromadzeniu w Łodzi, niemniej jednak życie biegnie naprzód, chciałbym - no - poniekąd zacząć od zadania pytania retorycznego, ale na które musimy sobie wspólnie odpowiedzieć - jak długo i w jakim zakresie mamy być społeczeństwem i państwem zabawiającym się w rebeliantów i policjantów? Dlaczego od tego zacząłem? Ponieważ uważam, że to nie Polska ma ratować młodych. Chcę odwrócić filozofię myślenia - to młodzi mają uratować Polskę. Stąd też pozwólcie, że nie b<text:span text:style-name="T3346">ę</text:span>dę charakteryzował stosunku młodych do rzeczywistości i jego stosunku do rzeczy, do tego jaka jest Polska - uważam, że są to rozważania intelektualne, za nieważne uważam też kto i w jakim zakresie<text:s/><text:span text:style-name="T3347">za</text:span>winił, bo to na pewno jest ważne, ale dla historyków, przynajmniej ja<text:s/><text:soft-page-break/>tak uważam, natomiast musimy się wspólnie zastanowić i próbować analizować swój tok rozumowania w jaki sposób odwrócić młodzież do przodu, a nie do tyłu.</text:p>
      <text:p text:style-name="P3348">Punktem odniesienia nie może być w tych rozważaniach Polska przedw<text:span text:style-name="T3349">oj</text:span>enna, czy powojenna, czy też Polska stanu aktualnego, ale Polska stanu wysoce cywilizowanego. Stąd też uważam, że powinniśmy odwrócić filozofię podziałów wiekowych, podziałów interesów - młodych - starych, zorganizowanych,<text:s/>niezorganizowanych, wierzących, czy niewierzących. Chcę stworzyć filozofię - bijemy się o całe życie, a nie o jego wycinek, o godne życie, ale w którym jest miejsce także dla młodych. I taka filozofia - chcę powiedzieć - wcale nie wiąże się z wiekiem, a wiąże się z postawami, ze zdolnością do kształtowania życia w kategoriach umożliwiających<text:s/>o<text:span text:style-name="T3350">d<text:s/></text:span>pacyfikowanie<text:s/>naszego życia, przejścia do modelu Polski cywilizowan<text:span text:style-name="T3351">ej</text:span><text:s/>przez odblokowanie struktur gospodarczych, ale także odblokowanie struktur społeczno-politycznych.</text:p>
      <text:p text:style-name="P3352">Nie chcę się tu kusić na odpowiedź na przedstawianie własnej recepty ponieważ uważam, że musimy zrobić to razem, wspólnie. Stąd akceptuję tutaj propozycje sejmiku, kongresu - nie ważne jak<text:s/>to zwał, ważne jest to, żeby ten zespół, czy sejmik, czy kongres pracował w oparciu o rzetelny, kompleksowy raport dotyczący młodzieży. Te raporty są, niemniej jednak życie biegnie na przód. Na pewno trzeba będzie zweryfikować, uwzględnić w nim zachodzące zmiany społeczno-gospodarcze i zmiany społeczno-polityczne, stąd, myślę, że pr<text:span text:style-name="T3353">zeds</text:span>tawianie w<text:span text:style-name="T3354">ła</text:span>snych wycinków problemów dotyczących poszczególnych grup kategorii młodzieży - nie chcę powiedzieć, że mija się z celem, bo to po prostu bardzo ważne, natomiast musimy szukać wspólnego mianownika.</text:p>
      <text:p text:style-name="P3355"><text:span text:style-name="T3356">P</text:span>onieważ tak jak to już tutaj zostało powiedziane w Polsce mieszka, pracuje w kategoriach od 18 do 24 lat prawie 50 procent społeczeństwa, to jest prawie połowa Polski, stąd jest to pokolenie, dla którego nie można robić łaski. Natomiast nikt tych problemów nie rozwiąże za nas. Dlatego też chcę w imieniu OPZZ-tu zaprosić wszystkie reprezentowane tutaj środowiska, chcę przy okazji z tego miejsca zwrócić się do tych, których tu nie ma o opracowanie takiego raportu, wspólnego raportu, z uwzględnieniem dotychczasowych badań instytutu powołanego w tym celu, z udziałem środowisk niezależnych, Wójcika,<text:s/><text:span text:style-name="T3357">G</text:span>ilejki i innych. I na podstawie tego raportu rozpracowywać problemy, ale w kategoriach globalnych - tych, których powiedziałem na wstępie - czyli to nie Polska ma ratować młodych, ale to młodzi m<text:span text:style-name="T3358">aj</text:span>ą uratować Polsk<text:span text:style-name="T3359">ę</text:span>.</text:p>
      <text:p text:style-name="P3360">Na tym etapie myślę, że tyle. Dziękuję.</text:p>
      <text:p text:style-name="P3361"><text:span text:style-name="T3362">Leszek Miller</text:span>:</text:p>
      <text:p text:style-name="P3363">Dziękuję, proszę uprzejmie.</text:p>
      <text:p text:style-name="P3364"><text:span text:style-name="T3365">Anita Matczak</text:span>:</text:p>
      <text:p text:style-name="P3366">Nazywam się Anita Matczak, jestem uczennicą liceum, a zarazem przedstawicielem Rady Harcerzy Starszych w Związku Harcerstwa Polskiego. Byłam pełna obaw na początku naszego spotkania, czy rozbieżność w poglądach będzie, aż tak duża,<text:s/><text:span text:style-name="T3367">ż</text:span>e będziemy się mogli po prostu dogadać. Ale po wprowadzających referatach mam wiele optymizmu. Z zadowoleniem bardzo przyjęłam informację na podmiotowość, samorządność w poglądach młodzieży w szkołach. Wspólnie powinniśmy o tym mówić, doprowadzać do zmian w oświacie, a zarazem zmiany te powinny być przy pełnym zrozumieniu władz oświatowych.</text:p>
      <text:p text:style-name="P3368"><text:span text:style-name="T3369">T</text:span>o my - harcerze na VI Ogólnopolski<text:span text:style-name="T3370">ej</text:span><text:s/>Zbiórce Przedstawicieli Harcerstwa Starszego, jako uczniowie szkół średnich, reprezentujących całą młodzież - postawiliśmy sobie trzy zadania. Pierwszym zadaniem<text:s/><text:soft-page-break/>było zorganizowanie sejmiku uczniowskiego, który odbył się w Oleśnicy w 1986 roku, i którego efektem był przytoczony już tutaj raport subiektywny o kondycji ucznia.</text:p>
      <text:p text:style-name="P3371">Drug<text:span text:style-name="T3372">i</text:span>m zadaniem, postawionym sobie przez nas było znowelizowanie kodeksu ucznia<text:span text:style-name="T3373">.</text:span><text:s/>Na sejmiku w Oleśnicy opracowaliśmy w szerokim uczniowskim gronie pr<text:span text:style-name="T3374">oj</text:span>ekt, który ogłoszony przez Ministra, a którego końcowy efekt niezbyt nas satysfak<text:span text:style-name="T3375">cj</text:span>onuje.</text:p>
      <text:p text:style-name="P3376">Trzecie zadanie postawione sobie przez nas na zbiórce ogólnopolskiej doprowadziło do powstania Komisji Rzecznictwa Praw Ucznia. Komisja ta ma być gwarantem samorządności, podmiotowości i przestrzegania kodeksu ucznia.</text:p>
      <text:p text:style-name="P3377">Cieszę się bardzo, że na tej sali siedzi dwóch przewodniczących tej Komisji i siedzą oni po dwóch różnych stronach tego stołu<text:span text:style-name="T3378">.</text:span><text:s/>Widać, że m<text:span text:style-name="T3379">ł</text:span>odzież potrafi się dogadać i potrafi mieć swoje wspólne cele.</text:p>
      <text:p text:style-name="P3380">Dziękuję.</text:p>
      <text:p text:style-name="P3381"><text:span text:style-name="T3382">Leszek Miller</text:span>:</text:p>
      <text:p text:style-name="P3383">Dziękuję. Nie widzę dalszych zgłoszeń, wobec tego rozumiem, że<text:s/>możemy zmierzać do końca naszej dzisiejszej sesji. Ja serdecznie dziękuję druhnie, i myślę, że mówię to w imieniu również pana Celińskiego, że była skłonna zaliczyć nas do przedstawicieli, do reprezentantów młodzieży, ale mówiąc szczerze ja na tej sali raczej traktuję się jako młodzież z zawodu - tak bym to nazwał. Niemniej jednak - nie ukrywam - że było mi to bardzo przyjemnie usłyszeć.</text:p>
      <text:p text:style-name="P3384">Szanowni Państwo, sądzę że początek naszej pracy jest początkiem ze wszech miar początkiem pożytecznym<text:span text:style-name="T3385">,</text:span><text:s/>naszemu dzisiejszemu spotkaniu towarzyszy i normalny ton, a podkreślam to dlatego, iż są rzeczy, o których najpierw mówi się szeptem, potem krzyczy, aby wreszcie przejść do normalnego tonu - i to jest - na szczęście - czas mówienia tonem normalnym, a także nastąpiło w wymianie poglądów wiele elementów wspólnych, a więc takich które są dowodem na łączność, na możliwość zrozumienia wzajemnych racji, nie zaś dowodem na ekscytowanie się istniejącymi podziałami, które są faktem.</text:p>
      <text:p text:style-name="P3386">Pozwolę sobie wobec tego króciutko te elementy wspólne wymienić, aby podbudować niejako ducha naszego spotkania. Otóż wszyscy doszliśmy do wniosku, że nie jesteśmy zainteresowani utrwalaniem stanu istni<text:span text:style-name="T3387">ej</text:span>ącego, utrwalaniem status quo. Wręcz przeciwnie, że chcemy rzecz<text:span text:style-name="T3388">yw</text:span>istość nie tylko opisywać, a ją przede wszystkim zmieniać, przeobrażać, odrzucać to wszystko co się nie sprawdza, co ciągnie nas w tył jako kraj i szukać nowych skuteczni<text:span text:style-name="T3389">ejs</text:span>zych rozwiązań w każdej dziedzinie naszego życia<text:span text:style-name="T3390">.</text:span></text:p>
      <text:p text:style-name="P3391">Po drugie, że nie reprezentujemy wszystkich środowisk młodzieży, ani całego społeczeństwa i nie mamy monopolistycznych pozycji. Więcej - rozumiem, że jesteśmy za zniesieniem wszystkich monopoli i nie tworzeniem na ich miejsce żadnych nowych monopoli.</text:p>
      <text:p text:style-name="P3392">Po trzecie - że jesteśmy skłonni - nie zapominając nauczek przeszłości - koncentrować się głównie na przyszłości i że ocena<text:s/>przeszłości, ocena w sensie jednakowej oceny nie jest warunkiem wstępnym dyskutowania o przyszłości, a także prób szkicowania naszego miejsca i rozwiązań przyszłościowych.</text:p>
      <text:p text:style-name="P3393"><text:span text:style-name="T3394">P</text:span>o czwarte - że jesteśmy skłonni potępiać ws<text:span text:style-name="T3395">z</text:span>elk<text:span text:style-name="T3396">ą</text:span><text:s/>arogancję i zwłaszcza różnego rodzaju przejawy głoszenia jedynie słusznych monologów i prawd objawionych. Jesteśmy otwarci na argumenty i intencje wszystkich, którzy w dialogu chcą uczestniczyć.</text:p>
      <text:p text:style-name="P3397">Że wreszcie potwierdzamy prawo do swobodnego zrzeszania się, zgodnego z oczekiwaniami, że sądzimy, że jest to<text:s/>bard<text:span text:style-name="T3398">zo</text:span><text:s/>ważny aspekt na drodze przechodzenia od upaństwowienia społeczeństwa do<text:s/><text:soft-page-break/>uspołeczniania państwa i budowania społeczeństwa obywatelskiego. Zgodnie bowiem z tym co pan Celiński zechcia<text:span text:style-name="T3399">ł</text:span><text:s/>powiedzieć podzielam pogląd, iż otwieranie się nowych pól aktywności, wycofywaniem się państwa z tych pól powinno zaowocować mnożeniem si<text:span text:style-name="T3400">ę</text:span><text:s/>różnych inicjatyw obywatelskich, które są szansą na wzrost pożytecznej aktywności społecznej.</text:p>
      <text:p text:style-name="P3401">Mógłbym pewnie jeszcze strać si<text:span text:style-name="T3402">ę</text:span><text:s/>mnożyć nasze wspólne spojrzenia, ale i ten rejestr jest wystarczającym dowodem na konstruktywizm naszej dyskusji. Rzecz jasna nie chodzi o to byśmy byli we wszystkim jednomyślni. Przepraszam za pewną fr<text:span text:style-name="T3403">yw</text:span>olność, ale tak naprawdę prawdziwa jednomyślność jest tylko na cmentarzu. Wśród ludzi żywych ona nie występuje. I też nie ma potrzeby, żebyśmy sobie cały czas z takim miłosnym oddaniem patrzyli sobie w oczy, choć obecność kilku kobiet mogłaby to usprawiedliwiać, natomiast chodzi, żebyśmy patrzyli w jednym kierunku. Tym kierunkiem jest pomyślność Polski, są przekształcenia naszego kraju, aby zajął on należne mu miejsce na arenie świata<text:span text:style-name="T3404">.</text:span></text:p>
      <text:p text:style-name="P3405">Proponuję, żebyśmy również przyjęli, aby wszystkie postulaty, które zostały przez stronę, które pan Celiński reprezentuje, natury szczegółowej i te ogólne, żeby stały się przedmiotem szczegółowej analizy ze strony, którą ja reprezentuję, aby jak najszybciej można było się do nich ustosunkować. Prosiłbym zresztą o to samo, żeby państwo nasze sugestie, propozycje, postulaty, uwagi stały się również przedmiotem takich dociekań<text:span text:style-name="T3406">.</text:span></text:p>
      <text:p text:style-name="P3407">No, w tej chwili rzecz jasna nie jesteśmy w stanie ustosunkować się do wielu kwestii, ale z całą powagą traktujemy - no - te, które na przykład dotyczyły służby wojskowej, służby zastępczej. Te kwestie wymagają konsultacji ze specjalistami, których tutaj w naszym gronie nie ma, jak również bardzo poważne fakty, które dotyczyły wypadków, jak to Pani określiła - pobicia zatrzymanych przez organa milicji obywatelski<text:span text:style-name="T3408">ej.</text:span></text:p>
      <text:p text:style-name="P3409">Pragnę z całą odpowiedzialn<text:span text:style-name="T3410">oś</text:span>cią powiedzieć, że jeżeli takie przypadki miały miejsce rzeczywiście, to jest to niewątpliwie przejaw pa<text:span text:style-name="T3411">to</text:span>logii,<text:s/><text:span text:style-name="T3412">k</text:span>tóra występuje. Proponuję, żeby Pani zechciała nam dostarczyć wykaz wszystkich takich faktów, szczegółowych, bo tylko wtedy możemy starać się je dokładnie wyjaśnić. Przedstawimy również te wypadki szczegółowe, o których Pani dzisiaj mówiły do wyjaśnienia, bo to są konkretne fakty i postaramy si<text:span text:style-name="T3413">ę</text:span><text:s/>przy najbliższej okazji w tej sprawie przedstawić opinie, ocz<text:span text:style-name="T3414">yw</text:span>iście przedstawiając również opinie, drugiej strony - w myśl starej, dobrej, rzymskiej zasady, że sprawa musi być obejrzana z różnych stron. Jest to warunek obiektywizmu, ale w ten sposób poszerzymy zasób wiedzy na ten temat.</text:p>
      <text:p text:style-name="P3415">Chciałbym również prosić pana Nuckowskiego, aby na najbliższym spotkaniu przygotował wykaz krajów demokratycznych, w których jest urząd do spraw młodzieży, a z tego wiem, że w wielu krajach europejskich i świata takie urzędy zostały powołane. Odniosłem wrażenie, że nie wszyscy w tej sprawie są dokładnie poinformowani, a może to będzie pożyteczne.</text:p>
      <text:p text:style-name="P3416">Na zakończenie, proponowałbym aby pod przewodnictwem sekretarzy naszego zespołu rozpoczął dzisiaj pracę niewielki zespół, który zajmie się rejestracją zgłoszonych spraw i przedstawiłby coś w rodzaju propozycji dotyczącego porządku dziennego<text:s/><text:span text:style-name="T3417">i</text:span><text:s/>zakresu tematycznego naszych najbliższych posiedzeń. Oczywiście jeśli sesja plenarna wyrazi aprobatę dla takiego rozwiązania.</text:p>
      <text:p text:style-name="P3418">Proponowa<text:span text:style-name="T3419">łbym</text:span><text:s/>również, żeby temu niewielkiemu zespołowi oddać wszystkie kwestie, które są związane z organizacją następneg<text:span text:style-name="T3420">o<text:s/></text:span>posiedzenia, to znaczy wyborem dnia, choć chcę tutaj od razu poinformować, że wybór dnia jest nie tylko uzależniony gotowością merytoryczną podjęcia problemu, ale<text:s/><text:soft-page-break/>kwestiami natury organizac<text:span text:style-name="T3421">yj</text:span>n<text:span text:style-name="T3422">ej<text:s/></text:span>i technicznej, i żeby o terminie następnego spotkania współprzewodniczący stron, już na własną rękę zechcieli poinformować swoje koleżanki i swoich kolegów.</text:p>
      <text:p text:style-name="P3423">Chciałbym również podkreślić, że w tych kwestiach, w których wypowiadałem się na temat różnych inspiracji dotyczących kształtowania polityki młodzieżow<text:span text:style-name="T3424">ej</text:span>, wymieniając tutaj tylko Pol<text:span text:style-name="T3425">s</text:span>ką Zjednoczoną Parti<text:span text:style-name="T3426">ą</text:span><text:s/>Robotniczą, miałem również na myśli choć przyznaje się z skruchą, że to nie zabrzmiało<text:s/><text:span text:style-name="T3427">j</text:span>ak powinno<text:s/><text:span text:style-name="T3428">-</text:span><text:s/>wielkie w tej sprawie dokonania i współudział naszych s<text:span text:style-name="T3429">oj</text:span>uszniczych partii - mam na myśli Zjednoczone Stronnictwo Ludowe, Stronnictwo Demokratyczne, ale sądzę, że w odpowiednich momentach taka szczegółowa informacja<text:s/><text:span text:style-name="T3430">w</text:span><text:s/>tej sprawie zostanie, czy będzie okazja żeby ją przedstawić<text:span text:style-name="T3431">.</text:span></text:p>
      <text:p text:style-name="P3432">Ja miałbym ze swej strony tyle i chciałem się zapytać czy są jakieś inne propozycje, czy kwestie wymagające rozważań w tej chwil<text:span text:style-name="T3433">i.</text:span></text:p>
      <text:p text:style-name="P3434"><text:span text:style-name="T3435">Andrzej Celiński</text:span>:</text:p>
      <text:p text:style-name="P3436">Zacznę od tego, że bardzo się ucieszyłem z rzeczy właściwie już teraz oczywistej, że wz<text:span text:style-name="T3437">o</text:span>ry krajów demokratycznych w poszukiwaniu rozwiązań organizac<text:span text:style-name="T3438">yj</text:span>nych są wzorami dobrymi. Ja dziękuję wszystkim, naprawd<text:span text:style-name="T3439">ę</text:span><text:s/>wszystkim za udział w tym dzisiejszym pierwszym naszym spotkaniu.</text:p>
      <text:p text:style-name="P3440">Myślę, że ważne jest, aby tam gdzie można znaleźć płaszczyzn<text:span text:style-name="T3441">y</text:span><text:s/>styku rozmaitych stron, ni<text:span text:style-name="T3442">c</text:span><text:s/>unikać tego. Ważne jest też, aby nie czynić tego rezygnując ze swojej tożsamości. Musimy jak źrenicy oka strzec tych swoich odrębności w imi<text:span text:style-name="T3443">ę</text:span><text:s/>pluralizmu i szukać płaszczyzn dialogu, tam gdzie chcemy, i tam gdzie uważamy, że dla tego kraju jest to z korzyścią.</text:p>
      <text:p text:style-name="P3444">Zgadzam si<text:span text:style-name="T3445">ę</text:span><text:s/>z panem przewodniczącym, że przeszłością zajmować si<text:span text:style-name="T3446">ę</text:span><text:s/>nie musimy. Istotnie t<text:span text:style-name="T3447">ę</text:span><text:s/>sprawę zostawmy kombatantom i<text:s/><text:span text:style-name="T3448">c</text:span>ałą energię skierujmy na przyszłość, ale także na t<text:span text:style-name="T3449">ę</text:span><text:s/>najbliższą, nie tylko jakieś dalekie plany, docelowe, ale także starajmy się powiedzieć sobie co jest doraźnie - teraz do załatwienia. Bądźmy na tyle szczerzy, by powiedzieć sobie, co teraz do załatwienia jest, ale wobec tego próbujmy budować kalendarz spraw, które będziemy załatwiać we właściwych miejscach.</text:p>
      <text:p text:style-name="P3450">Wracam do stwierdzenia pana przewodniczącego o rezygnacji z obrony status quo. To jest bardzo dobra deklaracja. Odczytujemy ją zapewne bardzo podobnie - jako wolę uspołecznienia państwa. To już zostało powiedziane z drugiej strony. To jest bardzo ważne, jako wolę dopuszczenia różnorodności stowarzyszeń i odejścia od monopolistycznego wzorca organizacji społeczeństwa, tego młodego.</text:p>
      <text:p text:style-name="P3451">Ja myślę, że te obustronne intencje są bardzo dobrym początkiem rozmowy, która wcale dalej nie będzie łatwa, ale te intencje dają szanse. Ja oczywiście zgadzam się z panem sekretarzem w sprawie tego powołania takiego małego zespołu roboczego, który przygotowałby następne nasze spotkanie.<text:s/><text:span text:style-name="T3452">W</text:span><text:s/>naszym j<text:span text:style-name="T3453">ę</text:span>zyku mówi się, że nie ma sensu tłuc piany wtedy kiedy nie widać możliwości postępu. Istotnie trzeba teraz wziąć te wszystkie wypowiedzi, które z jednej i z drugiej strony padały, i trzeba spróbować na nowo opracować katalog spraw. Zapewne posługując się takimi kryteriami, w których będą sprawy, co do których jest jasność, że stanowią one przedmiot sporu między nami, jednocześnie dają szansę rozwiązań konkluzywnych decyzji. Obok zapewne znajdą się sprawy, które na pierwszy rzut oka będą dawały pewność, że konkluzywnych rozwiązań być nie może, a wobec tego może warto pomyśleć, żeby te sprawy traktować odrębnie i poszukiwać na przykład jakiś deklaracji intencji, jeśli nie można rozwiązać tego konkluzywnie doraźnie.</text:p>
      <text:p text:style-name="P3454"><text:span text:style-name="T3455">W</text:span><text:s/>końcu zapewne znajdą się sprawy bardzo ważne dla środowisk młodych<text:s/><text:span text:style-name="T3456">P</text:span>olaków, które nie są ani<text:s/><text:soft-page-break/>konkluzywne, ani nie poddają się procedurze deklarowania intencji, a mówimy o nich, bo nie było - z jednej i z drugiej strony - miejsca wzajemnie ich powiedzieć. Zostawmy te sprawy na boku. Niech one zostaną powiedziane, niech one zostaną wyeksponowane i nie zajmujmy się rzeczami, które nie są właściwością tego<text:s/>„stolika”, to znaczy, które nie mogą zostać tu załatwione.</text:p>
      <text:p text:style-name="P3457"><text:span text:style-name="T3458">I</text:span><text:s/>na koniec - sądzę, że trzeba będzie, aby ten roboczy zespół sekretarzy, którzy opracują porządek naszego następnego spotkania, zastanowił się nad tym czy do pewnych spraw przyjętych w katalogu rzeczy do rozwiązania nie należałoby tylko jakby zmienić układ tych<text:s/>„stolików”. Idzie mi po prostu o to - o czym wspomniał pan przewodniczący - trochę tak przechodząc nad tym - zapewne padnie pytanie o kompetencje - nie merytoryczne, bo w tych sprawach sądzę to pytanie byłoby tutaj niewłaściwe, ale pytanie<text:s/>o kompetencje decyzyjne, o gestie. I zapewne - być może w porozumieniu z naszymi zwierzchnikami od<text:s/><text:span text:style-name="T3459">„</text:span>okrągłego stołu”<text:s/>znajdziemy jakieś wyjście proceduralne i merytoryczne, aby nasza rozmowa nie była tłuczeniem piany, aby tam gdzie można nosiła cechy konkluz<text:span text:style-name="T3460">yw</text:span>nośc<text:span text:style-name="T3461">i.</text:span></text:p>
      <text:p text:style-name="P3462">Jeszcze raz chciałbym bardzo serdecznie wszystkim Państwu podziękować za dzisiejszy dzień<text:span text:style-name="T3463">.</text:span></text:p>
      <text:p text:style-name="P3464"><text:span text:style-name="T3465">Leszek Miller</text:span>:</text:p>
      <text:p text:style-name="P3466">Dziękuję uprzejmie. Czy jeszcze są kwestie, które wymagałyby rozważenia? Wobec tego ja również serdecznie dziękuję wszystkim, którzy dzisiaj wnieśli tak wiele cennych uwag<text:span text:style-name="T3467">.</text:span><text:s/>Dziękuję za przybycie, za poważną pracę, która została wykonana i pozostaje mi tylko ogłoszenie przyjemnego komunikatu, iż za chwilę gospodarze obiektu zapraszają nas na obiad, choć tu się zawahałem przed użyciem słowa<text:s/>„przyjemnego komunikatu”, bo nie wiem czy menu i zawartość będzie przyjemna, ale proponuję byśmy podjęli to ryzyko<text:span text:style-name="T3468">.</text:span><text:s/>Dziękuję uprz<text:span text:style-name="T3469">ej</text:span>m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5:00Z</meta:creation-date>
    <dc:date>2023-10-30T19:25:00Z</dc:date>
    <meta:template xlink:href="Normal.dotm" xlink:type="simple"/>
    <meta:editing-cycles>2</meta:editing-cycles>
    <meta:editing-duration>PT0S</meta:editing-duration>
    <meta:document-statistic meta:page-count="45" meta:paragraph-count="300" meta:word-count="21507" meta:character-count="150255" meta:row-count="1075" meta:non-whitespace-character-count="129048"/>
  </office:meta>
</office:document-meta>
</file>